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36.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fo:color="#0000ff"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fo:color="#0000ff"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bold" fo:font-family="Cambria" style:font-family-asian="Cambria" style:font-family-complex="Cambria" fo:background-color="transparent" style:use-window-font-color="true"/>
    </style:style>
    <style:style style:name="T13" style:family="text">
      <style:text-properties fo:font-size="11.00pt" fo:font-weight="normal" fo:font-family="Calibri" style:font-family-asian="Calibri" style:font-family-complex="Calibri" fo:background-color="transparent" fo:color="#3333ff"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fo:color="#ffff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fo:color="#ffffff"/>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fo:color="#ffffff"/>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fo:color="#ffff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9.00pt" fo:font-weight="normal" fo:font-family="Calibri" style:font-family-asian="Calibri" style:font-family-complex="Calibri" fo:background-color="transparent" style:use-window-font-color="true"/>
    </style:style>
    <style:style style:name="T24" style:family="text">
      <style:text-properties fo:font-size="9.00pt" fo:font-weight="bold" fo:font-family="Calibri" style:font-family-asian="Calibri" style:font-family-complex="Calibri" fo:background-color="transparent" style:use-window-font-color="true" fo:font-style="italic"/>
    </style:style>
    <style:style style:name="T25" style:family="text">
      <style:text-properties fo:font-size="9.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fo:font-family="Cambria" style:font-family-asian="Cambria" style:font-family-complex="Cambria"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7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8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9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9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0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0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0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5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7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7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7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9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1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0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0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5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6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7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7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7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8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8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8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9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9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29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0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0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0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2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2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3" style:family="text">
      <style:text-properties fo:font-size="11.00pt" fo:font-weight="normal" fo:font-family="Calibri" style:font-family-asian="Calibri" style:font-family-complex="Calibri" fo:background-color="transparent" style:use-window-font-color="true"/>
    </style:style>
    <style:style style:name="T3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4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6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6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7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7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8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8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8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9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9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39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0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0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0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1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3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text:display="none"/>
    </style:style>
    <style:style style:name="T4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4.00pt" fo:font-weight="bold" fo:font-family="Cambria" style:font-family-asian="Cambria" style:font-family-complex="Cambria" fo:background-color="transparent" style:use-window-font-color="true"/>
    </style:style>
    <style:style style:name="T446" style:family="text">
      <style:text-properties fo:font-size="11.00pt" fo:font-weight="normal" fo:font-family="Calibri" style:font-family-asian="Calibri" style:font-family-complex="Calibri" fo:background-color="transparent" fo:color="#3333ff" fo:font-style="italic"/>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0.00pt" fo:font-weight="bold" fo:font-family="Calibri" style:font-family-asian="Calibri" style:font-family-complex="Calibri" fo:background-color="transparent" style:use-window-font-color="true"/>
    </style:style>
    <style:style style:name="T449" style:family="text">
      <style:text-properties fo:font-size="10.00pt" fo:font-weight="bold" fo:font-family="Calibri" style:font-family-asian="Calibri" style:font-family-complex="Calibri" fo:background-color="transparent" style:use-window-font-color="true" fo:font-style="italic"/>
    </style:style>
    <style:style style:name="T450" style:family="text">
      <style:text-properties fo:font-size="10.00pt" fo:font-weight="bold" fo:font-family="Calibri" style:font-family-asian="Calibri" style:font-family-complex="Calibri" fo:background-color="transparent" style:use-window-font-color="true"/>
    </style:style>
    <style:style style:name="T451" style:family="text">
      <style:text-properties fo:font-size="13.00pt" fo:font-weight="bold" fo:font-family="Cambria" style:font-family-asian="Cambria" style:font-family-complex="Cambria" fo:background-color="transparent" style:use-window-font-color="true"/>
    </style:style>
    <style:style style:name="T452" style:family="text">
      <style:text-properties fo:font-size="11.00pt" fo:font-weight="normal" fo:font-family="Calibri" style:font-family-asian="Calibri" style:font-family-complex="Calibri" fo:background-color="transparent" fo:color="#3333ff" fo:font-style="italic"/>
    </style:style>
    <style:style style:name="T453" style:family="text">
      <style:text-properties fo:font-size="13.00pt" fo:font-weight="bold" fo:font-family="Cambria" style:font-family-asian="Cambria" style:font-family-complex="Cambria" fo:background-color="transparent" style:use-window-font-color="true"/>
    </style:style>
    <style:style style:name="T454" style:family="text">
      <style:text-properties fo:font-size="11.00pt" fo:font-weight="normal" fo:font-family="Calibri" style:font-family-asian="Calibri" style:font-family-complex="Calibri" fo:background-color="transparent" fo:color="#3333ff" fo:font-style="italic"/>
    </style:style>
    <style:style style:name="T455" style:family="text">
      <style:text-properties fo:font-size="13.00pt" fo:font-weight="bold" fo:font-family="Cambria" style:font-family-asian="Cambria" style:font-family-complex="Cambria" fo:background-color="transparent" style:use-window-font-color="true"/>
    </style:style>
    <style:style style:name="T456" style:family="text">
      <style:text-properties fo:font-size="11.00pt" fo:font-weight="normal" fo:font-family="Calibri" style:font-family-asian="Calibri" style:font-family-complex="Calibri" fo:background-color="transparent" fo:color="#3333ff" fo:font-style="italic"/>
    </style:style>
    <style:style style:name="T457" style:family="text">
      <style:text-properties fo:font-size="13.00pt" fo:font-weight="bold" fo:font-family="Cambria" style:font-family-asian="Cambria" style:font-family-complex="Cambria" fo:background-color="transparent" style:use-window-font-color="true"/>
    </style:style>
    <style:style style:name="T458" style:family="text">
      <style:text-properties fo:font-size="11.00pt" fo:font-weight="normal" fo:font-family="Calibri" style:font-family-asian="Calibri" style:font-family-complex="Calibri" fo:background-color="transparent" fo:color="#3333ff" fo:font-style="italic"/>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4.00pt" fo:font-weight="bold" fo:font-family="Cambria" style:font-family-asian="Cambria" style:font-family-complex="Cambria"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fo:font-style="italic"/>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3.00pt" fo:font-weight="bold" fo:font-family="Cambria" style:font-family-asian="Cambria" style:font-family-complex="Cambria" fo:background-color="transparent" style:use-window-font-color="true"/>
    </style:style>
    <style:style style:name="T465" style:family="text">
      <style:text-properties fo:font-size="11.00pt" fo:font-weight="normal" fo:font-family="Calibri" style:font-family-asian="Calibri" style:font-family-complex="Calibri" fo:background-color="transparent" fo:color="#3333ff" fo:font-style="italic"/>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3.00pt" fo:font-weight="bold" fo:font-family="Cambria" style:font-family-asian="Cambria" style:font-family-complex="Cambria" fo:background-color="transparent" style:use-window-font-color="true"/>
    </style:style>
    <style:style style:name="T468" style:family="text">
      <style:text-properties fo:font-size="11.00pt" fo:font-weight="normal" fo:font-family="Calibri" style:font-family-asian="Calibri" style:font-family-complex="Calibri" fo:background-color="transparent" fo:color="#3333ff" fo:font-style="italic"/>
    </style:style>
    <style:style style:name="T469" style:family="text">
      <style:text-properties fo:font-size="13.00pt" fo:font-weight="bold" fo:font-family="Cambria" style:font-family-asian="Cambria" style:font-family-complex="Cambria" fo:background-color="transparent" style:use-window-font-color="true"/>
    </style:style>
    <style:style style:name="T470" style:family="text">
      <style:text-properties fo:font-size="11.00pt" fo:font-weight="normal" fo:font-family="Calibri" style:font-family-asian="Calibri" style:font-family-complex="Calibri" fo:background-color="transparent" fo:color="#3333ff" fo:font-style="italic"/>
    </style:style>
    <style:style style:name="T471" style:family="text">
      <style:text-properties fo:font-size="11.00pt" fo:font-weight="bold" fo:font-family="Calibri" style:font-family-asian="Calibri" style:font-family-complex="Calibri" fo:background-color="transparent" fo:color="#3333ff" fo:font-style="italic"/>
    </style:style>
    <style:style style:name="T472" style:family="text">
      <style:text-properties fo:font-size="11.00pt" fo:font-weight="normal" fo:font-family="Calibri" style:font-family-asian="Calibri" style:font-family-complex="Calibri" fo:background-color="transparent" fo:color="#3333ff" fo:font-style="italic"/>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ambria" style:font-family-asian="Cambria" style:font-family-complex="Cambria" fo:background-color="transparent" style:use-window-font-color="true"/>
    </style:style>
    <style:style style:name="T475" style:family="text">
      <style:text-properties fo:font-size="11.00pt" fo:font-weight="normal" fo:font-family="Calibri" style:font-family-asian="Calibri" style:font-family-complex="Calibri" fo:background-color="transparent" fo:color="#3333ff" fo:font-style="italic"/>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fo:color="#ffffff"/>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Calibri" style:font-family-asian="Calibri" style:font-family-complex="Calibri" fo:background-color="transparent" fo:color="#ffffff"/>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bold" fo:font-family="Calibri" style:font-family-asian="Calibri" style:font-family-complex="Calibri" fo:background-color="transparent" fo:color="#ffffff"/>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bold" fo:font-family="Calibri" style:font-family-asian="Calibri" style:font-family-complex="Calibri" fo:background-color="transparent" fo:color="#ffffff"/>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bold" fo:font-family="Calibri" style:font-family-asian="Calibri" style:font-family-complex="Calibri" fo:background-color="transparent" fo:color="#ffffff"/>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bold"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1.00pt" fo:font-weight="bold" fo:font-family="Cambria" style:font-family-asian="Cambria" style:font-family-complex="Cambria" fo:background-color="transparent" style:use-window-font-color="true"/>
    </style:style>
    <style:style style:name="T492" style:family="text">
      <style:text-properties fo:font-size="11.00pt" fo:font-weight="normal" fo:font-family="Calibri" style:font-family-asian="Calibri" style:font-family-complex="Calibri" fo:background-color="transparent" fo:color="#3333ff" fo:font-style="italic"/>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1.00pt" fo:font-weight="bold" fo:font-family="Calibri" style:font-family-asian="Calibri" style:font-family-complex="Calibri" fo:background-color="transparent" style:use-window-font-color="true"/>
    </style:style>
    <style:style style:name="T496" style:family="text">
      <style:text-properties fo:font-size="11.00pt" fo:font-weight="bold" fo:font-family="Calibri" style:font-family-asian="Calibri" style:font-family-complex="Calibri" fo:background-color="transparent" style:use-window-font-color="true" fo:font-style="italic"/>
    </style:style>
    <style:style style:name="T497" style:family="text">
      <style:text-properties fo:font-size="11.00pt" fo:font-weight="bold" fo:font-family="Calibri" style:font-family-asian="Calibri" style:font-family-complex="Calibri" fo:background-color="transparent" style:use-window-font-color="true"/>
    </style:style>
    <style:style style:name="T498" style:family="text">
      <style:text-properties fo:font-size="11.00pt" fo:font-weight="normal" fo:font-family="Calibri" style:font-family-asian="Calibri" style:font-family-complex="Calibri" fo:background-color="transparent" fo:color="#3333ff" fo:font-style="italic"/>
    </style:style>
    <style:style style:name="T499" style:family="text">
      <style:text-properties fo:font-size="11.00pt" fo:font-weight="bold" fo:font-family="Cambria" style:font-family-asian="Cambria" style:font-family-complex="Cambria" fo:background-color="transparent" style:use-window-font-color="true"/>
    </style:style>
    <style:style style:name="T500" style:family="text">
      <style:text-properties fo:font-size="11.00pt" fo:font-weight="normal" fo:font-family="Calibri" style:font-family-asian="Calibri" style:font-family-complex="Calibri" fo:background-color="transparent" fo:color="#3333ff" fo:font-style="italic"/>
    </style:style>
    <style:style style:name="T501" style:family="text">
      <style:text-properties fo:font-size="11.00pt" fo:font-weight="bold" fo:font-family="Cambria" style:font-family-asian="Cambria" style:font-family-complex="Cambria" fo:background-color="transparent" style:use-window-font-color="true"/>
    </style:style>
    <style:style style:name="T502" style:family="text">
      <style:text-properties fo:font-size="11.00pt" fo:font-weight="normal" fo:font-family="Calibri" style:font-family-asian="Calibri" style:font-family-complex="Calibri" fo:background-color="transparent" fo:color="#3333ff" fo:font-style="italic"/>
    </style:style>
    <style:style style:name="T503" style:family="text">
      <style:text-properties fo:font-size="11.00pt" fo:font-weight="bold" fo:font-family="Cambria" style:font-family-asian="Cambria" style:font-family-complex="Cambria" fo:background-color="transparent" style:use-window-font-color="true"/>
    </style:style>
    <style:style style:name="T504" style:family="text">
      <style:text-properties fo:font-size="11.00pt" fo:font-weight="normal" fo:font-family="Calibri" style:font-family-asian="Calibri" style:font-family-complex="Calibri" fo:background-color="transparent" fo:color="#3333ff" fo:font-style="italic"/>
    </style:style>
    <style:style style:name="T505" style:family="text">
      <style:text-properties fo:font-size="11.00pt" fo:font-weight="bold" fo:font-family="Cambria" style:font-family-asian="Cambria" style:font-family-complex="Cambria" fo:background-color="transparent" style:use-window-font-color="true"/>
    </style:style>
    <style:style style:name="T506" style:family="text">
      <style:text-properties fo:font-size="11.00pt" fo:font-weight="normal" fo:font-family="Calibri" style:font-family-asian="Calibri" style:font-family-complex="Calibri" fo:background-color="transparent" fo:color="#3333ff" fo:font-style="italic"/>
    </style:style>
    <style:style style:name="T507" style:family="text">
      <style:text-properties fo:font-size="11.00pt" fo:font-weight="bold" fo:font-family="Cambria" style:font-family-asian="Cambria" style:font-family-complex="Cambria" fo:background-color="transparent" style:use-window-font-color="true"/>
    </style:style>
    <style:style style:name="T508" style:family="text">
      <style:text-properties fo:font-size="11.00pt" fo:font-weight="normal" fo:font-family="Calibri" style:font-family-asian="Calibri" style:font-family-complex="Calibri" fo:background-color="transparent" fo:color="#3333ff" fo:font-style="italic"/>
    </style:style>
    <style:style style:name="T509" style:family="text">
      <style:text-properties fo:font-size="11.00pt" fo:font-weight="bold" fo:font-family="Cambria" style:font-family-asian="Cambria" style:font-family-complex="Cambria" fo:background-color="transparent" style:use-window-font-color="true"/>
    </style:style>
    <style:style style:name="T510" style:family="text">
      <style:text-properties fo:font-size="11.00pt" fo:font-weight="normal" fo:font-family="Calibri" style:font-family-asian="Calibri" style:font-family-complex="Calibri" fo:background-color="transparent" fo:color="#3333ff" fo:font-style="italic"/>
    </style:style>
    <style:style style:name="T511" style:family="text">
      <style:text-properties fo:font-size="11.00pt" fo:font-weight="bold" fo:font-family="Cambria" style:font-family-asian="Cambria" style:font-family-complex="Cambria" fo:background-color="transparent" style:use-window-font-color="true"/>
    </style:style>
    <style:style style:name="T512" style:family="text">
      <style:text-properties fo:font-size="11.00pt" fo:font-weight="normal" fo:font-family="Calibri" style:font-family-asian="Calibri" style:font-family-complex="Calibri" fo:background-color="transparent" fo:color="#3333ff" fo:font-style="italic"/>
    </style:style>
    <style:style style:name="T513" style:family="text">
      <style:text-properties fo:font-size="11.00pt" fo:font-weight="bold" fo:font-family="Cambria" style:font-family-asian="Cambria" style:font-family-complex="Cambria" fo:background-color="transparent" style:use-window-font-color="true"/>
    </style:style>
    <style:style style:name="T514" style:family="text">
      <style:text-properties fo:font-size="11.00pt" fo:font-weight="normal" fo:font-family="Calibri" style:font-family-asian="Calibri" style:font-family-complex="Calibri" fo:background-color="transparent" fo:color="#3333ff" fo:font-style="italic"/>
    </style:style>
    <style:style style:name="T515" style:family="text">
      <style:text-properties fo:font-size="11.00pt" fo:font-weight="bold" fo:font-family="Cambria" style:font-family-asian="Cambria" style:font-family-complex="Cambria" fo:background-color="transparent" style:use-window-font-color="true"/>
    </style:style>
    <style:style style:name="T516" style:family="text">
      <style:text-properties fo:font-size="11.00pt" fo:font-weight="normal" fo:font-family="Calibri" style:font-family-asian="Calibri" style:font-family-complex="Calibri" fo:background-color="transparent" fo:color="#3333ff" fo:font-style="italic"/>
    </style:style>
    <style:style style:name="T517" style:family="text">
      <style:text-properties fo:font-size="11.00pt" fo:font-weight="bold" fo:font-family="Cambria" style:font-family-asian="Cambria" style:font-family-complex="Cambria" fo:background-color="transparent" style:use-window-font-color="true"/>
    </style:style>
    <style:style style:name="T518" style:family="text">
      <style:text-properties fo:font-size="11.00pt" fo:font-weight="normal" fo:font-family="Calibri" style:font-family-asian="Calibri" style:font-family-complex="Calibri" fo:background-color="transparent" fo:color="#3333ff" fo:font-style="italic"/>
    </style:style>
    <style:style style:name="T519" style:family="text">
      <style:text-properties fo:font-size="14.00pt" fo:font-weight="bold" fo:font-family="Cambria" style:font-family-asian="Cambria" style:font-family-complex="Cambria"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3.00pt" fo:font-weight="bold" fo:font-family="Cambria" style:font-family-asian="Cambria" style:font-family-complex="Cambria"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3.00pt" fo:font-weight="bold" fo:font-family="Cambria" style:font-family-asian="Cambria" style:font-family-complex="Cambria" fo:background-color="transparent" style:use-window-font-color="true"/>
    </style:style>
    <style:style style:name="T524" style:family="text">
      <style:text-properties fo:font-size="11.00pt" fo:font-weight="normal" fo:font-family="Calibri" style:font-family-asian="Calibri" style:font-family-complex="Calibri" fo:background-color="transparent" fo:color="#3333ff" fo:font-style="italic"/>
    </style:style>
    <style:style style:name="T525" style:family="text">
      <style:text-properties fo:font-size="13.00pt" fo:font-weight="bold" fo:font-family="Cambria" style:font-family-asian="Cambria" style:font-family-complex="Cambria" fo:background-color="transparent" style:use-window-font-color="true"/>
    </style:style>
    <style:style style:name="T526" style:family="text">
      <style:text-properties fo:font-size="11.00pt" fo:font-weight="normal" fo:font-family="Calibri" style:font-family-asian="Calibri" style:font-family-complex="Calibri" fo:background-color="transparent" fo:color="#3333ff" fo:font-style="italic"/>
    </style:style>
    <style:style style:name="T527" style:family="text">
      <style:text-properties fo:font-size="13.00pt" fo:font-weight="bold" fo:font-family="Cambria" style:font-family-asian="Cambria" style:font-family-complex="Cambria" fo:background-color="transparent" style:use-window-font-color="true"/>
    </style:style>
    <style:style style:name="T528" style:family="text">
      <style:text-properties fo:font-size="11.00pt" fo:font-weight="bold" fo:font-family="Cambria" style:font-family-asian="Cambria" style:font-family-complex="Cambria" fo:background-color="transparent" style:use-window-font-color="true"/>
    </style:style>
    <style:style style:name="T529" style:family="text">
      <style:text-properties fo:font-size="11.00pt" fo:font-weight="normal" fo:font-family="Calibri" style:font-family-asian="Calibri" style:font-family-complex="Calibri" fo:background-color="transparent" fo:color="#3333ff" fo:font-style="italic"/>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0.00pt" fo:font-weight="bold"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1.00pt" fo:font-weight="bold" fo:font-family="Cambria" style:font-family-asian="Cambria" style:font-family-complex="Cambria" fo:background-color="transparent" style:use-window-font-color="true"/>
    </style:style>
    <style:style style:name="T534" style:family="text">
      <style:text-properties fo:font-size="11.00pt" fo:font-weight="normal" fo:font-family="Calibri" style:font-family-asian="Calibri" style:font-family-complex="Calibri" fo:background-color="transparent" fo:color="#3333ff" fo:font-style="italic"/>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0.00pt" fo:font-weight="bold" fo:font-family="Calibri" style:font-family-asian="Calibri" style:font-family-complex="Calibri" fo:background-color="transparent" style:use-window-font-color="true"/>
    </style:style>
    <style:style style:name="T537" style:family="text">
      <style:text-properties fo:font-size="13.00pt" fo:font-weight="bold" fo:font-family="Cambria" style:font-family-asian="Cambria" style:font-family-complex="Cambria" fo:background-color="transparent" style:use-window-font-color="true"/>
    </style:style>
    <style:style style:name="T538" style:family="text">
      <style:text-properties fo:font-size="11.00pt" fo:font-weight="normal" fo:font-family="Calibri" style:font-family-asian="Calibri" style:font-family-complex="Calibri" fo:background-color="transparent" fo:color="#3333ff" fo:font-style="italic"/>
    </style:style>
    <style:style style:name="T539" style:family="text">
      <style:text-properties fo:font-size="11.00pt" fo:font-weight="normal" fo:font-family="Calibri" style:font-family-asian="Calibri" style:font-family-complex="Calibri" fo:background-color="transparent" style:use-window-font-color="true"/>
    </style:style>
    <style:style style:name="T540" style:family="text">
      <style:text-properties fo:font-size="10.00pt" fo:font-weight="bold" fo:font-family="Calibri" style:font-family-asian="Calibri" style:font-family-complex="Calibri"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4.00pt" fo:font-weight="bold" fo:font-family="Cambria" style:font-family-asian="Cambria" style:font-family-complex="Cambria"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3.00pt" fo:font-weight="bold" fo:font-family="Cambria" style:font-family-asian="Cambria" style:font-family-complex="Cambria" fo:background-color="transparent" style:use-window-font-color="true"/>
    </style:style>
    <style:style style:name="T545" style:family="text">
      <style:text-properties fo:font-size="11.00pt" fo:font-weight="normal" fo:font-family="Calibri" style:font-family-asian="Calibri" style:font-family-complex="Calibri" fo:background-color="transparent" fo:color="#3333ff" fo:font-style="italic"/>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0.00pt" fo:font-weight="bold" fo:font-family="Calibri" style:font-family-asian="Calibri" style:font-family-complex="Calibri" fo:background-color="transparent" style:use-window-font-color="tru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3.00pt" fo:font-weight="bold" fo:font-family="Cambria" style:font-family-asian="Cambria" style:font-family-complex="Cambria" fo:background-color="transparent" style:use-window-font-color="true"/>
    </style:style>
    <style:style style:name="T550" style:family="text">
      <style:text-properties fo:font-size="11.00pt" fo:font-weight="normal" fo:font-family="Calibri" style:font-family-asian="Calibri" style:font-family-complex="Calibri" fo:background-color="transparent" fo:color="#3333ff" fo:font-style="italic"/>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0.00pt" fo:font-weight="bold" fo:font-family="Calibri" style:font-family-asian="Calibri" style:font-family-complex="Calibri" fo:background-color="transparent" style:use-window-font-color="true"/>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3.00pt" fo:font-weight="bold" fo:font-family="Cambria" style:font-family-asian="Cambria" style:font-family-complex="Cambria" fo:background-color="transparent" style:use-window-font-color="true"/>
    </style:style>
    <style:style style:name="T555" style:family="text">
      <style:text-properties fo:font-size="11.00pt" fo:font-weight="normal" fo:font-family="Calibri" style:font-family-asian="Calibri" style:font-family-complex="Calibri" fo:background-color="transparent" fo:color="#3333ff" fo:font-style="italic"/>
    </style:style>
    <style:style style:name="T556" style:family="text">
      <style:text-properties fo:font-size="13.00pt" fo:font-weight="bold" fo:font-family="Cambria" style:font-family-asian="Cambria" style:font-family-complex="Cambria" fo:background-color="transparent" style:use-window-font-color="true"/>
    </style:style>
    <style:style style:name="T557" style:family="text">
      <style:text-properties fo:font-size="11.00pt" fo:font-weight="normal" fo:font-family="Calibri" style:font-family-asian="Calibri" style:font-family-complex="Calibri" fo:background-color="transparent" fo:color="#3333ff" fo:font-style="italic"/>
    </style:style>
    <style:style style:name="T558" style:family="text">
      <style:text-properties fo:font-size="13.00pt" fo:font-weight="bold" fo:font-family="Cambria" style:font-family-asian="Cambria" style:font-family-complex="Cambria" fo:background-color="transparent" style:use-window-font-color="true"/>
    </style:style>
    <style:style style:name="T559" style:family="text">
      <style:text-properties fo:font-size="11.00pt" fo:font-weight="normal" fo:font-family="Calibri" style:font-family-asian="Calibri" style:font-family-complex="Calibri" fo:background-color="transparent" fo:color="#3333ff" fo:font-style="italic"/>
    </style:style>
    <style:style style:name="T560" style:family="text">
      <style:text-properties fo:font-size="13.00pt" fo:font-weight="bold" fo:font-family="Cambria" style:font-family-asian="Cambria" style:font-family-complex="Cambria" fo:background-color="transparent" style:use-window-font-color="true"/>
    </style:style>
    <style:style style:name="T561" style:family="text">
      <style:text-properties fo:font-size="11.00pt" fo:font-weight="normal" fo:font-family="Calibri" style:font-family-asian="Calibri" style:font-family-complex="Calibri" fo:background-color="transparent" fo:color="#3333ff" fo:font-style="italic"/>
    </style:style>
    <style:style style:name="T562" style:family="text">
      <style:text-properties fo:font-size="8.00pt" fo:font-weight="normal" fo:font-family="Calibri" style:font-family-asian="Calibri" style:font-family-complex="Calibri" fo:background-color="transparent" fo:color="#3333ff"/>
    </style:style>
    <style:style style:name="T563" style:family="text">
      <style:text-properties fo:font-size="11.00pt" fo:font-weight="normal" fo:font-family="Calibri" style:font-family-asian="Calibri" style:font-family-complex="Calibri" fo:background-color="transparent" fo:color="#3333ff" fo:font-style="italic"/>
    </style:style>
    <style:style style:name="T564" style:family="text">
      <style:text-properties fo:font-size="13.00pt" fo:font-weight="bold" fo:font-family="Cambria" style:font-family-asian="Cambria" style:font-family-complex="Cambria" fo:background-color="transparent" style:use-window-font-color="true"/>
    </style:style>
    <style:style style:name="T565" style:family="text">
      <style:text-properties fo:font-size="11.00pt" fo:font-weight="normal" fo:font-family="Calibri" style:font-family-asian="Calibri" style:font-family-complex="Calibri" fo:background-color="transparent" fo:color="#3333ff" fo:font-style="italic"/>
    </style:style>
    <style:style style:name="T566" style:family="text">
      <style:text-properties fo:font-size="11.00pt" fo:font-weight="bold" fo:font-family="Calibri" style:font-family-asian="Calibri" style:font-family-complex="Calibri" fo:background-color="transparent" fo:color="#3333ff" fo:font-style="italic"/>
    </style:style>
    <style:style style:name="T567" style:family="text">
      <style:text-properties fo:font-size="14.00pt" fo:font-weight="bold" fo:font-family="Cambria" style:font-family-asian="Cambria" style:font-family-complex="Cambria" fo:background-color="transparent" fo:color="#000000"/>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1.00pt" fo:font-weight="bold" fo:font-family="Calibri" style:font-family-asian="Calibri" style:font-family-complex="Calibri" fo:background-color="transparent" fo:color="#ffffff"/>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1.00pt" fo:font-weight="bold" fo:font-family="Calibri" style:font-family-asian="Calibri" style:font-family-complex="Calibri" fo:background-color="transparent" fo:color="#ffffff"/>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1.00pt" fo:font-weight="bold" fo:font-family="Calibri" style:font-family-asian="Calibri" style:font-family-complex="Calibri" fo:background-color="transparent" fo:color="#ffffff"/>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0.00pt" fo:font-weight="normal" fo:font-family="Calibri" style:font-family-asian="Calibri" style:font-family-complex="Calibri" fo:background-color="transparent" fo:color="#3333ff" fo:font-style="italic"/>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0.00pt" fo:font-weight="normal" fo:font-family="Calibri" style:font-family-asian="Calibri" style:font-family-complex="Calibri" fo:background-color="transparent" fo:color="#3333ff" fo:font-style="italic"/>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0.00pt" fo:font-weight="normal" fo:font-family="Calibri" style:font-family-asian="Calibri" style:font-family-complex="Calibri" fo:background-color="transparent" fo:color="#3333ff" fo:font-style="italic"/>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0.00pt" fo:font-weight="normal" fo:font-family="Calibri" style:font-family-asian="Calibri" style:font-family-complex="Calibri" fo:background-color="transparent" fo:color="#3333ff" fo:font-style="italic"/>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0.00pt" fo:font-weight="normal" fo:font-family="Calibri" style:font-family-asian="Calibri" style:font-family-complex="Calibri" fo:background-color="transparent" fo:color="#3333ff" fo:font-style="italic"/>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0.00pt" fo:font-weight="normal" fo:font-family="Calibri" style:font-family-asian="Calibri" style:font-family-complex="Calibri" fo:background-color="transparent" fo:color="#3333ff" fo:font-style="italic"/>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0.00pt" fo:font-weight="normal" fo:font-family="Calibri" style:font-family-asian="Calibri" style:font-family-complex="Calibri" fo:background-color="transparent" fo:color="#3333ff" fo:font-style="italic"/>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0.00pt" fo:font-weight="normal" fo:font-family="Calibri" style:font-family-asian="Calibri" style:font-family-complex="Calibri" fo:background-color="transparent" fo:color="#3333ff" fo:font-style="italic"/>
    </style:style>
    <style:style style:name="T590" style:family="text">
      <style:text-properties fo:font-size="10.00pt" fo:font-weight="normal" fo:font-family="'Times New Roman'" style:font-family-asian="'Times New Roman'" style:font-family-complex="'Times New Roman'" fo:background-color="transparent" fo:color="#3333ff" fo:font-style="italic"/>
    </style:style>
    <style:style style:name="T591" style:family="text">
      <style:text-properties fo:font-size="10.00pt" fo:font-weight="normal" style:text-underline-mode="continuous" style:text-underline-type="single" style:text-underline-style="solid" style:text-underline-width="normal" fo:font-family="Calibri" style:font-family-asian="Calibri" style:font-family-complex="Calibri" fo:background-color="transparent" fo:color="#3333ff" text:display="none" fo:font-style="italic"/>
    </style:style>
    <style:style style:name="T592" style:family="text">
      <style:text-properties fo:font-size="10.00pt" fo:font-weight="normal" style:text-underline-mode="continuous" style:text-underline-type="single" style:text-underline-style="solid" style:text-underline-width="normal" fo:font-family="Calibri" style:font-family-asian="Calibri" style:font-family-complex="Calibri" fo:background-color="transparent" fo:color="#3333ff" fo:font-style="italic"/>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0.00pt" fo:font-weight="normal" fo:font-family="Calibri" style:font-family-asian="Calibri" style:font-family-complex="Calibri" fo:background-color="transparent" fo:color="#3333ff" fo:font-style="italic"/>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0.00pt" fo:font-weight="normal" fo:font-family="Calibri" style:font-family-asian="Calibri" style:font-family-complex="Calibri" fo:background-color="transparent" fo:color="#3333ff" fo:font-style="italic"/>
    </style:style>
    <style:style style:name="T597" style:family="text">
      <style:text-properties fo:font-size="11.00pt" fo:font-weight="normal" fo:font-family="Calibri" style:font-family-asian="Calibri" style:font-family-complex="Calibri" fo:background-color="transparent" style:use-window-font-color="true"/>
    </style:style>
    <style:style style:name="T598" style:family="text">
      <style:text-properties fo:font-size="10.00pt" fo:font-weight="normal" fo:font-family="Calibri" style:font-family-asian="Calibri" style:font-family-complex="Calibri" fo:background-color="transparent" fo:color="#3333ff" fo:font-style="italic"/>
    </style:style>
    <style:style style:name="T599" style:family="text">
      <style:text-properties fo:font-size="10.00pt" fo:font-weight="normal" fo:font-family="'Times New Roman'" style:font-family-asian="'Times New Roman'" style:font-family-complex="'Times New Roman'" fo:background-color="transparent" fo:color="#3333ff" fo:font-style="italic"/>
    </style:style>
    <style:style style:name="T600" style:family="text">
      <style:text-properties fo:font-size="10.00pt" fo:font-weight="normal" style:text-underline-mode="continuous" style:text-underline-type="single" style:text-underline-style="solid" style:text-underline-width="normal" fo:font-family="Calibri" style:font-family-asian="Calibri" style:font-family-complex="Calibri" fo:background-color="transparent" fo:color="#3333ff" text:display="none" fo:font-style="italic"/>
    </style:style>
    <style:style style:name="T601" style:family="text">
      <style:text-properties fo:font-size="10.00pt" fo:font-weight="normal" style:text-underline-mode="continuous" style:text-underline-type="single" style:text-underline-style="solid" style:text-underline-width="normal" fo:font-family="Calibri" style:font-family-asian="Calibri" style:font-family-complex="Calibri" fo:background-color="transparent" fo:color="#3333ff" fo:font-style="italic"/>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0.00pt" fo:font-weight="normal" fo:font-family="Calibri" style:font-family-asian="Calibri" style:font-family-complex="Calibri" fo:background-color="transparent" fo:color="#3333ff" fo:font-style="italic"/>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0.00pt" fo:font-weight="normal" fo:font-family="Calibri" style:font-family-asian="Calibri" style:font-family-complex="Calibri" fo:background-color="transparent" fo:color="#3333ff" fo:font-style="italic"/>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0.00pt" fo:font-weight="normal" fo:font-family="Calibri" style:font-family-asian="Calibri" style:font-family-complex="Calibri" fo:background-color="transparent" fo:color="#3333ff" fo:font-style="italic"/>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0.00pt" fo:font-weight="normal" fo:font-family="Calibri" style:font-family-asian="Calibri" style:font-family-complex="Calibri" fo:background-color="transparent" fo:color="#3333ff" fo:font-style="italic"/>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0.00pt" fo:font-weight="normal" fo:font-family="Calibri" style:font-family-asian="Calibri" style:font-family-complex="Calibri" fo:background-color="transparent" fo:color="#3333ff" fo:font-style="italic"/>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0.00pt" fo:font-weight="normal" fo:font-family="Calibri" style:font-family-asian="Calibri" style:font-family-complex="Calibri" fo:background-color="transparent" fo:color="#3333ff" fo:font-style="italic"/>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0.00pt" fo:font-weight="normal" fo:font-family="Calibri" style:font-family-asian="Calibri" style:font-family-complex="Calibri" fo:background-color="transparent" fo:color="#3333ff" fo:font-style="italic"/>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0.00pt" fo:font-weight="normal" fo:font-family="Calibri" style:font-family-asian="Calibri" style:font-family-complex="Calibri" fo:background-color="transparent" fo:color="#3333ff" fo:font-style="italic"/>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0.00pt" fo:font-weight="normal" fo:font-family="Calibri" style:font-family-asian="Calibri" style:font-family-complex="Calibri" fo:background-color="transparent" fo:color="#3333ff" fo:font-style="italic"/>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0.00pt" fo:font-weight="normal" fo:font-family="Calibri" style:font-family-asian="Calibri" style:font-family-complex="Calibri" fo:background-color="transparent" fo:color="#3333ff" fo:font-style="italic"/>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0.00pt" fo:font-weight="normal" fo:font-family="Calibri" style:font-family-asian="Calibri" style:font-family-complex="Calibri" fo:background-color="transparent" fo:color="#3333ff" fo:font-style="italic"/>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0.00pt" fo:font-weight="normal" fo:font-family="Calibri" style:font-family-asian="Calibri" style:font-family-complex="Calibri" fo:background-color="transparent" fo:color="#3333ff" fo:font-style="italic"/>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0.00pt" fo:font-weight="normal" fo:font-family="Calibri" style:font-family-asian="Calibri" style:font-family-complex="Calibri" fo:background-color="transparent" fo:color="#3333ff" fo:font-style="italic"/>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0.00pt" fo:font-weight="normal" fo:font-family="Calibri" style:font-family-asian="Calibri" style:font-family-complex="Calibri" fo:background-color="transparent" fo:color="#3333ff" fo:font-style="italic"/>
    </style:style>
    <style:style style:name="T630" style:family="text">
      <style:text-properties fo:font-size="11.00pt" fo:font-weight="normal" fo:font-family="Calibri" style:font-family-asian="Calibri" style:font-family-complex="Calibri" fo:background-color="transparent" style:use-window-font-color="true"/>
    </style:style>
    <style:style style:name="T631" style:family="text">
      <style:text-properties fo:font-size="10.00pt" fo:font-weight="normal" fo:font-family="Calibri" style:font-family-asian="Calibri" style:font-family-complex="Calibri" fo:background-color="transparent" fo:color="#3333ff" fo:font-style="italic"/>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0.00pt" fo:font-weight="normal" fo:font-family="Calibri" style:font-family-asian="Calibri" style:font-family-complex="Calibri" fo:background-color="transparent" fo:color="#3333ff" fo:font-style="italic"/>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0.00pt" fo:font-weight="normal" fo:font-family="Calibri" style:font-family-asian="Calibri" style:font-family-complex="Calibri" fo:background-color="transparent" fo:color="#3333ff" fo:font-style="italic"/>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0.00pt" fo:font-weight="normal" fo:font-family="Calibri" style:font-family-asian="Calibri" style:font-family-complex="Calibri" fo:background-color="transparent" fo:color="#3333ff" fo:font-style="italic"/>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0.00pt" fo:font-weight="normal" fo:font-family="Calibri" style:font-family-asian="Calibri" style:font-family-complex="Calibri" fo:background-color="transparent" fo:color="#3333ff" fo:font-style="italic"/>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0.00pt" fo:font-weight="normal" fo:font-family="Calibri" style:font-family-asian="Calibri" style:font-family-complex="Calibri" fo:background-color="transparent" fo:color="#3333ff" fo:font-style="italic"/>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0.00pt" fo:font-weight="normal" fo:font-family="Calibri" style:font-family-asian="Calibri" style:font-family-complex="Calibri" fo:background-color="transparent" fo:color="#3333ff" fo:font-style="italic"/>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0.00pt" fo:font-weight="normal" fo:font-family="Calibri" style:font-family-asian="Calibri" style:font-family-complex="Calibri" fo:background-color="transparent" fo:color="#3333ff" fo:font-style="italic"/>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0.00pt" fo:font-weight="normal" fo:font-family="Calibri" style:font-family-asian="Calibri" style:font-family-complex="Calibri" fo:background-color="transparent" fo:color="#3333ff" fo:font-style="italic"/>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0.00pt" fo:font-weight="normal" fo:font-family="Calibri" style:font-family-asian="Calibri" style:font-family-complex="Calibri" fo:background-color="transparent" fo:color="#3333ff" fo:font-style="italic"/>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0.00pt" fo:font-weight="normal" fo:font-family="Calibri" style:font-family-asian="Calibri" style:font-family-complex="Calibri" fo:background-color="transparent" fo:color="#3333ff" fo:font-style="italic"/>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0.00pt" fo:font-weight="normal" fo:font-family="Calibri" style:font-family-asian="Calibri" style:font-family-complex="Calibri" fo:background-color="transparent" fo:color="#3333ff" fo:font-style="italic"/>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0.00pt" fo:font-weight="normal" fo:font-family="Calibri" style:font-family-asian="Calibri" style:font-family-complex="Calibri" fo:background-color="transparent" fo:color="#3333ff" fo:font-style="italic"/>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0.00pt" fo:font-weight="normal" fo:font-family="Calibri" style:font-family-asian="Calibri" style:font-family-complex="Calibri" fo:background-color="transparent" fo:color="#3333ff" fo:font-style="italic"/>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0.00pt" fo:font-weight="normal" fo:font-family="Calibri" style:font-family-asian="Calibri" style:font-family-complex="Calibri" fo:background-color="transparent" fo:color="#3333ff" fo:font-style="italic"/>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0.00pt" fo:font-weight="normal" fo:font-family="Calibri" style:font-family-asian="Calibri" style:font-family-complex="Calibri" fo:background-color="transparent" fo:color="#3333ff" fo:font-style="italic"/>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0.00pt" fo:font-weight="normal" fo:font-family="Calibri" style:font-family-asian="Calibri" style:font-family-complex="Calibri" fo:background-color="transparent" fo:color="#3333ff" fo:font-style="italic"/>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0.00pt" fo:font-weight="normal" fo:font-family="Calibri" style:font-family-asian="Calibri" style:font-family-complex="Calibri" fo:background-color="transparent" fo:color="#3333ff" fo:font-style="italic"/>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0.00pt" fo:font-weight="normal" fo:font-family="Calibri" style:font-family-asian="Calibri" style:font-family-complex="Calibri" fo:background-color="transparent" fo:color="#3333ff" fo:font-style="italic"/>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0.00pt" fo:font-weight="normal" fo:font-family="Calibri" style:font-family-asian="Calibri" style:font-family-complex="Calibri" fo:background-color="transparent" fo:color="#3333ff" fo:font-style="italic"/>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0.00pt" fo:font-weight="normal" fo:font-family="Calibri" style:font-family-asian="Calibri" style:font-family-complex="Calibri" fo:background-color="transparent" fo:color="#3333ff" fo:font-style="italic"/>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0.00pt" fo:font-weight="normal" fo:font-family="Calibri" style:font-family-asian="Calibri" style:font-family-complex="Calibri" fo:background-color="transparent" fo:color="#3333ff" fo:font-style="italic"/>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0.00pt" fo:font-weight="normal" fo:font-family="Calibri" style:font-family-asian="Calibri" style:font-family-complex="Calibri" fo:background-color="transparent" fo:color="#3333ff" fo:font-style="italic"/>
    </style:style>
    <style:style style:name="T676" style:family="text">
      <style:text-properties fo:font-size="11.00pt" fo:font-weight="normal" fo:font-family="Calibri" style:font-family-asian="Calibri" style:font-family-complex="Calibri" fo:background-color="transparent" style:use-window-font-color="true"/>
    </style:style>
    <style:style style:name="T677" style:family="text">
      <style:text-properties fo:font-size="10.00pt" fo:font-weight="normal" fo:font-family="Calibri" style:font-family-asian="Calibri" style:font-family-complex="Calibri" fo:background-color="transparent" fo:color="#3333ff" fo:font-style="italic"/>
    </style:style>
    <style:style style:name="T678" style:family="text">
      <style:text-properties fo:font-size="11.00pt" fo:font-weight="normal" fo:font-family="Calibri" style:font-family-asian="Calibri" style:font-family-complex="Calibri" fo:background-color="transparent" style:use-window-font-color="true"/>
    </style:style>
    <style:style style:name="T679" style:family="text">
      <style:text-properties fo:font-size="10.00pt" fo:font-weight="normal" fo:font-family="Calibri" style:font-family-asian="Calibri" style:font-family-complex="Calibri" fo:background-color="transparent" fo:color="#3333ff" fo:font-style="italic"/>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0.00pt" fo:font-weight="normal" fo:font-family="Calibri" style:font-family-asian="Calibri" style:font-family-complex="Calibri" fo:background-color="transparent" fo:color="#3333ff" fo:font-style="italic"/>
    </style:style>
    <style:style style:name="T682" style:family="text">
      <style:text-properties fo:font-size="11.00pt" fo:font-weight="normal" fo:font-family="Calibri" style:font-family-asian="Calibri" style:font-family-complex="Calibri" fo:background-color="transparent" style:use-window-font-color="true"/>
    </style:style>
    <style:style style:name="T683" style:family="text">
      <style:text-properties fo:font-size="10.00pt" fo:font-weight="normal" fo:font-family="Calibri" style:font-family-asian="Calibri" style:font-family-complex="Calibri" fo:background-color="transparent" fo:color="#3333ff" fo:font-style="italic"/>
    </style:style>
    <style:style style:name="T684" style:family="text">
      <style:text-properties fo:font-size="11.00pt" fo:font-weight="normal" fo:font-family="Calibri" style:font-family-asian="Calibri" style:font-family-complex="Calibri" fo:background-color="transparent" style:use-window-font-color="true"/>
    </style:style>
    <style:style style:name="T685" style:family="text">
      <style:text-properties fo:font-size="10.00pt" fo:font-weight="normal" fo:font-family="Calibri" style:font-family-asian="Calibri" style:font-family-complex="Calibri" fo:background-color="transparent" fo:color="#3333ff" fo:font-style="italic"/>
    </style:style>
    <style:style style:name="T686" style:family="text">
      <style:text-properties fo:font-size="11.00pt" fo:font-weight="normal" fo:font-family="Calibri" style:font-family-asian="Calibri" style:font-family-complex="Calibri" fo:background-color="transparent" style:use-window-font-color="true"/>
    </style:style>
    <style:style style:name="T687" style:family="text">
      <style:text-properties fo:font-size="10.00pt" fo:font-weight="normal" fo:font-family="Calibri" style:font-family-asian="Calibri" style:font-family-complex="Calibri" fo:background-color="transparent" fo:color="#3333ff" fo:font-style="italic"/>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0.00pt" fo:font-weight="normal" fo:font-family="Calibri" style:font-family-asian="Calibri" style:font-family-complex="Calibri" fo:background-color="transparent" fo:color="#3333ff" fo:font-style="italic"/>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0.00pt" fo:font-weight="normal" fo:font-family="Calibri" style:font-family-asian="Calibri" style:font-family-complex="Calibri" fo:background-color="transparent" fo:color="#3333ff" fo:font-style="italic"/>
    </style:style>
    <style:style style:name="T692" style:family="text">
      <style:text-properties fo:font-size="11.00pt" fo:font-weight="normal" fo:font-family="Calibri" style:font-family-asian="Calibri" style:font-family-complex="Calibri" fo:background-color="transparent" style:use-window-font-color="true"/>
    </style:style>
    <style:style style:name="T693" style:family="text">
      <style:text-properties fo:font-size="10.00pt" fo:font-weight="normal" fo:font-family="Calibri" style:font-family-asian="Calibri" style:font-family-complex="Calibri" fo:background-color="transparent" fo:color="#3333ff" fo:font-style="italic"/>
    </style:style>
    <style:style style:name="T694" style:family="text">
      <style:text-properties fo:font-size="11.00pt" fo:font-weight="normal" fo:font-family="Calibri" style:font-family-asian="Calibri" style:font-family-complex="Calibri" fo:background-color="transparent" style:use-window-font-color="true"/>
    </style:style>
    <style:style style:name="T695" style:family="text">
      <style:text-properties fo:font-size="10.00pt" fo:font-weight="normal" fo:font-family="Calibri" style:font-family-asian="Calibri" style:font-family-complex="Calibri" fo:background-color="transparent" fo:color="#3333ff" fo:font-style="italic"/>
    </style:style>
    <style:style style:name="T696" style:family="text">
      <style:text-properties fo:font-size="11.00pt" fo:font-weight="normal" fo:font-family="Calibri" style:font-family-asian="Calibri" style:font-family-complex="Calibri" fo:background-color="transparent" style:use-window-font-color="true"/>
    </style:style>
    <style:style style:name="T697" style:family="text">
      <style:text-properties fo:font-size="10.00pt" fo:font-weight="normal" fo:font-family="Calibri" style:font-family-asian="Calibri" style:font-family-complex="Calibri" fo:background-color="transparent" fo:color="#3333ff" fo:font-style="italic"/>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0.00pt" fo:font-weight="normal" fo:font-family="Calibri" style:font-family-asian="Calibri" style:font-family-complex="Calibri" fo:background-color="transparent" fo:color="#3333ff" fo:font-style="italic"/>
    </style:style>
    <style:style style:name="T700" style:family="text">
      <style:text-properties fo:font-size="11.00pt" fo:font-weight="normal" fo:font-family="Calibri" style:font-family-asian="Calibri" style:font-family-complex="Calibri" fo:background-color="transparent" style:use-window-font-color="true"/>
    </style:style>
    <style:style style:name="T701" style:family="text">
      <style:text-properties fo:font-size="10.00pt" fo:font-weight="normal" fo:font-family="Calibri" style:font-family-asian="Calibri" style:font-family-complex="Calibri" fo:background-color="transparent" fo:color="#3333ff" fo:font-style="italic"/>
    </style:style>
    <style:style style:name="T702" style:family="text">
      <style:text-properties fo:font-size="11.00pt" fo:font-weight="normal" fo:font-family="Calibri" style:font-family-asian="Calibri" style:font-family-complex="Calibri" fo:background-color="transparent" style:use-window-font-color="true"/>
    </style:style>
    <style:style style:name="T703" style:family="text">
      <style:text-properties fo:font-size="10.00pt" fo:font-weight="normal" fo:font-family="Calibri" style:font-family-asian="Calibri" style:font-family-complex="Calibri" fo:background-color="transparent" fo:color="#3333ff" fo:font-style="italic"/>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0.00pt" fo:font-weight="normal" fo:font-family="Calibri" style:font-family-asian="Calibri" style:font-family-complex="Calibri" fo:background-color="transparent" fo:color="#3333ff" fo:font-style="italic"/>
    </style:style>
    <style:style style:name="T706" style:family="text">
      <style:text-properties fo:font-size="11.00pt" fo:font-weight="normal" fo:font-family="Calibri" style:font-family-asian="Calibri" style:font-family-complex="Calibri" fo:background-color="transparent" style:use-window-font-color="true"/>
    </style:style>
    <style:style style:name="T707" style:family="text">
      <style:text-properties fo:font-size="10.00pt" fo:font-weight="normal" fo:font-family="Calibri" style:font-family-asian="Calibri" style:font-family-complex="Calibri" fo:background-color="transparent" fo:color="#3333ff" fo:font-style="italic"/>
    </style:style>
    <style:style style:name="T708" style:family="text">
      <style:text-properties fo:font-size="11.00pt" fo:font-weight="normal" fo:font-family="Calibri" style:font-family-asian="Calibri" style:font-family-complex="Calibri" fo:background-color="transparent" style:use-window-font-color="true"/>
    </style:style>
    <style:style style:name="T709" style:family="text">
      <style:text-properties fo:font-size="10.00pt" fo:font-weight="normal" fo:font-family="Calibri" style:font-family-asian="Calibri" style:font-family-complex="Calibri" fo:background-color="transparent" fo:color="#3333ff" fo:font-style="italic"/>
    </style:style>
    <style:style style:name="T710" style:family="text">
      <style:text-properties fo:font-size="11.00pt" fo:font-weight="normal" fo:font-family="Calibri" style:font-family-asian="Calibri" style:font-family-complex="Calibri" fo:background-color="transparent" style:use-window-font-color="true"/>
    </style:style>
    <style:style style:name="T711" style:family="text">
      <style:text-properties fo:font-size="10.00pt" fo:font-weight="normal" fo:font-family="Calibri" style:font-family-asian="Calibri" style:font-family-complex="Calibri" fo:background-color="transparent" fo:color="#3333ff" fo:font-style="italic"/>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0.00pt" fo:font-weight="normal" fo:font-family="Calibri" style:font-family-asian="Calibri" style:font-family-complex="Calibri" fo:background-color="transparent" fo:color="#3333ff" fo:font-style="italic"/>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0.00pt" fo:font-weight="normal" fo:font-family="Calibri" style:font-family-asian="Calibri" style:font-family-complex="Calibri" fo:background-color="transparent" fo:color="#3333ff" fo:font-style="italic"/>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0.00pt" fo:font-weight="normal" fo:font-family="Calibri" style:font-family-asian="Calibri" style:font-family-complex="Calibri" fo:background-color="transparent" fo:color="#3333ff" fo:font-style="italic"/>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0.00pt" fo:font-weight="normal" fo:font-family="Calibri" style:font-family-asian="Calibri" style:font-family-complex="Calibri" fo:background-color="transparent" fo:color="#3333ff" fo:font-style="italic"/>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0.00pt" fo:font-weight="normal" fo:font-family="Calibri" style:font-family-asian="Calibri" style:font-family-complex="Calibri" fo:background-color="transparent" fo:color="#3333ff" fo:font-style="italic"/>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0.00pt" fo:font-weight="normal" fo:font-family="Calibri" style:font-family-asian="Calibri" style:font-family-complex="Calibri" fo:background-color="transparent" fo:color="#3333ff" fo:font-style="italic"/>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0.00pt" fo:font-weight="normal" fo:font-family="Calibri" style:font-family-asian="Calibri" style:font-family-complex="Calibri" fo:background-color="transparent" fo:color="#3333ff" fo:font-style="italic"/>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0.00pt" fo:font-weight="normal" fo:font-family="Calibri" style:font-family-asian="Calibri" style:font-family-complex="Calibri" fo:background-color="transparent" fo:color="#3333ff" fo:font-style="italic"/>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0.00pt" fo:font-weight="normal" fo:font-family="Calibri" style:font-family-asian="Calibri" style:font-family-complex="Calibri" fo:background-color="transparent" fo:color="#3333ff" fo:font-style="italic"/>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0.00pt" fo:font-weight="normal" fo:font-family="Calibri" style:font-family-asian="Calibri" style:font-family-complex="Calibri" fo:background-color="transparent" fo:color="#3333ff" fo:font-style="italic"/>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0.00pt" fo:font-weight="normal" fo:font-family="Calibri" style:font-family-asian="Calibri" style:font-family-complex="Calibri" fo:background-color="transparent" fo:color="#3333ff" fo:font-style="italic"/>
    </style:style>
    <style:style style:name="T734" style:family="text">
      <style:text-properties fo:font-size="11.00pt" fo:font-weight="normal" fo:font-family="Calibri" style:font-family-asian="Calibri" style:font-family-complex="Calibri" fo:background-color="transparent" style:use-window-font-color="true"/>
    </style:style>
    <style:style style:name="T735" style:family="text">
      <style:text-properties fo:font-size="10.00pt" fo:font-weight="normal" fo:font-family="Calibri" style:font-family-asian="Calibri" style:font-family-complex="Calibri" fo:background-color="transparent" fo:color="#3333ff" fo:font-style="italic"/>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0.00pt" fo:font-weight="normal" fo:font-family="Calibri" style:font-family-asian="Calibri" style:font-family-complex="Calibri" fo:background-color="transparent" fo:color="#3333ff" fo:font-style="italic"/>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0.00pt" fo:font-weight="normal" fo:font-family="Calibri" style:font-family-asian="Calibri" style:font-family-complex="Calibri" fo:background-color="transparent" fo:color="#3333ff" fo:font-style="italic"/>
    </style:style>
    <style:style style:name="T740" style:family="text">
      <style:text-properties fo:font-size="10.00pt" fo:font-weight="normal" style:text-underline-mode="continuous" style:text-underline-type="single" style:text-underline-style="solid" style:text-underline-width="normal" fo:font-family="Calibri" style:font-family-asian="Calibri" style:font-family-complex="Calibri" fo:background-color="transparent" fo:color="#3333ff" text:display="none" fo:font-style="italic"/>
    </style:style>
    <style:style style:name="T741" style:family="text">
      <style:text-properties fo:font-size="10.00pt" fo:font-weight="normal" style:text-underline-mode="continuous" style:text-underline-type="single" style:text-underline-style="solid" style:text-underline-width="normal" fo:font-family="Calibri" style:font-family-asian="Calibri" style:font-family-complex="Calibri" fo:background-color="transparent" fo:color="#3333ff" fo:font-style="italic"/>
    </style:style>
    <style:style style:name="T742" style:family="text">
      <style:text-properties fo:font-size="10.00pt" fo:font-weight="normal" fo:font-family="Calibri" style:font-family-asian="Calibri" style:font-family-complex="Calibri" fo:background-color="transparent" fo:color="#3333ff" fo:font-style="italic"/>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0.00pt" fo:font-weight="normal" fo:font-family="Calibri" style:font-family-asian="Calibri" style:font-family-complex="Calibri" fo:background-color="transparent" fo:color="#3333ff" fo:font-style="italic"/>
    </style:style>
    <style:style style:name="T745" style:family="text">
      <style:text-properties fo:font-size="11.00pt" fo:font-weight="normal" fo:font-family="Calibri" style:font-family-asian="Calibri" style:font-family-complex="Calibri" fo:background-color="transparent" style:use-window-font-color="true"/>
    </style:style>
    <style:style style:name="T746" style:family="text">
      <style:text-properties fo:font-size="13.00pt" fo:font-weight="bold" fo:font-family="Cambria" style:font-family-asian="Cambria" style:font-family-complex="Cambria" fo:background-color="transparent" style:use-window-font-color="true"/>
    </style:style>
    <style:style style:name="T747" style:family="text">
      <style:text-properties fo:font-size="11.00pt" fo:font-weight="normal" fo:font-family="Calibri" style:font-family-asian="Calibri" style:font-family-complex="Calibri" fo:background-color="transparent" fo:color="#3333ff" fo:font-style="italic"/>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4.00pt" fo:font-weight="bold" fo:font-family="Cambria" style:font-family-asian="Cambria" style:font-family-complex="Cambria" fo:background-color="transparent" style:use-window-font-color="true"/>
    </style:style>
    <style:style style:name="T750" style:family="text">
      <style:text-properties fo:font-size="13.00pt" fo:font-weight="bold" fo:font-family="Cambria" style:font-family-asian="Cambria" style:font-family-complex="Cambria" fo:background-color="transparent" style:use-window-font-color="true"/>
    </style:style>
    <style:style style:name="T751" style:family="text">
      <style:text-properties fo:font-size="11.00pt" fo:font-weight="normal" fo:font-family="Calibri" style:font-family-asian="Calibri" style:font-family-complex="Calibri" fo:background-color="transparent" fo:color="#3333ff" fo:font-style="italic"/>
    </style:style>
    <style:style style:name="T752" style:family="text">
      <style:text-properties fo:font-size="13.00pt" fo:font-weight="bold" fo:font-family="Cambria" style:font-family-asian="Cambria" style:font-family-complex="Cambria" fo:background-color="transparent" style:use-window-font-color="true"/>
    </style:style>
    <style:style style:name="T753" style:family="text">
      <style:text-properties fo:font-size="11.00pt" fo:font-weight="normal" fo:font-family="Calibri" style:font-family-asian="Calibri" style:font-family-complex="Calibri" fo:background-color="transparent" fo:color="#3333ff" fo:font-style="italic"/>
    </style:style>
    <style:style style:name="T754" style:family="text">
      <style:text-properties fo:font-size="11.00pt" fo:font-weight="bold" fo:font-family="Calibri" style:font-family-asian="Calibri" style:font-family-complex="Calibri" fo:background-color="transparent" fo:color="#3333ff" fo:font-style="italic"/>
    </style:style>
    <style:style style:name="T755" style:family="text">
      <style:text-properties fo:font-size="11.00pt" fo:font-weight="normal" fo:font-family="Calibri" style:font-family-asian="Calibri" style:font-family-complex="Calibri" fo:background-color="transparent" fo:color="#3333ff" fo:font-style="italic"/>
    </style:style>
    <style:style style:name="T756" style:family="text">
      <style:text-properties fo:font-size="11.00pt" fo:font-weight="bold" fo:font-family="Calibri" style:font-family-asian="Calibri" style:font-family-complex="Calibri" fo:background-color="transparent" fo:color="#3333ff" fo:font-style="italic"/>
    </style:style>
    <style:style style:name="T757" style:family="text">
      <style:text-properties fo:font-size="11.00pt" fo:font-weight="normal" fo:font-family="Calibri" style:font-family-asian="Calibri" style:font-family-complex="Calibri" fo:background-color="transparent" fo:color="#3333ff" fo:font-style="italic"/>
    </style:style>
    <style:style style:name="T758" style:family="text">
      <style:text-properties fo:font-size="11.00pt" fo:font-weight="normal" fo:font-family="Calibri" style:font-family-asian="Calibri" style:font-family-complex="Calibri" fo:background-color="transparent" style:use-window-font-color="true"/>
    </style:style>
    <style:style style:name="T759" style:family="text">
      <style:text-properties fo:font-size="11.00pt" fo:font-weight="normal" fo:font-family="Calibri" style:font-family-asian="Calibri" style:font-family-complex="Calibri" fo:background-color="transparent" fo:color="#3333ff" fo:font-style="italic"/>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4.00pt" fo:font-weight="bold" fo:font-family="Cambria" style:font-family-asian="Cambria" style:font-family-complex="Cambria" fo:background-color="transparent" style:use-window-font-color="true"/>
    </style:style>
    <style:style style:name="T762" style:family="text">
      <style:text-properties fo:font-size="11.00pt" fo:font-weight="normal" fo:font-family="Calibri" style:font-family-asian="Calibri" style:font-family-complex="Calibri" fo:background-color="transparent" fo:color="#0000cc" fo:font-style="italic"/>
    </style:style>
    <style:style style:name="T763" style:family="text">
      <style:text-properties fo:font-size="12.00pt" fo:font-weight="normal" fo:font-family="'Times New Roman'" style:font-family-asian="'Times New Roman'" style:font-family-complex="'Times New Roman'" fo:background-color="transparent" fo:color="#0000cc" fo:font-style="italic"/>
    </style:style>
    <style:style style:name="T764" style:family="text">
      <style:text-properties fo:font-size="11.00pt" fo:font-weight="normal" fo:font-family="Calibri" style:font-family-asian="Calibri" style:font-family-complex="Calibri" fo:background-color="transparent" fo:color="#0000cc" fo:font-style="italic"/>
    </style:style>
    <style:style style:name="T765" style:family="text">
      <style:text-properties fo:font-size="11.00pt" fo:font-weight="normal" fo:font-family="Calibri" style:font-family-asian="Calibri" style:font-family-complex="Calibri" fo:background-color="transparent" fo:color="#0000cc"/>
    </style:style>
    <style:style style:name="T766" style:family="text">
      <style:text-properties fo:font-size="11.00pt" fo:font-weight="normal" fo:font-family="Calibri" style:font-family-asian="Calibri" style:font-family-complex="Calibri" fo:background-color="transparent" fo:color="#0000cc" fo:font-style="italic"/>
    </style:style>
    <style:style style:name="T767" style:family="text">
      <style:text-properties fo:font-size="11.00pt" fo:font-weight="normal" fo:font-family="Calibri" style:font-family-asian="Calibri" style:font-family-complex="Calibri" fo:background-color="transparent" fo:color="#0000cc"/>
    </style:style>
    <style:style style:name="T768" style:family="text">
      <style:text-properties fo:font-size="11.00pt" fo:font-weight="normal" fo:font-family="Calibri" style:font-family-asian="Calibri" style:font-family-complex="Calibri" fo:background-color="transparent" fo:color="#0000cc" fo:font-style="italic"/>
    </style:style>
    <style:style style:name="T769" style:family="text">
      <style:text-properties fo:font-size="11.00pt" fo:font-weight="normal" fo:font-family="Calibri" style:font-family-asian="Calibri" style:font-family-complex="Calibri" fo:background-color="transparent" style:use-window-font-color="true"/>
    </style:style>
    <style:style style:name="T770" style:family="text">
      <style:text-properties fo:font-size="10.00pt" fo:font-weight="bold" fo:font-family="Calibri" style:font-family-asian="Calibri" style:font-family-complex="Calibri" fo:background-color="transparent" style:use-window-font-color="true"/>
    </style:style>
    <style:style style:name="T771" style:family="text">
      <style:text-properties fo:font-size="13.00pt" fo:font-weight="bold" fo:font-family="Cambria" style:font-family-asian="Cambria" style:font-family-complex="Cambria" fo:background-color="transparent" style:use-window-font-color="true"/>
    </style:style>
    <style:style style:name="T772" style:family="text">
      <style:text-properties fo:font-size="11.00pt" fo:font-weight="normal" fo:font-family="Calibri" style:font-family-asian="Calibri" style:font-family-complex="Calibri" fo:background-color="transparent" fo:color="#0000cc" fo:font-style="italic"/>
    </style:style>
    <style:style style:name="T773" style:family="text">
      <style:text-properties fo:font-size="11.00pt" fo:font-weight="normal" fo:font-family="Calibri" style:font-family-asian="Calibri" style:font-family-complex="Calibri" fo:background-color="transparent" style:use-window-font-color="true"/>
    </style:style>
    <style:style style:name="T774" style:family="text">
      <style:text-properties fo:font-size="10.00pt" fo:font-weight="bold" fo:font-family="Calibri" style:font-family-asian="Calibri" style:font-family-complex="Calibri" fo:background-color="transparent" style:use-window-font-color="true"/>
    </style:style>
    <style:style style:name="T775" style:family="text">
      <style:text-properties fo:font-size="11.00pt" fo:font-weight="normal" fo:font-family="Calibri" style:font-family-asian="Calibri" style:font-family-complex="Calibri" fo:background-color="transparent" style:use-window-font-color="true"/>
    </style:style>
    <style:style style:name="T776" style:family="text">
      <style:text-properties fo:font-size="10.00pt" fo:font-weight="bold" fo:font-family="Calibri" style:font-family-asian="Calibri" style:font-family-complex="Calibri" fo:background-color="transparent" style:use-window-font-color="true"/>
    </style:style>
    <style:style style:name="T777" style:family="text">
      <style:text-properties fo:font-size="11.00pt" fo:font-weight="normal" fo:font-family="Calibri" style:font-family-asian="Calibri" style:font-family-complex="Calibri" fo:background-color="transparent" style:use-window-font-color="true"/>
    </style:style>
    <style:style style:name="T778" style:family="text">
      <style:text-properties fo:font-size="14.00pt" fo:font-weight="bold" fo:font-family="Cambria" style:font-family-asian="Cambria" style:font-family-complex="Cambria" fo:background-color="transparent" style:use-window-font-color="true"/>
    </style:style>
    <style:style style:name="T779" style:family="text">
      <style:text-properties fo:font-size="11.00pt" fo:font-weight="normal" fo:font-family="Calibri" style:font-family-asian="Calibri" style:font-family-complex="Calibri" fo:background-color="transparent" fo:color="#3333ff" fo:font-style="italic"/>
    </style:style>
    <style:style style:name="T780" style:family="text">
      <style:text-properties fo:font-size="11.00pt" fo:font-weight="normal" fo:font-family="Calibri" style:font-family-asian="Calibri" style:font-family-complex="Calibri" fo:background-color="transparent" style:use-window-font-color="true"/>
    </style:style>
    <style:style style:name="T781" style:family="text">
      <style:text-properties fo:font-size="11.00pt" fo:font-weight="normal" fo:font-family="Calibri" style:font-family-asian="Calibri" style:font-family-complex="Calibri" fo:background-color="transparent" style:use-window-font-color="true"/>
    </style:style>
    <style:style style:name="T782" style:family="text">
      <style:text-properties fo:font-size="11.00pt" fo:font-weight="bold" fo:font-family="Calibri" style:font-family-asian="Calibri" style:font-family-complex="Calibri" fo:background-color="transparent" fo:color="#ffffff"/>
    </style:style>
    <style:style style:name="T783" style:family="text">
      <style:text-properties fo:font-size="11.00pt" fo:font-weight="normal" fo:font-family="Calibri" style:font-family-asian="Calibri" style:font-family-complex="Calibri" fo:background-color="transparent" style:use-window-font-color="true"/>
    </style:style>
    <style:style style:name="T784" style:family="text">
      <style:text-properties fo:font-size="11.00pt" fo:font-weight="bold" fo:font-family="Calibri" style:font-family-asian="Calibri" style:font-family-complex="Calibri" fo:background-color="transparent" fo:color="#ffffff"/>
    </style:style>
    <style:style style:name="T785" style:family="text">
      <style:text-properties fo:font-size="11.00pt" fo:font-weight="normal" fo:font-family="Calibri" style:font-family-asian="Calibri" style:font-family-complex="Calibri" fo:background-color="transparent" style:use-window-font-color="true"/>
    </style:style>
    <style:style style:name="T786" style:family="text">
      <style:text-properties fo:font-size="11.00pt" fo:font-weight="bold" fo:font-family="Calibri" style:font-family-asian="Calibri" style:font-family-complex="Calibri" fo:background-color="transparent" fo:color="#ffffff"/>
    </style:style>
    <style:style style:name="T787" style:family="text">
      <style:text-properties fo:font-size="11.00pt" fo:font-weight="normal" fo:font-family="Calibri" style:font-family-asian="Calibri" style:font-family-complex="Calibri" fo:background-color="transparent" style:use-window-font-color="true"/>
    </style:style>
    <style:style style:name="T788" style:family="text">
      <style:text-properties fo:font-size="10.00pt" fo:font-weight="normal" fo:font-family="Calibri" style:font-family-asian="Calibri" style:font-family-complex="Calibri" fo:background-color="transparent" fo:color="#0000ff" fo:font-style="italic"/>
    </style:style>
    <style:style style:name="T789" style:family="text">
      <style:text-properties fo:font-size="11.00pt" fo:font-weight="normal" fo:font-family="Calibri" style:font-family-asian="Calibri" style:font-family-complex="Calibri" fo:background-color="transparent" style:use-window-font-color="true"/>
    </style:style>
    <style:style style:name="T790" style:family="text">
      <style:text-properties fo:font-size="10.00pt" fo:font-weight="normal" fo:font-family="Calibri" style:font-family-asian="Calibri" style:font-family-complex="Calibri" fo:background-color="transparent" fo:color="#0000ff" fo:font-style="italic"/>
    </style:style>
    <style:style style:name="T791" style:family="text">
      <style:text-properties fo:font-size="11.00pt" fo:font-weight="normal" fo:font-family="Calibri" style:font-family-asian="Calibri" style:font-family-complex="Calibri" fo:background-color="transparent" style:use-window-font-color="true"/>
    </style:style>
    <style:style style:name="T792" style:family="text">
      <style:text-properties fo:font-size="10.00pt" fo:font-weight="normal" fo:font-family="Calibri" style:font-family-asian="Calibri" style:font-family-complex="Calibri" fo:background-color="transparent" fo:color="#0000ff" fo:font-style="italic"/>
    </style:style>
    <style:style style:name="T793" style:family="text">
      <style:text-properties fo:font-size="11.00pt" fo:font-weight="normal" fo:font-family="Calibri" style:font-family-asian="Calibri" style:font-family-complex="Calibri" fo:background-color="transparent" style:use-window-font-color="true"/>
    </style:style>
    <style:style style:name="T794" style:family="text">
      <style:text-properties fo:font-size="10.00pt" fo:font-weight="bold" fo:font-family="Calibri" style:font-family-asian="Calibri" style:font-family-complex="Calibri" fo:background-color="transparent" style:use-window-font-color="true"/>
    </style:style>
    <style:style style:name="T795" style:family="text">
      <style:text-properties fo:font-size="11.00pt" fo:font-weight="normal" fo:font-family="Calibri" style:font-family-asian="Calibri" style:font-family-complex="Calibri" fo:background-color="transparent" style:use-window-font-color="true"/>
    </style:style>
    <style:style style:name="T796" style:family="text">
      <style:text-properties fo:font-size="14.00pt" fo:font-weight="bold" fo:font-family="Cambria" style:font-family-asian="Cambria" style:font-family-complex="Cambria" fo:background-color="transparent" style:use-window-font-color="true"/>
    </style:style>
    <style:style style:name="T797" style:family="text">
      <style:text-properties fo:font-size="11.00pt" fo:font-weight="normal" fo:font-family="Calibri" style:font-family-asian="Calibri" style:font-family-complex="Calibri" fo:background-color="transparent" style:use-window-font-color="true"/>
    </style:style>
    <style:style style:name="T798" style:family="text">
      <style:text-properties fo:font-size="11.00pt" fo:font-weight="normal" fo:font-family="Calibri" style:font-family-asian="Calibri" style:font-family-complex="Calibri" fo:background-color="transparent" style:use-window-font-color="true"/>
    </style:style>
    <style:style style:name="T799" style:family="text">
      <style:text-properties fo:font-size="11.00pt" fo:font-weight="bold" fo:font-family="Calibri" style:font-family-asian="Calibri" style:font-family-complex="Calibri" fo:background-color="transparent" fo:color="#ffffff"/>
    </style:style>
    <style:style style:name="T800" style:family="text">
      <style:text-properties fo:font-size="11.00pt" fo:font-weight="normal" fo:font-family="Calibri" style:font-family-asian="Calibri" style:font-family-complex="Calibri" fo:background-color="transparent" style:use-window-font-color="true"/>
    </style:style>
    <style:style style:name="T801" style:family="text">
      <style:text-properties fo:font-size="11.00pt" fo:font-weight="bold" fo:font-family="Calibri" style:font-family-asian="Calibri" style:font-family-complex="Calibri" fo:background-color="transparent" fo:color="#ffffff"/>
    </style:style>
    <style:style style:name="T802" style:family="text">
      <style:text-properties fo:font-size="11.00pt" fo:font-weight="normal" fo:font-family="Calibri" style:font-family-asian="Calibri" style:font-family-complex="Calibri" fo:background-color="transparent" style:use-window-font-color="true"/>
    </style:style>
    <style:style style:name="T803" style:family="text">
      <style:text-properties fo:font-size="10.00pt" fo:font-weight="normal" fo:font-family="Calibri" style:font-family-asian="Calibri" style:font-family-complex="Calibri" fo:background-color="transparent" fo:color="#3333ff" fo:font-style="italic"/>
    </style:style>
    <style:style style:name="T804" style:family="text">
      <style:text-properties fo:font-size="11.00pt" fo:font-weight="normal" fo:font-family="Calibri" style:font-family-asian="Calibri" style:font-family-complex="Calibri" fo:background-color="transparent" style:use-window-font-color="true"/>
    </style:style>
    <style:style style:name="T805" style:family="text">
      <style:text-properties fo:font-size="10.00pt" fo:font-weight="normal" fo:font-family="Calibri" style:font-family-asian="Calibri" style:font-family-complex="Calibri" fo:background-color="transparent" fo:color="#3333ff" fo:font-style="italic"/>
    </style:style>
    <style:style style:name="T806" style:family="text">
      <style:text-properties fo:font-size="11.00pt" fo:font-weight="normal" fo:font-family="Calibri" style:font-family-asian="Calibri" style:font-family-complex="Calibri" fo:background-color="transparent" style:use-window-font-color="true"/>
    </style:style>
    <style:style style:name="T807" style:family="text">
      <style:text-properties fo:font-size="10.00pt" fo:font-weight="normal" fo:font-family="Calibri" style:font-family-asian="Calibri" style:font-family-complex="Calibri" fo:background-color="transparent" fo:color="#3333ff" fo:font-style="italic"/>
    </style:style>
    <style:style style:name="T808" style:family="text">
      <style:text-properties fo:font-size="11.00pt" fo:font-weight="normal" fo:font-family="Calibri" style:font-family-asian="Calibri" style:font-family-complex="Calibri" fo:background-color="transparent" style:use-window-font-color="true"/>
    </style:style>
    <style:style style:name="T809" style:family="text">
      <style:text-properties fo:font-size="10.00pt" fo:font-weight="normal" fo:font-family="Calibri" style:font-family-asian="Calibri" style:font-family-complex="Calibri" fo:background-color="transparent" fo:color="#3333ff" fo:font-style="italic"/>
    </style:style>
    <style:style style:name="T810" style:family="text">
      <style:text-properties fo:font-size="11.00pt" fo:font-weight="normal" fo:font-family="Calibri" style:font-family-asian="Calibri" style:font-family-complex="Calibri" fo:background-color="transparent" style:use-window-font-color="true"/>
    </style:style>
    <style:style style:name="T811" style:family="text">
      <style:text-properties fo:font-size="10.00pt" fo:font-weight="normal" fo:font-family="Calibri" style:font-family-asian="Calibri" style:font-family-complex="Calibri" fo:background-color="transparent" fo:color="#3333ff" fo:font-style="italic"/>
    </style:style>
    <style:style style:name="T812" style:family="text">
      <style:text-properties fo:font-size="11.00pt" fo:font-weight="normal" fo:font-family="Calibri" style:font-family-asian="Calibri" style:font-family-complex="Calibri" fo:background-color="transparent" style:use-window-font-color="true"/>
    </style:style>
    <style:style style:name="T813" style:family="text">
      <style:text-properties fo:font-size="10.00pt" fo:font-weight="normal" fo:font-family="Calibri" style:font-family-asian="Calibri" style:font-family-complex="Calibri" fo:background-color="transparent" fo:color="#3333ff" fo:font-style="italic"/>
    </style:style>
    <style:style style:name="T814" style:family="text">
      <style:text-properties fo:font-size="11.00pt" fo:font-weight="normal" fo:font-family="Calibri" style:font-family-asian="Calibri" style:font-family-complex="Calibri" fo:background-color="transparent" style:use-window-font-color="true"/>
    </style:style>
    <style:style style:name="T815" style:family="text">
      <style:text-properties fo:font-size="10.00pt" fo:font-weight="bold" fo:font-family="Calibri" style:font-family-asian="Calibri" style:font-family-complex="Calibri" fo:background-color="transparent" style:use-window-font-color="true"/>
    </style:style>
    <style:style style:name="T816" style:family="text">
      <style:text-properties fo:font-size="11.00pt" fo:font-weight="normal" fo:font-family="Calibri" style:font-family-asian="Calibri" style:font-family-complex="Calibri" fo:background-color="transparent" style:use-window-font-color="true"/>
    </style:style>
    <style:style style:name="T817" style:family="text">
      <style:text-properties fo:font-size="14.00pt" fo:font-weight="bold" fo:font-family="Cambria" style:font-family-asian="Cambria" style:font-family-complex="Cambria" fo:background-color="transparent" style:use-window-font-color="true"/>
    </style:style>
    <style:style style:name="T818" style:family="text">
      <style:text-properties fo:font-size="11.00pt" fo:font-weight="normal" fo:font-family="Calibri" style:font-family-asian="Calibri" style:font-family-complex="Calibri" fo:background-color="transparent" style:use-window-font-color="true"/>
    </style:style>
    <style:style style:name="T819" style:family="text">
      <style:text-properties fo:font-size="11.00pt" fo:font-weight="normal" fo:font-family="Calibri" style:font-family-asian="Calibri" style:font-family-complex="Calibri" fo:background-color="transparent" style:use-window-font-color="true" fo:font-style="italic"/>
    </style:style>
    <style:style style:name="T820" style:family="text">
      <style:text-properties fo:font-size="11.00pt" fo:font-weight="normal" fo:font-family="Calibri" style:font-family-asian="Calibri" style:font-family-complex="Calibri" fo:background-color="transparent" style:use-window-font-color="true"/>
    </style:style>
    <style:style style:name="T821" style:family="text">
      <style:text-properties fo:font-size="11.00pt" fo:font-weight="normal" fo:font-family="Calibri" style:font-family-asian="Calibri" style:font-family-complex="Calibri" fo:background-color="transparent" style:use-window-font-color="true" fo:font-style="italic"/>
    </style:style>
    <style:style style:name="T822" style:family="text">
      <style:text-properties fo:font-size="11.00pt" fo:font-weight="normal" fo:font-family="Calibri" style:font-family-asian="Calibri" style:font-family-complex="Calibri" fo:background-color="transparent" style:use-window-font-color="true"/>
    </style:style>
    <style:style style:name="T823" style:family="text">
      <style:text-properties fo:font-size="12.00pt" fo:font-weight="normal" fo:font-family="'Times New Roman'" style:font-family-asian="'Times New Roman'" style:font-family-complex="'Times New Roman'" fo:background-color="transparent" style:use-window-font-color="true"/>
    </style:style>
    <style:style style:name="T824" style:family="text">
      <style:text-properties fo:font-size="11.00pt" fo:font-weight="normal" fo:font-family="Calibri" style:font-family-asian="Calibri" style:font-family-complex="Calibri" fo:background-color="transparent" style:use-window-font-color="true"/>
    </style:style>
    <style:style style:name="T825" style:family="text">
      <style:text-properties fo:font-size="14.00pt" fo:font-weight="bold" fo:font-family="Cambria" style:font-family-asian="Cambria" style:font-family-complex="Cambria" fo:background-color="transparent" style:use-window-font-color="true"/>
    </style:style>
    <style:style style:name="T826" style:family="text">
      <style:text-properties fo:font-size="11.00pt" fo:font-weight="normal" fo:font-family="Calibri" style:font-family-asian="Calibri" style:font-family-complex="Calibri" fo:background-color="transparent" style:use-window-font-color="true"/>
    </style:style>
    <style:style style:name="T827" style:family="text">
      <style:text-properties fo:font-size="11.00pt" fo:font-weight="bold" fo:font-family="Calibri" style:font-family-asian="Calibri" style:font-family-complex="Calibri" fo:background-color="transparent" style:use-window-font-color="true"/>
    </style:style>
    <style:style style:name="T82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6.00pt"/>
    </style:style>
    <style:style style:name="P2" style:family="paragraph">
      <style:paragraph-properties fo:line-height="115.00%" fo:text-align="left" fo:margin-left="36.00pt" fo:text-indent="0.00pt" fo:margin-bottom="6.00pt"/>
    </style:style>
    <style:style style:name="P3" style:family="paragraph">
      <style:paragraph-properties fo:line-height="115.00%" fo:text-align="left" fo:margin-left="72.00pt" fo:text-indent="0.00pt" fo:margin-top="6.00pt" fo:margin-bottom="12.00pt"/>
    </style:style>
    <style:style style:name="P4" style:family="paragraph">
      <style:paragraph-properties fo:line-height="115.00%" fo:text-align="left" fo:margin-left="72.00pt" fo:text-indent="0.00pt" fo:margin-top="6.00pt" fo:margin-bottom="12.00pt"/>
    </style:style>
    <style:style style:name="P5" style:family="paragraph">
      <style:paragraph-properties fo:line-height="115.00%" fo:text-align="left" fo:margin-left="189.00pt" fo:text-indent="0.00pt" fo:margin-top="6.00pt" fo:margin-bottom="12.00pt"/>
    </style:style>
    <style:style style:name="P6" style:family="paragraph">
      <style:paragraph-properties fo:line-height="115.00%" fo:text-align="left" fo:margin-left="27.00pt" fo:text-indent="0.00pt" fo:margin-bottom="6.00pt"/>
    </style:style>
    <style:style style:name="P7" style:family="paragraph">
      <style:paragraph-properties fo:line-height="115.00%" fo:text-align="left" fo:margin-left="27.00pt" fo:text-indent="0.00pt" fo:margin-bottom="6.00pt"/>
    </style:style>
    <style:style style:name="P8" style:family="paragraph">
      <style:paragraph-properties fo:line-height="115.00%" fo:text-align="left" fo:margin-top="12.00pt" fo:margin-bottom="6.00pt"/>
    </style:style>
    <style:style style:name="P9" style:family="paragraph">
      <style:paragraph-properties fo:line-height="115.00%" fo:text-align="left" fo:margin-left="18.00pt" fo:text-indent="-18.00pt" fo:margin-top="12.00pt" fo:margin-bottom="6.00pt"/>
    </style:style>
    <style:style style:name="P10" style:family="paragraph">
      <style:paragraph-properties fo:line-height="115.00%" fo:text-align="left" fo:margin-bottom="6.00pt"/>
    </style:style>
    <style:style style:name="P11" style:family="paragraph">
      <style:paragraph-properties fo:line-height="100.00%" fo:text-align="left" fo:margin-left="-0.20pt" fo:text-indent="-5.65pt">
        <style:tab-stops>
          <style:tab-stop style:position="73.10pt"/>
          <style:tab-stop style:position="65793.20pt" style:leader-style="dotted"/>
          <style:tab-stop style:position="133609.05pt" style:char="." style:type="char"/>
          <style:tab-stop style:position="0.20pt"/>
        </style:tab-stops>
      </style:paragraph-properties>
    </style:style>
    <style:style style:name="P12" style:family="paragraph">
      <style:paragraph-properties fo:line-height="115.00%" fo:text-align="center"/>
    </style:style>
    <style:style style:name="P13" style:family="paragraph">
      <style:paragraph-properties fo:line-height="100.00%" fo:text-align="left" fo:margin-left="-0.20pt" fo:text-indent="-5.65pt">
        <style:tab-stops>
          <style:tab-stop style:position="73.10pt"/>
          <style:tab-stop style:position="65793.20pt" style:leader-style="dotted"/>
          <style:tab-stop style:position="133609.05pt" style:char="." style:type="char"/>
          <style:tab-stop style:position="0.20pt"/>
        </style:tab-stops>
      </style:paragraph-properties>
    </style:style>
    <style:style style:name="P14" style:family="paragraph">
      <style:paragraph-properties fo:line-height="100.00%" fo:text-align="left" fo:margin-left="-0.20pt" fo:text-indent="-5.65pt">
        <style:tab-stops>
          <style:tab-stop style:position="73.10pt"/>
          <style:tab-stop style:position="65793.20pt" style:leader-style="dotted"/>
          <style:tab-stop style:position="448181.85pt" style:type="right"/>
          <style:tab-stop style:position="0.20pt"/>
        </style:tab-stops>
      </style:paragraph-properties>
    </style:style>
    <style:style style:name="P15" style:family="paragraph">
      <style:paragraph-properties fo:line-height="115.00%" fo:text-align="left" fo:margin-top="3.00pt" fo:margin-bottom="3.00pt"/>
    </style:style>
    <style:style style:name="P16" style:family="paragraph">
      <style:paragraph-properties fo:line-height="100.00%" fo:text-align="left" fo:margin-left="-0.20pt" fo:text-indent="-5.65pt">
        <style:tab-stops>
          <style:tab-stop style:position="73.10pt"/>
          <style:tab-stop style:position="65793.20pt" style:leader-style="dotted"/>
          <style:tab-stop style:position="448181.85pt" style:type="right"/>
          <style:tab-stop style:position="0.20pt"/>
        </style:tab-stops>
      </style:paragraph-properties>
    </style:style>
    <style:style style:name="P17" style:family="paragraph">
      <style:paragraph-properties fo:line-height="115.00%" fo:text-align="left" fo:margin-top="3.00pt" fo:margin-bottom="3.00pt"/>
    </style:style>
    <style:style style:name="P18" style:family="paragraph">
      <style:paragraph-properties fo:line-height="100.00%" fo:text-align="left" fo:margin-left="-0.20pt" fo:text-indent="-5.65pt">
        <style:tab-stops>
          <style:tab-stop style:position="73.10pt"/>
          <style:tab-stop style:position="65793.20pt" style:leader-style="dotted"/>
          <style:tab-stop style:position="448181.85pt" style:type="right"/>
          <style:tab-stop style:position="0.20pt"/>
        </style:tab-stops>
      </style:paragraph-properties>
    </style:style>
    <style:style style:name="P19" style:family="paragraph">
      <style:paragraph-properties fo:line-height="115.00%" fo:text-align="left" fo:margin-top="3.00pt" fo:margin-bottom="3.00pt"/>
    </style:style>
    <style:style style:name="P20" style:family="paragraph">
      <style:paragraph-properties fo:line-height="100.00%" fo:text-align="left" fo:margin-left="-0.20pt" fo:text-indent="-5.65pt">
        <style:tab-stops>
          <style:tab-stop style:position="73.10pt"/>
          <style:tab-stop style:position="65793.20pt" style:leader-style="dotted"/>
          <style:tab-stop style:position="448181.85pt" style:type="right"/>
          <style:tab-stop style:position="0.20pt"/>
        </style:tab-stops>
      </style:paragraph-properties>
    </style:style>
    <style:style style:name="P21" style:family="paragraph">
      <style:paragraph-properties fo:line-height="115.00%" fo:text-align="left" fo:margin-top="3.00pt" fo:margin-bottom="3.00pt"/>
    </style:style>
    <style:style style:name="P22" style:family="paragraph">
      <style:paragraph-properties fo:line-height="100.00%" fo:text-align="left" fo:margin-left="-0.20pt" fo:text-indent="-5.65pt">
        <style:tab-stops>
          <style:tab-stop style:position="73.10pt"/>
          <style:tab-stop style:position="65793.20pt" style:leader-style="dotted"/>
          <style:tab-stop style:position="448181.85pt" style:type="right"/>
          <style:tab-stop style:position="0.20pt"/>
        </style:tab-stops>
      </style:paragraph-properties>
    </style:style>
    <style:style style:name="P23" style:family="paragraph">
      <style:paragraph-properties fo:line-height="115.00%" fo:text-align="left" fo:margin-top="3.00pt" fo:margin-bottom="3.00pt"/>
    </style:style>
    <style:style style:name="P24" style:family="paragraph">
      <style:paragraph-properties fo:line-height="100.00%" fo:text-align="left" fo:margin-left="-0.20pt" fo:text-indent="-5.65pt">
        <style:tab-stops>
          <style:tab-stop style:position="73.10pt"/>
          <style:tab-stop style:position="65793.20pt" style:leader-style="dotted"/>
          <style:tab-stop style:position="448181.85pt" style:type="right"/>
          <style:tab-stop style:position="0.20pt"/>
        </style:tab-stops>
      </style:paragraph-properties>
    </style:style>
    <style:style style:name="P25" style:family="paragraph">
      <style:paragraph-properties fo:line-height="115.00%" fo:text-align="left" fo:margin-left="18.00pt" fo:text-indent="0.00pt"/>
    </style:style>
    <style:style style:name="P26" style:family="paragraph">
      <style:paragraph-properties fo:line-height="115.00%" fo:text-align="left" fo:margin-left="36.00pt" fo:text-indent="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style:style>
    <style:style style:name="P28" style:family="paragraph">
      <style:paragraph-properties fo:line-height="115.00%" fo:text-align="left" fo:margin-left="36.00pt" fo:text-indent="-18.00pt"/>
    </style:style>
    <style:style style:name="P29" style:family="paragraph">
      <style:paragraph-properties fo:line-height="115.00%" fo:text-align="left" fo:margin-bottom="6.00pt"/>
    </style:style>
    <style:style style:name="P30" style:family="paragraph">
      <style:paragraph-properties fo:line-height="115.00%" fo:text-align="left" fo:margin-bottom="6.00pt"/>
    </style:style>
    <style:style style:name="P31" style:family="paragraph">
      <style:paragraph-properties fo:line-height="115.00%" fo:text-align="left" fo:margin-bottom="5.00pt">
        <style:tab-stops>
          <style:tab-stop style:position="467.50pt" style:type="right" style:leader-style="dotted"/>
        </style:tab-stops>
      </style:paragraph-properties>
    </style:style>
    <style:style style:name="P32" style:family="paragraph">
      <style:paragraph-properties fo:line-height="115.00%" fo:text-align="left" fo:margin-bottom="5.00pt">
        <style:tab-stops>
          <style:tab-stop style:position="24.00pt"/>
          <style:tab-stop style:position="467.50pt" style:type="right" style:leader-style="dotted"/>
        </style:tab-stops>
      </style:paragraph-properties>
    </style:style>
    <style:style style:name="P33" style:family="paragraph">
      <style:paragraph-properties fo:line-height="115.00%" fo:text-align="left" fo:margin-left="12.00pt" fo:text-indent="0.00pt" fo:margin-bottom="5.00pt">
        <style:tab-stops>
          <style:tab-stop style:position="455.50pt" style:type="right" style:leader-style="dotted"/>
        </style:tab-stops>
      </style:paragraph-properties>
    </style:style>
    <style:style style:name="P34" style:family="paragraph">
      <style:paragraph-properties fo:line-height="115.00%" fo:text-align="left" fo:margin-left="12.00pt" fo:text-indent="0.00pt" fo:margin-bottom="5.00pt">
        <style:tab-stops>
          <style:tab-stop style:position="32.00pt"/>
          <style:tab-stop style:position="455.50pt" style:type="right" style:leader-style="dotted"/>
        </style:tab-stops>
      </style:paragraph-properties>
    </style:style>
    <style:style style:name="P35" style:family="paragraph">
      <style:paragraph-properties fo:line-height="115.00%" fo:text-align="left" fo:margin-bottom="5.00pt">
        <style:tab-stops>
          <style:tab-stop style:position="24.00pt"/>
          <style:tab-stop style:position="467.50pt" style:type="right" style:leader-style="dotted"/>
        </style:tab-stops>
      </style:paragraph-properties>
    </style:style>
    <style:style style:name="P36" style:family="paragraph">
      <style:paragraph-properties fo:line-height="115.00%" fo:text-align="left" fo:margin-left="12.00pt" fo:text-indent="0.00pt" fo:margin-bottom="5.00pt">
        <style:tab-stops>
          <style:tab-stop style:position="32.00pt"/>
          <style:tab-stop style:position="455.50pt" style:type="right" style:leader-style="dotted"/>
        </style:tab-stops>
      </style:paragraph-properties>
    </style:style>
    <style:style style:name="P37" style:family="paragraph">
      <style:paragraph-properties fo:line-height="115.00%" fo:text-align="left" fo:margin-left="24.00pt" fo:text-indent="0.00pt" fo:margin-bottom="5.00pt">
        <style:tab-stops>
          <style:tab-stop style:position="42.00pt"/>
          <style:tab-stop style:position="443.50pt" style:type="right" style:leader-style="dotted"/>
        </style:tab-stops>
      </style:paragraph-properties>
    </style:style>
    <style:style style:name="P38" style:family="paragraph">
      <style:paragraph-properties fo:line-height="115.00%" fo:text-align="left" fo:margin-bottom="5.00pt">
        <style:tab-stops>
          <style:tab-stop style:position="24.00pt"/>
          <style:tab-stop style:position="467.50pt" style:type="right" style:leader-style="dotted"/>
        </style:tab-stops>
      </style:paragraph-properties>
    </style:style>
    <style:style style:name="P39" style:family="paragraph">
      <style:paragraph-properties fo:line-height="115.00%" fo:text-align="left" fo:margin-left="12.00pt" fo:text-indent="0.00pt" fo:margin-bottom="5.00pt">
        <style:tab-stops>
          <style:tab-stop style:position="32.00pt"/>
          <style:tab-stop style:position="455.50pt" style:type="right" style:leader-style="dotted"/>
        </style:tab-stops>
      </style:paragraph-properties>
    </style:style>
    <style:style style:name="P40" style:family="paragraph">
      <style:paragraph-properties fo:line-height="115.00%" fo:text-align="left" fo:margin-left="24.00pt" fo:text-indent="0.00pt" fo:margin-bottom="5.00pt">
        <style:tab-stops>
          <style:tab-stop style:position="42.00pt"/>
          <style:tab-stop style:position="443.50pt" style:type="right" style:leader-style="dotted"/>
        </style:tab-stops>
      </style:paragraph-properties>
    </style:style>
    <style:style style:name="P41" style:family="paragraph">
      <style:paragraph-properties fo:line-height="115.00%" fo:text-align="left" fo:margin-left="12.00pt" fo:text-indent="0.00pt" fo:margin-bottom="5.00pt">
        <style:tab-stops>
          <style:tab-stop style:position="32.00pt"/>
          <style:tab-stop style:position="455.50pt" style:type="right" style:leader-style="dotted"/>
        </style:tab-stops>
      </style:paragraph-properties>
    </style:style>
    <style:style style:name="P42" style:family="paragraph">
      <style:paragraph-properties fo:line-height="115.00%" fo:text-align="left" fo:margin-bottom="5.00pt">
        <style:tab-stops>
          <style:tab-stop style:position="24.00pt"/>
          <style:tab-stop style:position="467.50pt" style:type="right" style:leader-style="dotted"/>
        </style:tab-stops>
      </style:paragraph-properties>
    </style:style>
    <style:style style:name="P43" style:family="paragraph">
      <style:paragraph-properties fo:line-height="115.00%" fo:text-align="left" fo:margin-left="12.00pt" fo:text-indent="0.00pt" fo:margin-bottom="5.00pt">
        <style:tab-stops>
          <style:tab-stop style:position="32.00pt"/>
          <style:tab-stop style:position="455.50pt" style:type="right" style:leader-style="dotted"/>
        </style:tab-stops>
      </style:paragraph-properties>
    </style:style>
    <style:style style:name="P44" style:family="paragraph">
      <style:paragraph-properties fo:line-height="115.00%" fo:text-align="left" fo:margin-bottom="5.00pt">
        <style:tab-stops>
          <style:tab-stop style:position="24.00pt"/>
          <style:tab-stop style:position="467.50pt" style:type="right" style:leader-style="dotted"/>
        </style:tab-stops>
      </style:paragraph-properties>
    </style:style>
    <style:style style:name="P45" style:family="paragraph">
      <style:paragraph-properties fo:line-height="115.00%" fo:text-align="left" fo:margin-left="12.00pt" fo:text-indent="0.00pt" fo:margin-bottom="5.00pt">
        <style:tab-stops>
          <style:tab-stop style:position="32.00pt"/>
          <style:tab-stop style:position="455.50pt" style:type="right" style:leader-style="dotted"/>
        </style:tab-stops>
      </style:paragraph-properties>
    </style:style>
    <style:style style:name="P46" style:family="paragraph">
      <style:paragraph-properties fo:line-height="115.00%" fo:text-align="left" fo:margin-bottom="5.00pt">
        <style:tab-stops>
          <style:tab-stop style:position="24.00pt"/>
          <style:tab-stop style:position="467.50pt" style:type="right" style:leader-style="dotted"/>
        </style:tab-stops>
      </style:paragraph-properties>
    </style:style>
    <style:style style:name="P47" style:family="paragraph">
      <style:paragraph-properties fo:line-height="115.00%" fo:text-align="left" fo:margin-left="12.00pt" fo:text-indent="0.00pt" fo:margin-bottom="5.00pt">
        <style:tab-stops>
          <style:tab-stop style:position="32.00pt"/>
          <style:tab-stop style:position="455.50pt" style:type="right" style:leader-style="dotted"/>
        </style:tab-stops>
      </style:paragraph-properties>
    </style:style>
    <style:style style:name="P48" style:family="paragraph">
      <style:paragraph-properties fo:line-height="115.00%" fo:text-align="left" fo:margin-bottom="5.00pt">
        <style:tab-stops>
          <style:tab-stop style:position="467.50pt" style:type="right" style:leader-style="dotted"/>
        </style:tab-stops>
      </style:paragraph-properties>
    </style:style>
    <style:style style:name="P49" style:family="paragraph">
      <style:paragraph-properties fo:line-height="115.00%" fo:text-align="left" fo:margin-left="12.00pt" fo:text-indent="0.00pt" fo:margin-bottom="5.00pt">
        <style:tab-stops>
          <style:tab-stop style:position="455.50pt" style:type="right" style:leader-style="dotted"/>
        </style:tab-stops>
      </style:paragraph-properties>
    </style:style>
    <style:style style:name="P50" style:family="paragraph">
      <style:paragraph-properties fo:line-height="115.00%" fo:text-align="left" fo:margin-bottom="6.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top="12.00pt" fo:margin-bottom="6.00pt"/>
    </style:style>
    <style:style style:name="P52" style:family="paragraph">
      <style:paragraph-properties fo:line-height="115.00%" fo:text-align="left" fo:margin-bottom="6.00pt"/>
    </style:style>
    <style:style style:name="P53" style:family="paragraph">
      <style:paragraph-properties fo:line-height="115.00%" fo:text-align="center" fo:margin-bottom="6.00pt"/>
    </style:style>
    <style:style style:name="P54" style:family="paragraph">
      <style:paragraph-properties fo:line-height="115.00%" fo:text-align="left" fo:margin-top="12.00pt" fo:margin-bottom="6.00pt"/>
    </style:style>
    <style:style style:name="P55" style:family="paragraph">
      <style:paragraph-properties fo:line-height="115.00%" fo:text-align="left" fo:margin-bottom="6.00pt"/>
    </style:style>
    <text:list-style style:name="L56">
      <text:list-level-style-bullet text:level="1" text:bullet-char="•">
        <style:list-level-properties text:space-before="0.00pt" text:min-label-width="18.00pt"/>
        <style:text-properties fo:font-family="Symbol"/>
      </text:list-level-style-bullet>
    </text:list-style>
    <style:style style:name="P56" style:family="paragraph">
      <style:paragraph-properties fo:line-height="115.00%" fo:text-align="left" fo:margin-left="-18.00pt" fo:text-indent="18.00pt" fo:margin-top="12.00pt" fo:margin-bottom="6.00pt"/>
    </style:style>
    <style:style style:name="P57" style:family="paragraph">
      <style:paragraph-properties fo:line-height="115.00%" fo:text-align="left" fo:margin-bottom="6.00pt"/>
    </style:style>
    <text:list-style style:name="L58">
      <text:list-level-style-bullet text:level="1" text:bullet-char="•">
        <style:list-level-properties text:space-before="0.00pt" text:min-label-width="18.00pt"/>
        <style:text-properties fo:font-family="Symbol"/>
      </text:list-level-style-bullet>
    </text:list-style>
    <style:style style:name="P58" style:family="paragraph">
      <style:paragraph-properties fo:line-height="115.00%" fo:text-align="left" fo:margin-left="-18.00pt" fo:text-indent="18.00pt" fo:margin-top="12.00pt" fo:margin-bottom="6.00pt"/>
    </style:style>
    <style:style style:name="P59" style:family="paragraph">
      <style:paragraph-properties fo:line-height="115.00%" fo:text-align="left" fo:margin-bottom="6.00pt"/>
    </style:style>
    <text:list-style style:name="L60">
      <text:list-level-style-bullet text:level="1" text:bullet-char="•">
        <style:list-level-properties text:space-before="0.00pt" text:min-label-width="18.00pt"/>
        <style:text-properties fo:font-family="Symbol"/>
      </text:list-level-style-bullet>
    </text:list-style>
    <style:style style:name="P60" style:family="paragraph">
      <style:paragraph-properties fo:line-height="115.00%" fo:text-align="left" fo:margin-left="-18.00pt" fo:text-indent="18.00pt" fo:margin-top="12.00pt" fo:margin-bottom="6.00pt"/>
    </style:style>
    <style:style style:name="P61" style:family="paragraph">
      <style:paragraph-properties fo:line-height="115.00%" fo:text-align="left" fo:margin-bottom="6.00pt"/>
    </style:style>
    <style:style style:name="P62" style:family="paragraph">
      <style:paragraph-properties fo:line-height="115.00%" fo:text-align="left" fo:margin-bottom="6.00pt"/>
    </style:style>
    <style:style style:name="P63" style:family="paragraph">
      <style:paragraph-properties fo:line-height="115.00%" fo:text-align="left" fo:margin-bottom="6.00pt"/>
    </style:style>
    <style:style style:name="P64" style:family="paragraph">
      <style:paragraph-properties fo:line-height="115.00%" fo:text-align="lef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top="12.00pt" fo:margin-bottom="6.00pt"/>
    </style:style>
    <style:style style:name="P66" style:family="paragraph">
      <style:paragraph-properties fo:line-height="115.00%" fo:text-align="left" fo:margin-bottom="6.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top="12.00pt" fo:margin-bottom="6.00pt"/>
    </style:style>
    <style:style style:name="P68" style:family="paragraph">
      <style:paragraph-properties fo:line-height="115.00%" fo:text-align="left" fo:margin-bottom="6.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top="12.00pt" fo:margin-bottom="6.00pt"/>
    </style:style>
    <style:style style:name="P70" style:family="paragraph">
      <style:paragraph-properties fo:line-height="115.00%" fo:text-align="left" fo:margin-bottom="6.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top="12.00pt" fo:margin-bottom="6.00pt"/>
    </style:style>
    <style:style style:name="P72" style:family="paragraph">
      <style:paragraph-properties fo:line-height="115.00%" fo:text-align="left" fo:margin-bottom="6.00pt"/>
    </style:style>
    <style:style style:name="P73" style:family="paragraph">
      <style:paragraph-properties fo:line-height="115.00%" fo:text-align="left"/>
    </style:style>
    <text:list-style style:name="L74">
      <text:list-level-style-bullet text:level="1" text:bullet-char="•">
        <style:list-level-properties text:space-before="0.00pt" text:min-label-width="18.00pt"/>
        <style:text-properties fo:font-family="Symbol"/>
      </text:list-level-style-bullet>
    </text:list-style>
    <style:style style:name="P74" style:family="paragraph">
      <style:paragraph-properties fo:line-height="115.00%" fo:text-align="left" fo:margin-left="-18.00pt" fo:text-indent="18.00pt" fo:margin-top="12.00pt" fo:margin-bottom="6.00pt"/>
    </style:style>
    <style:style style:name="P75" style:family="paragraph">
      <style:paragraph-properties fo:line-height="115.00%" fo:text-align="left" fo:margin-bottom="6.00pt"/>
    </style:style>
    <style:style style:name="P76" style:family="paragraph">
      <style:paragraph-properties fo:line-height="100.00%" fo:text-align="left" fo:margin-left="-0.10pt" fo:text-indent="-5.55pt">
        <style:tab-stops>
          <style:tab-stop style:position="82.15pt" style:type="center"/>
          <style:tab-stop style:position="32896.60pt"/>
          <style:tab-stop style:position="448181.75pt" style:type="right"/>
          <style:tab-stop style:position="0.10pt"/>
          <style:tab-stop style:position="105.75pt" style:type="center"/>
        </style:tab-stops>
      </style:paragraph-properties>
    </style:style>
    <style:style style:name="P77" style:family="paragraph">
      <style:paragraph-properties fo:line-height="115.00%" fo:text-align="center"/>
    </style:style>
    <style:style style:name="P78" style:family="paragraph">
      <style:paragraph-properties fo:line-height="100.00%" fo:text-align="left" fo:margin-left="-0.10pt" fo:text-indent="-5.55pt">
        <style:tab-stops>
          <style:tab-stop style:position="82.15pt" style:type="center"/>
          <style:tab-stop style:position="32896.60pt"/>
          <style:tab-stop style:position="448181.75pt" style:type="right"/>
          <style:tab-stop style:position="0.10pt"/>
          <style:tab-stop style:position="105.75pt" style:type="center"/>
        </style:tab-stops>
      </style:paragraph-properties>
    </style:style>
    <style:style style:name="P79" style:family="paragraph">
      <style:paragraph-properties fo:line-height="100.00%" fo:text-align="left" fo:margin-left="-0.10pt" fo:text-indent="-5.55pt">
        <style:tab-stops>
          <style:tab-stop style:position="82.15pt" style:type="center"/>
          <style:tab-stop style:position="32896.60pt"/>
          <style:tab-stop style:position="448181.75pt" style:type="right"/>
          <style:tab-stop style:position="0.10pt"/>
          <style:tab-stop style:position="105.75pt" style:type="center"/>
        </style:tab-stops>
      </style:paragraph-properties>
    </style:style>
    <style:style style:name="P80" style:family="paragraph">
      <style:paragraph-properties fo:line-height="115.00%" fo:text-align="left" fo:margin-top="3.00pt" fo:margin-bottom="3.00pt"/>
    </style:style>
    <style:style style:name="P81" style:family="paragraph">
      <style:paragraph-properties fo:line-height="100.00%" fo:text-align="left" fo:margin-left="-0.10pt" fo:text-indent="-5.55pt">
        <style:tab-stops>
          <style:tab-stop style:position="82.15pt" style:type="center"/>
          <style:tab-stop style:position="32896.60pt"/>
          <style:tab-stop style:position="448181.75pt" style:type="right"/>
          <style:tab-stop style:position="0.10pt"/>
          <style:tab-stop style:position="105.75pt" style:type="center"/>
        </style:tab-stops>
      </style:paragraph-properties>
    </style:style>
    <style:style style:name="P82" style:family="paragraph">
      <style:paragraph-properties fo:line-height="115.00%" fo:text-align="left" fo:margin-top="3.00pt" fo:margin-bottom="3.00pt"/>
    </style:style>
    <style:style style:name="P83" style:family="paragraph">
      <style:paragraph-properties fo:line-height="100.00%" fo:text-align="left" fo:margin-left="-0.10pt" fo:text-indent="-5.55pt">
        <style:tab-stops>
          <style:tab-stop style:position="82.15pt" style:type="center"/>
          <style:tab-stop style:position="32896.60pt"/>
          <style:tab-stop style:position="448181.75pt" style:type="right"/>
          <style:tab-stop style:position="0.10pt"/>
          <style:tab-stop style:position="105.75pt" style:type="center"/>
        </style:tab-stops>
      </style:paragraph-properties>
    </style:style>
    <style:style style:name="P84" style:family="paragraph">
      <style:paragraph-properties fo:line-height="115.00%" fo:text-align="center" fo:margin-bottom="6.00pt"/>
    </style:style>
    <style:style style:name="P85" style:family="paragraph">
      <style:paragraph-properties fo:line-height="115.00%" fo:text-align="left" fo:margin-bottom="6.00pt"/>
    </style:style>
    <style:style style:name="P86" style:family="paragraph">
      <style:paragraph-properties fo:line-height="115.00%" fo:text-align="left" fo:margin-bottom="6.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top="12.00pt" fo:margin-bottom="6.00pt"/>
    </style:style>
    <style:style style:name="P88" style:family="paragraph">
      <style:paragraph-properties fo:line-height="115.00%" fo:text-align="left" fo:margin-bottom="6.00pt"/>
    </style:style>
    <style:style style:name="P89" style:family="paragraph">
      <style:paragraph-properties fo:line-height="115.00%" fo:text-align="center" fo:margin-bottom="6.00pt"/>
    </style:style>
    <style:style style:name="P90" style:family="paragraph">
      <style:paragraph-properties fo:line-height="115.00%" fo:text-align="center" fo:margin-top="14.00pt" fo:margin-bottom="14.00pt"/>
    </style:style>
    <style:style style:name="P91" style:family="paragraph">
      <style:paragraph-properties fo:line-height="115.00%" fo:text-align="left" fo:margin-bottom="6.00pt"/>
    </style:style>
    <text:list-style style:name="L92">
      <text:list-level-style-bullet text:level="1" text:bullet-char="•">
        <style:list-level-properties text:space-before="0.00pt" text:min-label-width="18.00pt"/>
        <style:text-properties fo:font-family="Symbol"/>
      </text:list-level-style-bullet>
    </text:list-style>
    <style:style style:name="P92" style:family="paragraph">
      <style:paragraph-properties fo:line-height="115.00%" fo:text-align="left" fo:margin-left="-18.00pt" fo:text-indent="18.00pt" fo:margin-top="12.00pt" fo:margin-bottom="6.00pt"/>
    </style:style>
    <style:style style:name="P93" style:family="paragraph">
      <style:paragraph-properties fo:line-height="115.00%" fo:text-align="left" fo:margin-bottom="6.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top="12.00pt" fo:margin-bottom="6.00pt"/>
    </style:style>
    <style:style style:name="P95" style:family="paragraph">
      <style:paragraph-properties fo:line-height="115.00%" fo:text-align="left" fo:margin-bottom="6.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top="12.00pt" fo:margin-bottom="6.00pt"/>
    </style:style>
    <style:style style:name="P97" style:family="paragraph">
      <style:paragraph-properties fo:line-height="115.00%" fo:text-align="left" fo:margin-bottom="6.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top="12.00pt" fo:margin-bottom="6.00pt"/>
    </style:style>
    <style:style style:name="P99" style:family="paragraph">
      <style:paragraph-properties fo:line-height="115.00%" fo:text-align="left" fo:margin-bottom="6.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top="12.00pt" fo:margin-bottom="6.00pt"/>
    </style:style>
    <style:style style:name="P101" style:family="paragraph">
      <style:paragraph-properties fo:line-height="115.00%" fo:text-align="left" fo:margin-bottom="6.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top="12.00pt" fo:margin-bottom="6.00pt"/>
    </style:style>
    <style:style style:name="P103" style:family="paragraph">
      <style:paragraph-properties fo:line-height="115.00%" fo:text-align="left" fo:margin-bottom="6.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top="12.00pt" fo:margin-bottom="6.00pt"/>
    </style:style>
    <style:style style:name="P105" style:family="paragraph">
      <style:paragraph-properties fo:line-height="115.00%" fo:text-align="left" fo:margin-bottom="6.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top="12.00pt" fo:margin-bottom="6.00pt"/>
    </style:style>
    <style:style style:name="P107" style:family="paragraph">
      <style:paragraph-properties fo:line-height="115.00%" fo:text-align="left" fo:margin-bottom="6.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top="12.00pt" fo:margin-bottom="6.00pt"/>
    </style:style>
    <style:style style:name="P109" style:family="paragraph">
      <style:paragraph-properties fo:line-height="115.00%" fo:text-align="left" fo:margin-bottom="6.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top="12.00pt" fo:margin-bottom="6.00pt"/>
    </style:style>
    <style:style style:name="P111" style:family="paragraph">
      <style:paragraph-properties fo:line-height="115.00%" fo:text-align="left" fo:margin-bottom="6.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top="12.00pt" fo:margin-bottom="6.00pt"/>
    </style:style>
    <style:style style:name="P113" style:family="paragraph">
      <style:paragraph-properties fo:line-height="115.00%" fo:text-align="left" fo:margin-bottom="6.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top="12.00pt" fo:margin-bottom="6.00pt"/>
    </style:style>
    <style:style style:name="P115" style:family="paragraph">
      <style:paragraph-properties fo:line-height="115.00%" fo:text-align="left" fo:margin-bottom="6.00pt"/>
    </style:style>
    <text:list-style style:name="L116">
      <text:list-level-style-bullet text:level="1" text:bullet-char="•">
        <style:list-level-properties text:space-before="0.00pt" text:min-label-width="18.00pt"/>
        <style:text-properties fo:font-family="Symbol"/>
      </text:list-level-style-bullet>
    </text:list-style>
    <style:style style:name="P116" style:family="paragraph">
      <style:paragraph-properties fo:line-height="115.00%" fo:text-align="left" fo:margin-left="-18.00pt" fo:text-indent="18.00pt" fo:margin-top="12.00pt" fo:margin-bottom="6.00pt"/>
    </style:style>
    <style:style style:name="P117" style:family="paragraph">
      <style:paragraph-properties fo:line-height="115.00%" fo:text-align="left" fo:margin-bottom="6.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top="12.00pt" fo:margin-bottom="6.00pt"/>
    </style:style>
    <style:style style:name="P119" style:family="paragraph">
      <style:paragraph-properties fo:line-height="115.00%" fo:text-align="left" fo:margin-bottom="6.00pt"/>
    </style:style>
    <text:list-style style:name="L120">
      <text:list-level-style-bullet text:level="1" text:bullet-char="•">
        <style:list-level-properties text:space-before="0.00pt" text:min-label-width="18.00pt"/>
        <style:text-properties fo:font-family="Symbol"/>
      </text:list-level-style-bullet>
    </text:list-style>
    <style:style style:name="P120" style:family="paragraph">
      <style:paragraph-properties fo:line-height="115.00%" fo:text-align="left" fo:margin-left="-18.00pt" fo:text-indent="18.00pt" fo:margin-top="12.00pt" fo:margin-bottom="6.00pt"/>
    </style:style>
    <style:style style:name="P121" style:family="paragraph">
      <style:paragraph-properties fo:line-height="115.00%" fo:text-align="left" fo:margin-bottom="6.00pt"/>
    </style:style>
    <style:style style:name="P122" style:family="paragraph">
      <style:paragraph-properties fo:line-height="115.00%" fo:text-align="left"/>
    </style:style>
    <style:style style:name="P123" style:family="paragraph">
      <style:paragraph-properties fo:line-height="115.00%" fo:text-align="center" fo:margin-bottom="6.00pt"/>
    </style:style>
    <style:style style:name="P124" style:family="paragraph">
      <style:paragraph-properties fo:line-height="115.00%" fo:text-align="lef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top="12.00pt" fo:margin-bottom="6.00pt"/>
    </style:style>
    <style:style style:name="P126" style:family="paragraph">
      <style:paragraph-properties fo:line-height="115.00%" fo:text-align="left" fo:margin-bottom="6.00pt"/>
    </style:style>
    <style:style style:name="P127" style:family="paragraph">
      <style:paragraph-properties fo:line-height="115.00%" fo:text-align="left"/>
    </style:style>
    <style:style style:name="P128" style:family="paragraph">
      <style:paragraph-properties fo:line-height="115.00%" fo:text-align="left" fo:margin-left="20.25pt" fo:text-indent="0.00pt" fo:margin-top="6.00pt" fo:margin-bottom="10.00pt"/>
    </style:style>
    <style:style style:name="P129" style:family="paragraph">
      <style:paragraph-properties fo:line-height="115.00%" fo:text-align="center" fo:margin-left="20.25pt" fo:text-indent="0.00pt" fo:margin-top="6.00pt" fo:margin-bottom="10.00pt"/>
    </style:style>
    <style:style style:name="P130" style:family="paragraph">
      <style:paragraph-properties fo:line-height="115.00%" fo:text-align="center" fo:margin-bottom="6.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top="12.00pt" fo:margin-bottom="6.00pt"/>
    </style:style>
    <style:style style:name="P132" style:family="paragraph">
      <style:paragraph-properties fo:line-height="115.00%" fo:text-align="left" fo:margin-bottom="6.00pt"/>
    </style:style>
    <style:style style:name="P133" style:family="paragraph">
      <style:paragraph-properties fo:line-height="115.00%" fo:text-align="left"/>
    </style:style>
    <style:style style:name="P134" style:family="paragraph">
      <style:paragraph-properties fo:line-height="115.00%" fo:text-align="center" fo:margin-bottom="6.00pt"/>
    </style:style>
    <style:style style:name="P135" style:family="paragraph">
      <style:paragraph-properties fo:line-height="115.00%" fo:text-align="left"/>
    </style:style>
    <text:list-style style:name="L136">
      <text:list-level-style-bullet text:level="1" text:bullet-char="•">
        <style:list-level-properties text:space-before="0.00pt" text:min-label-width="18.00pt"/>
        <style:text-properties fo:font-family="Symbol"/>
      </text:list-level-style-bullet>
    </text:list-style>
    <style:style style:name="P136" style:family="paragraph">
      <style:paragraph-properties fo:line-height="115.00%" fo:text-align="left" fo:margin-left="-18.00pt" fo:text-indent="18.00pt" fo:margin-top="12.00pt" fo:margin-bottom="6.00pt"/>
    </style:style>
    <style:style style:name="P137" style:family="paragraph">
      <style:paragraph-properties fo:line-height="115.00%" fo:text-align="left" fo:margin-bottom="6.00pt"/>
    </style:style>
    <text:list-style style:name="L138">
      <text:list-level-style-bullet text:level="1" text:bullet-char="•">
        <style:list-level-properties text:space-before="0.00pt" text:min-label-width="18.00pt"/>
        <style:text-properties fo:font-family="Symbol"/>
      </text:list-level-style-bullet>
    </text:list-style>
    <style:style style:name="P138" style:family="paragraph">
      <style:paragraph-properties fo:line-height="115.00%" fo:text-align="left" fo:margin-left="-18.00pt" fo:text-indent="18.00pt" fo:margin-top="12.00pt" fo:margin-bottom="6.00pt"/>
    </style:style>
    <style:style style:name="P139" style:family="paragraph">
      <style:paragraph-properties fo:line-height="115.00%" fo:text-align="left" fo:margin-bottom="6.00pt"/>
    </style:style>
    <style:style style:name="P140" style:family="paragraph">
      <style:paragraph-properties fo:line-height="115.00%" fo:text-align="left" fo:margin-left="144.00pt" fo:text-indent="36.00pt" fo:margin-bottom="6.00pt"/>
    </style:style>
    <style:style style:name="P141" style:family="paragraph">
      <style:paragraph-properties fo:line-height="115.00%" fo:text-align="left" fo:margin-bottom="6.00pt"/>
    </style:style>
    <text:list-style style:name="L142">
      <text:list-level-style-bullet text:level="1" text:bullet-char="•">
        <style:list-level-properties text:space-before="0.00pt" text:min-label-width="18.00pt"/>
        <style:text-properties fo:font-family="Symbol"/>
      </text:list-level-style-bullet>
    </text:list-style>
    <style:style style:name="P142" style:family="paragraph">
      <style:paragraph-properties fo:line-height="115.00%" fo:text-align="left" fo:margin-left="-18.00pt" fo:text-indent="18.00pt" fo:margin-top="12.00pt" fo:margin-bottom="6.00pt"/>
    </style:style>
    <style:style style:name="P143" style:family="paragraph">
      <style:paragraph-properties fo:line-height="115.00%" fo:text-align="left" fo:margin-bottom="6.00pt"/>
    </style:style>
    <style:style style:name="P144" style:family="paragraph">
      <style:paragraph-properties fo:line-height="115.00%" fo:text-align="justify" fo:margin-bottom="6.00pt"/>
    </style:style>
    <style:style style:name="P145" style:family="paragraph">
      <style:paragraph-properties fo:line-height="115.00%" fo:text-align="center" fo:margin-bottom="6.00pt"/>
    </style:style>
    <style:style style:name="P146" style:family="paragraph">
      <style:paragraph-properties fo:line-height="115.00%" fo:text-align="left" fo:margin-bottom="6.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top="12.00pt" fo:margin-bottom="6.00pt"/>
    </style:style>
    <style:style style:name="P148" style:family="paragraph">
      <style:paragraph-properties fo:line-height="115.00%" fo:text-align="left" fo:margin-bottom="6.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top="12.00pt" fo:margin-bottom="6.00pt"/>
    </style:style>
    <style:style style:name="P150" style:family="paragraph">
      <style:paragraph-properties fo:line-height="115.00%" fo:text-align="left" fo:margin-bottom="6.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top="12.00pt" fo:margin-bottom="6.00pt"/>
    </style:style>
    <style:style style:name="P152" style:family="paragraph">
      <style:paragraph-properties fo:line-height="115.00%" fo:text-align="left" fo:margin-bottom="6.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top="12.00pt" fo:margin-bottom="6.00pt"/>
    </style:style>
    <style:style style:name="P154" style:family="paragraph">
      <style:paragraph-properties fo:line-height="115.00%" fo:text-align="left" fo:margin-bottom="6.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top="12.00pt" fo:margin-bottom="6.00pt"/>
    </style:style>
    <style:style style:name="P156" style:family="paragraph">
      <style:paragraph-properties fo:line-height="115.00%" fo:text-align="left"/>
    </style:style>
    <style:style style:name="P157" style:family="paragraph">
      <style:paragraph-properties fo:line-height="115.00%" fo:text-align="left" fo:margin-left="18.00pt" fo:text-indent="-18.00pt"/>
    </style:style>
    <style:style style:name="P158" style:family="paragraph">
      <style:paragraph-properties fo:line-height="115.00%" fo:text-align="left" fo:margin-left="18.00pt" fo:text-indent="-18.00pt"/>
    </style:style>
    <style:style style:name="P159" style:family="paragraph">
      <style:paragraph-properties fo:line-height="100.00%" fo:text-align="left" fo:margin-left="-0.10pt" fo:text-indent="-5.55pt">
        <style:tab-stops>
          <style:tab-stop style:position="67.00pt"/>
          <style:tab-stop style:position="32896.60pt"/>
          <style:tab-stop style:position="133608.95pt" style:char="." style:type="char"/>
        </style:tab-stops>
      </style:paragraph-properties>
    </style:style>
    <style:style style:name="P160" style:family="paragraph">
      <style:paragraph-properties fo:line-height="115.00%" fo:text-align="center"/>
    </style:style>
    <style:style style:name="P161" style:family="paragraph">
      <style:paragraph-properties fo:line-height="100.00%" fo:text-align="left" fo:margin-left="-0.10pt" fo:text-indent="-5.55pt">
        <style:tab-stops>
          <style:tab-stop style:position="67.00pt"/>
          <style:tab-stop style:position="32896.60pt"/>
          <style:tab-stop style:position="133608.95pt" style:char="." style:type="char"/>
        </style:tab-stops>
      </style:paragraph-properties>
    </style:style>
    <style:style style:name="P162"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63" style:family="paragraph">
      <style:paragraph-properties fo:line-height="115.00%" fo:text-align="left" fo:margin-top="3.00pt" fo:margin-bottom="3.00pt"/>
    </style:style>
    <style:style style:name="P164"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65" style:family="paragraph">
      <style:paragraph-properties fo:line-height="115.00%" fo:text-align="left" fo:margin-top="3.00pt" fo:margin-bottom="3.00pt"/>
    </style:style>
    <style:style style:name="P166"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67" style:family="paragraph">
      <style:paragraph-properties fo:line-height="115.00%" fo:text-align="left" fo:margin-top="3.00pt" fo:margin-bottom="3.00pt"/>
    </style:style>
    <style:style style:name="P168" style:family="paragraph">
      <style:paragraph-properties fo:line-height="115.00%" fo:text-align="left"/>
    </style:style>
    <style:style style:name="P169" style:family="paragraph">
      <style:paragraph-properties fo:line-height="115.00%" fo:text-align="left" fo:margin-top="3.00pt" fo:margin-bottom="3.00pt"/>
    </style:style>
    <style:style style:name="P170"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71" style:family="paragraph">
      <style:paragraph-properties fo:line-height="115.00%" fo:text-align="left" fo:margin-top="3.00pt" fo:margin-bottom="3.00pt"/>
    </style:style>
    <style:style style:name="P172" style:family="paragraph">
      <style:paragraph-properties fo:line-height="115.00%" fo:text-align="left"/>
    </style:style>
    <style:style style:name="P173" style:family="paragraph">
      <style:paragraph-properties fo:line-height="115.00%" fo:text-align="left" fo:margin-top="3.00pt" fo:margin-bottom="3.00pt"/>
    </style:style>
    <style:style style:name="P174"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75" style:family="paragraph">
      <style:paragraph-properties fo:line-height="115.00%" fo:text-align="left" fo:margin-top="3.00pt" fo:margin-bottom="3.00pt"/>
    </style:style>
    <style:style style:name="P176"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77" style:family="paragraph">
      <style:paragraph-properties fo:line-height="115.00%" fo:text-align="left" fo:margin-top="3.00pt" fo:margin-bottom="3.00pt"/>
    </style:style>
    <style:style style:name="P178"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79" style:family="paragraph">
      <style:paragraph-properties fo:line-height="115.00%" fo:text-align="left" fo:margin-top="3.00pt" fo:margin-bottom="3.00pt"/>
    </style:style>
    <style:style style:name="P180"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81" style:family="paragraph">
      <style:paragraph-properties fo:line-height="115.00%" fo:text-align="left" fo:margin-top="3.00pt" fo:margin-bottom="3.00pt"/>
    </style:style>
    <style:style style:name="P182"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83" style:family="paragraph">
      <style:paragraph-properties fo:line-height="115.00%" fo:text-align="left" fo:margin-top="3.00pt" fo:margin-bottom="3.00pt"/>
    </style:style>
    <style:style style:name="P184"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85" style:family="paragraph">
      <style:paragraph-properties fo:line-height="115.00%" fo:text-align="left" fo:margin-top="3.00pt" fo:margin-bottom="3.00pt"/>
    </style:style>
    <style:style style:name="P186"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87" style:family="paragraph">
      <style:paragraph-properties fo:line-height="115.00%" fo:text-align="left" fo:margin-top="3.00pt" fo:margin-bottom="3.00pt"/>
    </style:style>
    <style:style style:name="P188"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89" style:family="paragraph">
      <style:paragraph-properties fo:line-height="115.00%" fo:text-align="left" fo:margin-top="3.00pt" fo:margin-bottom="3.00pt"/>
    </style:style>
    <style:style style:name="P190"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91" style:family="paragraph">
      <style:paragraph-properties fo:line-height="115.00%" fo:text-align="left" fo:margin-top="3.00pt" fo:margin-bottom="3.00pt"/>
    </style:style>
    <style:style style:name="P192" style:family="paragraph">
      <style:paragraph-properties fo:line-height="100.00%" fo:text-align="left" fo:margin-left="-0.10pt" fo:text-indent="-5.55pt">
        <style:tab-stops>
          <style:tab-stop style:position="67.00pt"/>
          <style:tab-stop style:position="32896.60pt"/>
          <style:tab-stop style:position="448181.75pt" style:type="right"/>
        </style:tab-stops>
      </style:paragraph-properties>
    </style:style>
    <style:style style:name="P193"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194" style:family="paragraph">
      <style:paragraph-properties fo:line-height="115.00%" fo:text-align="left" fo:margin-top="3.00pt" fo:margin-bottom="3.00pt"/>
    </style:style>
    <style:style style:name="P195"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196" style:family="paragraph">
      <style:paragraph-properties fo:line-height="115.00%" fo:text-align="left" fo:margin-top="3.00pt" fo:margin-bottom="3.00pt"/>
    </style:style>
    <style:style style:name="P197"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198" style:family="paragraph">
      <style:paragraph-properties fo:line-height="115.00%" fo:text-align="left" fo:margin-top="3.00pt" fo:margin-bottom="3.00pt"/>
    </style:style>
    <style:style style:name="P199"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00" style:family="paragraph">
      <style:paragraph-properties fo:line-height="115.00%" fo:text-align="left" fo:margin-top="3.00pt" fo:margin-bottom="3.00pt"/>
    </style:style>
    <style:style style:name="P201"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02" style:family="paragraph">
      <style:paragraph-properties fo:line-height="115.00%" fo:text-align="left" fo:margin-top="3.00pt" fo:margin-bottom="3.00pt"/>
    </style:style>
    <style:style style:name="P203"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04" style:family="paragraph">
      <style:paragraph-properties fo:line-height="115.00%" fo:text-align="left" fo:margin-top="3.00pt" fo:margin-bottom="3.00pt"/>
    </style:style>
    <style:style style:name="P205"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06" style:family="paragraph">
      <style:paragraph-properties fo:line-height="115.00%" fo:text-align="left" fo:margin-top="3.00pt" fo:margin-bottom="3.00pt"/>
    </style:style>
    <style:style style:name="P207"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08" style:family="paragraph">
      <style:paragraph-properties fo:line-height="115.00%" fo:text-align="left" fo:margin-top="3.00pt" fo:margin-bottom="3.00pt"/>
    </style:style>
    <style:style style:name="P209"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10" style:family="paragraph">
      <style:paragraph-properties fo:line-height="115.00%" fo:text-align="left" fo:margin-top="3.00pt" fo:margin-bottom="3.00pt"/>
    </style:style>
    <style:style style:name="P211"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12" style:family="paragraph">
      <style:paragraph-properties fo:line-height="115.00%" fo:text-align="left" fo:margin-top="3.00pt" fo:margin-bottom="3.00pt"/>
    </style:style>
    <style:style style:name="P213"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14" style:family="paragraph">
      <style:paragraph-properties fo:line-height="115.00%" fo:text-align="left" fo:margin-top="3.00pt" fo:margin-bottom="3.00pt"/>
    </style:style>
    <style:style style:name="P215"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16" style:family="paragraph">
      <style:paragraph-properties fo:line-height="115.00%" fo:text-align="left" fo:margin-top="3.00pt" fo:margin-bottom="3.00pt"/>
    </style:style>
    <style:style style:name="P217"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18" style:family="paragraph">
      <style:paragraph-properties fo:line-height="115.00%" fo:text-align="left" fo:margin-top="3.00pt" fo:margin-bottom="3.00pt"/>
    </style:style>
    <style:style style:name="P219"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20" style:family="paragraph">
      <style:paragraph-properties fo:line-height="115.00%" fo:text-align="left" fo:margin-top="3.00pt" fo:margin-bottom="3.00pt"/>
    </style:style>
    <style:style style:name="P221" style:family="paragraph">
      <style:paragraph-properties fo:line-height="100.00%" fo:text-align="left" fo:margin-left="-0.10pt" fo:text-indent="-5.55pt">
        <style:tab-stops>
          <style:tab-stop style:position="67.00pt" style:type="center"/>
          <style:tab-stop style:position="32896.60pt"/>
          <style:tab-stop style:position="448181.75pt" style:type="right"/>
        </style:tab-stops>
      </style:paragraph-properties>
    </style:style>
    <style:style style:name="P222" style:family="paragraph">
      <style:paragraph-properties fo:line-height="115.00%" fo:text-align="left" fo:margin-bottom="6.00pt"/>
    </style:style>
    <text:list-style style:name="L223">
      <text:list-level-style-bullet text:level="1" text:bullet-char="•">
        <style:list-level-properties text:space-before="0.00pt" text:min-label-width="18.00pt"/>
        <style:text-properties fo:font-family="Symbol"/>
      </text:list-level-style-bullet>
    </text:list-style>
    <style:style style:name="P223" style:family="paragraph">
      <style:paragraph-properties fo:line-height="115.00%" fo:text-align="left" fo:margin-left="-18.00pt" fo:text-indent="18.00pt" fo:margin-top="12.00pt" fo:margin-bottom="6.00pt"/>
    </style:style>
    <style:style style:name="P224" style:family="paragraph">
      <style:paragraph-properties fo:line-height="115.00%" fo:text-align="left" fo:margin-bottom="6.00pt"/>
    </style:style>
    <text:list-style style:name="L225">
      <text:list-level-style-bullet text:level="1" text:bullet-char="•">
        <style:list-level-properties text:space-before="0.00pt" text:min-label-width="18.00pt"/>
        <style:text-properties fo:font-family="Symbol"/>
      </text:list-level-style-bullet>
    </text:list-style>
    <style:style style:name="P225" style:family="paragraph">
      <style:paragraph-properties fo:line-height="115.00%" fo:text-align="left" fo:margin-left="-18.00pt" fo:text-indent="18.00pt" fo:margin-top="12.00pt" fo:margin-bottom="6.00pt"/>
    </style:style>
    <style:style style:name="P226" style:family="paragraph">
      <style:paragraph-properties fo:line-height="115.00%" fo:text-align="left" fo:margin-bottom="6.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top="12.00pt" fo:margin-bottom="6.00pt"/>
    </style:style>
    <style:style style:name="P228" style:family="paragraph">
      <style:paragraph-properties fo:line-height="115.00%" fo:text-align="left" fo:margin-bottom="6.00pt"/>
    </style:style>
    <style:style style:name="P229" style:family="paragraph">
      <style:paragraph-properties fo:line-height="115.00%" fo:text-align="left" fo:margin-bottom="6.00pt"/>
    </style:style>
    <style:style style:name="P230" style:family="paragraph">
      <style:paragraph-properties fo:line-height="115.00%" fo:text-align="left" fo:margin-bottom="6.00pt"/>
    </style:style>
    <style:style style:name="P231" style:family="paragraph">
      <style:paragraph-properties fo:line-height="115.00%" fo:text-align="left" fo:margin-bottom="6.00pt"/>
    </style:style>
    <style:style style:name="P232" style:family="paragraph">
      <style:paragraph-properties fo:line-height="115.00%" fo:text-align="left" fo:margin-bottom="6.00pt"/>
    </style:style>
    <style:style style:name="P233" style:family="paragraph">
      <style:paragraph-properties fo:line-height="115.00%" fo:text-align="lef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top="12.00pt" fo:margin-bottom="6.00pt"/>
    </style:style>
    <style:style style:name="P235" style:family="paragraph">
      <style:paragraph-properties fo:line-height="115.00%" fo:text-align="left" fo:margin-bottom="6.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6.00pt"/>
    </style:style>
    <style:style style:name="P237" style:family="paragraph">
      <style:paragraph-properties fo:line-height="115.00%" fo:text-align="left" fo:margin-bottom="6.00pt"/>
    </style:style>
    <style:style style:name="P238" style:family="paragraph">
      <style:paragraph-properties fo:line-height="115.00%" fo:text-align="left"/>
    </style:style>
    <style:style style:name="P239" style:family="paragraph">
      <style:paragraph-properties fo:line-height="115.00%" fo:text-align="center" fo:margin-bottom="6.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top="12.00pt" fo:margin-bottom="6.00pt"/>
    </style:style>
    <style:style style:name="P241" style:family="paragraph">
      <style:paragraph-properties fo:line-height="115.00%" fo:text-align="left" fo:margin-bottom="6.00pt"/>
    </style:style>
    <style:style style:name="P242" style:family="paragraph">
      <style:paragraph-properties fo:line-height="115.00%" fo:text-align="left" fo:margin-left="4.50pt" fo:text-indent="0.00pt" fo:margin-top="6.00pt" fo:margin-bottom="10.00pt"/>
    </style:style>
    <style:style style:name="P243" style:family="paragraph">
      <style:paragraph-properties fo:line-height="115.00%" fo:text-align="center"/>
    </style:style>
    <style:style style:name="P244" style:family="paragraph">
      <style:paragraph-properties fo:line-height="115.00%" fo:text-align="center" fo:margin-bottom="6.00pt"/>
    </style:style>
    <style:style style:name="P245" style:family="paragraph">
      <style:paragraph-properties fo:line-height="115.00%" fo:text-align="left"/>
    </style:style>
    <style:style style:name="P246" style:family="paragraph">
      <style:paragraph-properties fo:line-height="115.00%" fo:text-align="center"/>
    </style:style>
    <style:style style:name="P247" style:family="paragraph">
      <style:paragraph-properties fo:line-height="115.00%" fo:text-align="left"/>
    </style:style>
    <style:style style:name="P248" style:family="paragraph">
      <style:paragraph-properties fo:line-height="115.00%" fo:text-align="center" fo:margin-bottom="6.00pt"/>
    </style:style>
    <style:style style:name="P249" style:family="paragraph">
      <style:paragraph-properties fo:line-height="115.00%" fo:text-align="left"/>
    </style:style>
    <style:style style:name="P250" style:family="paragraph">
      <style:paragraph-properties fo:line-height="115.00%" fo:text-align="left" fo:margin-left="18.00pt" fo:text-indent="-18.00pt" fo:margin-top="12.00pt" fo:margin-bottom="6.00pt"/>
    </style:style>
    <style:style style:name="P251" style:family="paragraph">
      <style:paragraph-properties fo:line-height="115.00%" fo:text-align="left" fo:margin-bottom="6.00pt"/>
    </style:style>
    <style:style style:name="P252" style:family="paragraph">
      <style:paragraph-properties fo:line-height="115.00%" fo:text-align="left" fo:margin-bottom="6.00pt"/>
    </style:style>
    <style:style style:name="P253" style:family="paragraph">
      <style:paragraph-properties fo:line-height="100.00%" fo:text-align="left" fo:margin-left="-0.10pt" fo:text-indent="-5.55pt">
        <style:tab-stops>
          <style:tab-stop style:position="127.50pt" style:type="center"/>
          <style:tab-stop style:position="32896.60pt"/>
          <style:tab-stop style:position="448181.75pt" style:type="right"/>
        </style:tab-stops>
      </style:paragraph-properties>
    </style:style>
    <style:style style:name="P254" style:family="paragraph">
      <style:paragraph-properties fo:line-height="115.00%" fo:text-align="center"/>
    </style:style>
    <style:style style:name="P255" style:family="paragraph">
      <style:paragraph-properties fo:line-height="100.00%" fo:text-align="left" fo:margin-left="-0.10pt" fo:text-indent="-5.55pt">
        <style:tab-stops>
          <style:tab-stop style:position="127.50pt" style:type="center"/>
          <style:tab-stop style:position="32896.60pt"/>
          <style:tab-stop style:position="448181.75pt" style:type="right"/>
        </style:tab-stops>
      </style:paragraph-properties>
    </style:style>
    <style:style style:name="P256" style:family="paragraph">
      <style:paragraph-properties fo:line-height="100.00%" fo:text-align="left" fo:margin-left="-0.10pt" fo:text-indent="-5.55pt">
        <style:tab-stops>
          <style:tab-stop style:position="127.50pt" style:type="center"/>
          <style:tab-stop style:position="32896.60pt"/>
          <style:tab-stop style:position="448181.75pt" style:type="right"/>
        </style:tab-stops>
      </style:paragraph-properties>
    </style:style>
    <style:style style:name="P257" style:family="paragraph">
      <style:paragraph-properties fo:line-height="115.00%" fo:text-align="left" fo:margin-top="3.00pt" fo:margin-bottom="3.00pt"/>
    </style:style>
    <style:style style:name="P258" style:family="paragraph">
      <style:paragraph-properties fo:line-height="100.00%" fo:text-align="left" fo:margin-left="-0.10pt" fo:text-indent="-5.55pt">
        <style:tab-stops>
          <style:tab-stop style:position="127.50pt" style:type="center"/>
          <style:tab-stop style:position="32896.60pt"/>
          <style:tab-stop style:position="448181.75pt" style:type="right"/>
        </style:tab-stops>
      </style:paragraph-properties>
    </style:style>
    <style:style style:name="P259" style:family="paragraph">
      <style:paragraph-properties fo:line-height="100.00%" fo:text-align="left" fo:margin-left="-0.10pt" fo:text-indent="-5.55pt">
        <style:tab-stops>
          <style:tab-stop style:position="127.50pt" style:type="center"/>
          <style:tab-stop style:position="32896.60pt"/>
          <style:tab-stop style:position="448181.75pt" style:type="right"/>
        </style:tab-stops>
      </style:paragraph-properties>
    </style:style>
    <style:style style:name="P260" style:family="paragraph">
      <style:paragraph-properties fo:line-height="115.00%" fo:text-align="left" fo:margin-bottom="6.00pt"/>
    </style:style>
    <style:style style:name="P261" style:family="paragraph">
      <style:paragraph-properties fo:line-height="100.00%" fo:text-align="left" fo:margin-left="-0.10pt" fo:text-indent="-5.55pt">
        <style:tab-stops>
          <style:tab-stop style:position="127.50pt" style:type="center"/>
          <style:tab-stop style:position="32896.60pt"/>
          <style:tab-stop style:position="448181.75pt" style:type="right"/>
        </style:tab-stops>
      </style:paragraph-properties>
    </style:style>
    <style:style style:name="P262" style:family="paragraph">
      <style:paragraph-properties fo:line-height="115.00%" fo:text-align="left" fo:margin-bottom="6.00pt"/>
    </style:style>
    <style:style style:name="P263" style:family="paragraph">
      <style:paragraph-properties fo:line-height="100.00%" fo:text-align="left" fo:margin-left="-0.10pt" fo:text-indent="-5.55pt">
        <style:tab-stops>
          <style:tab-stop style:position="127.50pt" style:type="center"/>
          <style:tab-stop style:position="32896.60pt"/>
          <style:tab-stop style:position="448181.75pt" style:type="right"/>
        </style:tab-stops>
      </style:paragraph-properties>
    </style:style>
    <style:style style:name="P264" style:family="paragraph">
      <style:paragraph-properties fo:line-height="115.00%" fo:text-align="center" fo:margin-bottom="6.00pt"/>
    </style:style>
    <style:style style:name="P265" style:family="paragraph">
      <style:paragraph-properties fo:line-height="115.00%" fo:text-align="left"/>
    </style:style>
    <style:style style:name="P266" style:family="paragraph">
      <style:paragraph-properties fo:line-height="115.00%" fo:text-align="left" fo:margin-left="18.00pt" fo:text-indent="-18.00pt" fo:margin-top="12.00pt" fo:margin-bottom="6.00pt"/>
    </style:style>
    <style:style style:name="P267" style:family="paragraph">
      <style:paragraph-properties fo:line-height="115.00%" fo:text-align="left" fo:margin-bottom="6.00pt"/>
    </style:style>
    <style:style style:name="P268" style:family="paragraph">
      <style:paragraph-properties fo:line-height="100.00%" fo:text-align="left" fo:margin-left="-0.10pt" fo:text-indent="-5.55pt">
        <style:tab-stops>
          <style:tab-stop style:position="113.50pt"/>
          <style:tab-stop style:position="32896.60pt"/>
        </style:tab-stops>
      </style:paragraph-properties>
    </style:style>
    <style:style style:name="P269" style:family="paragraph">
      <style:paragraph-properties fo:line-height="115.00%" fo:text-align="center"/>
    </style:style>
    <style:style style:name="P270" style:family="paragraph">
      <style:paragraph-properties fo:line-height="100.00%" fo:text-align="left" fo:margin-left="-0.10pt" fo:text-indent="-5.55pt">
        <style:tab-stops>
          <style:tab-stop style:position="113.50pt"/>
          <style:tab-stop style:position="32896.60pt"/>
        </style:tab-stops>
      </style:paragraph-properties>
    </style:style>
    <style:style style:name="P271" style:family="paragraph">
      <style:paragraph-properties fo:line-height="100.00%" fo:text-align="left" fo:margin-left="-0.10pt" fo:text-indent="-5.55pt">
        <style:tab-stops>
          <style:tab-stop style:position="113.50pt"/>
          <style:tab-stop style:position="32896.60pt"/>
        </style:tab-stops>
      </style:paragraph-properties>
    </style:style>
    <style:style style:name="P272" style:family="paragraph">
      <style:paragraph-properties fo:line-height="115.00%" fo:text-align="left" fo:margin-top="3.00pt" fo:margin-bottom="3.00pt"/>
    </style:style>
    <style:style style:name="P273" style:family="paragraph">
      <style:paragraph-properties fo:line-height="100.00%" fo:text-align="left" fo:margin-left="-0.10pt" fo:text-indent="-5.55pt">
        <style:tab-stops>
          <style:tab-stop style:position="113.50pt"/>
          <style:tab-stop style:position="32896.60pt"/>
        </style:tab-stops>
      </style:paragraph-properties>
    </style:style>
    <style:style style:name="P274" style:family="paragraph">
      <style:paragraph-properties fo:line-height="100.00%" fo:text-align="left" fo:margin-left="-0.10pt" fo:text-indent="-5.55pt">
        <style:tab-stops>
          <style:tab-stop style:position="113.50pt" style:type="center"/>
          <style:tab-stop style:position="32896.60pt"/>
        </style:tab-stops>
      </style:paragraph-properties>
    </style:style>
    <style:style style:name="P275" style:family="paragraph">
      <style:paragraph-properties fo:line-height="115.00%" fo:text-align="left" fo:margin-top="3.00pt" fo:margin-bottom="3.00pt"/>
    </style:style>
    <style:style style:name="P276" style:family="paragraph">
      <style:paragraph-properties fo:line-height="100.00%" fo:text-align="left" fo:margin-left="-0.10pt" fo:text-indent="-5.55pt">
        <style:tab-stops>
          <style:tab-stop style:position="113.50pt" style:type="center"/>
          <style:tab-stop style:position="32896.60pt"/>
        </style:tab-stops>
      </style:paragraph-properties>
    </style:style>
    <style:style style:name="P277" style:family="paragraph">
      <style:paragraph-properties fo:line-height="115.00%" fo:text-align="left" fo:margin-top="3.00pt" fo:margin-bottom="3.00pt"/>
    </style:style>
    <style:style style:name="P278" style:family="paragraph">
      <style:paragraph-properties fo:line-height="100.00%" fo:text-align="left" fo:margin-left="-0.10pt" fo:text-indent="-5.55pt">
        <style:tab-stops>
          <style:tab-stop style:position="113.50pt" style:type="center"/>
          <style:tab-stop style:position="32896.60pt"/>
        </style:tab-stops>
      </style:paragraph-properties>
    </style:style>
    <style:style style:name="P279" style:family="paragraph">
      <style:paragraph-properties fo:line-height="115.00%" fo:text-align="center" fo:margin-bottom="6.00pt"/>
    </style:style>
    <style:style style:name="P280" style:family="paragraph">
      <style:paragraph-properties fo:line-height="115.00%" fo:text-align="left" fo:margin-bottom="6.00pt"/>
    </style:style>
    <style:style style:name="P281" style:family="paragraph">
      <style:paragraph-properties fo:line-height="115.00%" fo:text-align="left"/>
    </style:style>
    <style:style style:name="P282" style:family="paragraph">
      <style:paragraph-properties fo:line-height="115.00%" fo:text-align="left" fo:margin-left="18.00pt" fo:text-indent="-18.00pt" fo:margin-top="12.00pt" fo:margin-bottom="6.00pt"/>
    </style:style>
    <style:style style:name="P283" style:family="paragraph">
      <style:paragraph-properties fo:line-height="115.00%" fo:text-align="left" fo:margin-bottom="6.00pt"/>
    </style:style>
    <style:style style:name="P284" style:family="paragraph">
      <style:paragraph-properties fo:line-height="115.00%" fo:text-align="left" fo:margin-top="14.00pt" fo:margin-bottom="14.00pt"/>
    </style:style>
    <style:style style:name="P285" style:family="paragraph">
      <style:paragraph-properties fo:line-height="115.00%" fo:text-align="left" fo:margin-top="14.00pt" fo:margin-bottom="14.00pt"/>
    </style:style>
    <style:style style:name="P286" style:family="paragraph">
      <style:paragraph-properties fo:line-height="115.00%" fo:text-align="left"/>
    </style:style>
    <style:style style:name="P287" style:family="paragraph">
      <style:paragraph-properties fo:line-height="115.00%" fo:text-align="left" fo:margin-left="4.50pt" fo:text-indent="0.00pt"/>
    </style:style>
    <style:style style:name="P288" style:family="paragraph">
      <style:paragraph-properties fo:line-height="115.00%" fo:text-align="left"/>
    </style:style>
    <style:style style:name="P289" style:family="paragraph">
      <style:paragraph-properties fo:line-height="115.00%" fo:text-align="center" fo:margin-left="21.60pt" fo:text-indent="-21.60pt"/>
    </style:style>
    <style:style style:name="P290" style:family="paragraph">
      <style:paragraph-properties fo:line-height="115.00%" fo:text-align="center" fo:margin-bottom="6.00pt"/>
    </style:style>
    <style:style style:name="TableColumn0100" style:family="table-column">
      <style:table-column-properties style:column-width="1.012500in"/>
    </style:style>
    <style:style style:name="TableColumn0101" style:family="table-column">
      <style:table-column-properties style:column-width="0.562500in"/>
    </style:style>
    <style:style style:name="TableColumn0102" style:family="table-column">
      <style:table-column-properties style:column-width="1.313194in"/>
    </style:style>
    <style:style style:name="TableColumn0103" style:family="table-column">
      <style:table-column-properties style:column-width="3.761806in"/>
    </style:style>
    <style:style style:name="Table01" style:family="table">
      <style:table-properties style:width="6.65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13889in solid #0f243e" fo:border-left="0.013889in solid #0f243e" fo:border-right="0.013889in solid #0f243e" fo:border-bottom="0.013889in solid #0f243e" fo:padding-left="0.078472in" fo:padding-right="0.078472in" fo:vertical-align="top" fo:background-color="#4f81bd"/>
    </style:style>
    <style:style style:name="TableCell010001" style:family="table-cell">
      <style:table-cell-properties fo:border-top="0.013889in solid #0f243e" fo:border-left="0.013889in solid #0f243e" fo:border-right="0.013889in solid #0f243e" fo:border-bottom="0.013889in solid #0f243e" fo:padding-left="0.078472in" fo:padding-right="0.078472in" fo:vertical-align="top" fo:background-color="#4f81bd"/>
    </style:style>
    <style:style style:name="TableCell010002" style:family="table-cell">
      <style:table-cell-properties fo:border-top="0.013889in solid #0f243e" fo:border-left="0.013889in solid #0f243e" fo:border-right="0.013889in solid #0f243e" fo:border-bottom="0.013889in solid #0f243e" fo:padding-left="0.078472in" fo:padding-right="0.078472in" fo:vertical-align="top" fo:background-color="#4f81bd"/>
    </style:style>
    <style:style style:name="TableCell010003" style:family="table-cell">
      <style:table-cell-properties fo:border-top="0.013889in solid #0f243e" fo:border-left="0.013889in solid #0f243e" fo:border-right="0.013889in solid #0f243e" fo:border-bottom="0.013889in solid #0f243e" fo:padding-left="0.078472in" fo:padding-right="0.078472in" fo:vertical-align="top" fo:background-color="#4f81bd"/>
    </style:style>
    <style:style style:name="TableRow0101" style:family="table-row">
      <style:table-row-properties/>
    </style:style>
    <style:style style:name="TableCell010100"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101"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102"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103"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Row0102" style:family="table-row">
      <style:table-row-properties/>
    </style:style>
    <style:style style:name="TableCell010200"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201"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202"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203"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Row0103" style:family="table-row">
      <style:table-row-properties/>
    </style:style>
    <style:style style:name="TableCell010300"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301"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302"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303"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Row0104" style:family="table-row">
      <style:table-row-properties/>
    </style:style>
    <style:style style:name="TableCell010400"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401"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402"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403"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Row0105" style:family="table-row">
      <style:table-row-properties/>
    </style:style>
    <style:style style:name="TableCell010500"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501"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502"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ell010503" style:family="table-cell">
      <style:table-cell-properties fo:border-top="0.013889in solid #0f243e" fo:border-left="0.013889in solid #0f243e" fo:border-right="0.013889in solid #0f243e" fo:border-bottom="0.013889in solid #0f243e" fo:padding-left="0.078472in" fo:padding-right="0.078472in" fo:vertical-align="top" fo:background-color="#ffffff"/>
    </style:style>
    <style:style style:name="TableColumn0200" style:family="table-column">
      <style:table-column-properties style:column-width="1.139583in"/>
    </style:style>
    <style:style style:name="TableColumn0201" style:family="table-column">
      <style:table-column-properties style:column-width="1.467361in"/>
    </style:style>
    <style:style style:name="TableColumn0202" style:family="table-column">
      <style:table-column-properties style:column-width="1.720833in"/>
    </style:style>
    <style:style style:name="TableColumn0203" style:family="table-column">
      <style:table-column-properties style:column-width="1.123611in"/>
    </style:style>
    <style:style style:name="TableColumn0204" style:family="table-column">
      <style:table-column-properties style:column-width="1.198611in"/>
    </style:style>
    <style:style style:name="Table02" style:family="table">
      <style:table-properties style:width="6.650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0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002"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003"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004"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Row0201" style:family="table-row">
      <style:table-row-properties/>
    </style:style>
    <style:style style:name="TableCell0201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1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102"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103"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104"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Row0202" style:family="table-row">
      <style:table-row-properties/>
    </style:style>
    <style:style style:name="TableCell0202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2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202"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203"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20204"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olumn0300" style:family="table-column">
      <style:table-column-properties style:column-width="0.929167in"/>
    </style:style>
    <style:style style:name="TableColumn0301" style:family="table-column">
      <style:table-column-properties style:column-width="4.759028in"/>
    </style:style>
    <style:style style:name="TableColumn0302" style:family="table-column">
      <style:table-column-properties style:column-width="0.850694in"/>
    </style:style>
    <style:style style:name="Table03" style:family="table">
      <style:table-properties style:width="6.538889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a" fo:border-left="0.006944in solid #00000a" fo:border-right="0.006944in solid #00000a" fo:border-bottom="0.006944in solid #00000a" fo:padding-left="0.077083in" fo:padding-right="0.077083in" fo:vertical-align="top" fo:background-color="#4f81bd"/>
    </style:style>
    <style:style style:name="TableCell030001" style:family="table-cell">
      <style:table-cell-properties fo:border-top="0.006944in solid #00000a" fo:border-left="0.006944in solid #00000a" fo:border-right="0.006944in solid #00000a" fo:border-bottom="0.006944in solid #00000a" fo:padding-left="0.077083in" fo:padding-right="0.077083in" fo:vertical-align="top" fo:background-color="#4f81bd"/>
    </style:style>
    <style:style style:name="TableCell030002" style:family="table-cell">
      <style:table-cell-properties fo:border-top="0.006944in solid #00000a" fo:border-left="0.006944in solid #00000a" fo:border-right="0.006944in solid #00000a" fo:border-bottom="0.006944in solid #00000a" fo:padding-left="0.077083in" fo:padding-right="0.077083in" fo:vertical-align="top" fo:background-color="#4f81bd"/>
    </style:style>
    <style:style style:name="TableRow0301" style:family="table-row">
      <style:table-row-properties/>
    </style:style>
    <style:style style:name="TableCell0301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1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1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2" style:family="table-row">
      <style:table-row-properties/>
    </style:style>
    <style:style style:name="TableCell0302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2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2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3" style:family="table-row">
      <style:table-row-properties/>
    </style:style>
    <style:style style:name="TableCell0303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3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3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4" style:family="table-row">
      <style:table-row-properties/>
    </style:style>
    <style:style style:name="TableCell0304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4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4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5" style:family="table-row">
      <style:table-row-properties/>
    </style:style>
    <style:style style:name="TableCell0305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5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5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6" style:family="table-row">
      <style:table-row-properties/>
    </style:style>
    <style:style style:name="TableCell0306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6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6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7" style:family="table-row">
      <style:table-row-properties/>
    </style:style>
    <style:style style:name="TableCell0307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7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7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8" style:family="table-row">
      <style:table-row-properties/>
    </style:style>
    <style:style style:name="TableCell0308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8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8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09" style:family="table-row">
      <style:table-row-properties/>
    </style:style>
    <style:style style:name="TableCell0309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9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09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0" style:family="table-row">
      <style:table-row-properties/>
    </style:style>
    <style:style style:name="TableCell0310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0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0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1" style:family="table-row">
      <style:table-row-properties/>
    </style:style>
    <style:style style:name="TableCell0311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1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1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2" style:family="table-row">
      <style:table-row-properties/>
    </style:style>
    <style:style style:name="TableCell0312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2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2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3" style:family="table-row">
      <style:table-row-properties/>
    </style:style>
    <style:style style:name="TableCell0313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3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313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4" style:family="table-row">
      <style:table-row-properties/>
    </style:style>
    <style:style style:name="TableCell0314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4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4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5" style:family="table-row">
      <style:table-row-properties/>
    </style:style>
    <style:style style:name="TableCell0315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5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5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6" style:family="table-row">
      <style:table-row-properties/>
    </style:style>
    <style:style style:name="TableCell0316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6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6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7" style:family="table-row">
      <style:table-row-properties/>
    </style:style>
    <style:style style:name="TableCell0317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7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7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8" style:family="table-row">
      <style:table-row-properties/>
    </style:style>
    <style:style style:name="TableCell0318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8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8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19" style:family="table-row">
      <style:table-row-properties/>
    </style:style>
    <style:style style:name="TableCell0319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9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19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0" style:family="table-row">
      <style:table-row-properties/>
    </style:style>
    <style:style style:name="TableCell0320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0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0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1" style:family="table-row">
      <style:table-row-properties/>
    </style:style>
    <style:style style:name="TableCell0321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1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1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2" style:family="table-row">
      <style:table-row-properties/>
    </style:style>
    <style:style style:name="TableCell0322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2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2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3" style:family="table-row">
      <style:table-row-properties/>
    </style:style>
    <style:style style:name="TableCell0323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3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3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4" style:family="table-row">
      <style:table-row-properties/>
    </style:style>
    <style:style style:name="TableCell0324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4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4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5" style:family="table-row">
      <style:table-row-properties/>
    </style:style>
    <style:style style:name="TableCell0325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5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5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6" style:family="table-row">
      <style:table-row-properties/>
    </style:style>
    <style:style style:name="TableCell0326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6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6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327" style:family="table-row">
      <style:table-row-properties/>
    </style:style>
    <style:style style:name="TableCell0327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7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32702"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olumn0400" style:family="table-column">
      <style:table-column-properties style:column-width="1.769444in"/>
    </style:style>
    <style:style style:name="TableColumn0401" style:family="table-column">
      <style:table-column-properties style:column-width="2.220139in"/>
    </style:style>
    <style:style style:name="TableColumn0402" style:family="table-column">
      <style:table-column-properties style:column-width="2.510417in"/>
    </style:style>
    <style:style style:name="Table04" style:family="table">
      <style:table-properties style:width="6.500000in" fo:margin-left="0.000000in" style:writing-mode="lr" table:align="left" style:may-break-between-rows="true"/>
    </style:style>
    <style:style style:name="TableRow0400" style:family="table-row">
      <style:table-row-properties style:min-row-height="0.048611in"/>
    </style:style>
    <style:style style:name="TableCell0400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0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002"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Row0401" style:family="table-row">
      <style:table-row-properties style:min-row-height="0.334722in"/>
    </style:style>
    <style:style style:name="TableCell0401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1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102"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Row0402" style:family="table-row">
      <style:table-row-properties style:min-row-height="0.048611in"/>
    </style:style>
    <style:style style:name="TableCell0402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2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202"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Row0403" style:family="table-row">
      <style:table-row-properties style:min-row-height="0.048611in"/>
    </style:style>
    <style:style style:name="TableCell0403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3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40302"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olumn0500" style:family="table-column">
      <style:table-column-properties style:column-width="1.575000in"/>
    </style:style>
    <style:style style:name="TableColumn0501" style:family="table-column">
      <style:table-column-properties style:column-width="4.999306in"/>
    </style:style>
    <style:style style:name="Table05" style:family="table">
      <style:table-properties style:width="6.574306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a" fo:border-left="0.006944in solid #00000a" fo:border-right="0.006944in solid #00000a" fo:border-bottom="0.006944in solid #00000a" fo:padding-left="0.077083in" fo:padding-right="0.077083in" fo:vertical-align="top" fo:background-color="#4f81bd"/>
    </style:style>
    <style:style style:name="TableCell050001" style:family="table-cell">
      <style:table-cell-properties fo:border-top="0.006944in solid #00000a" fo:border-left="0.006944in solid #00000a" fo:border-right="0.006944in solid #00000a" fo:border-bottom="0.006944in solid #00000a" fo:padding-left="0.077083in" fo:padding-right="0.077083in" fo:vertical-align="top" fo:background-color="#4f81bd"/>
    </style:style>
    <style:style style:name="TableRow0501" style:family="table-row">
      <style:table-row-properties/>
    </style:style>
    <style:style style:name="TableCell050100"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Cell050101" style:family="table-cell">
      <style:table-cell-properties fo:border-top="0.006944in solid #00000a" fo:border-left="0.006944in solid #00000a" fo:border-right="0.006944in solid #00000a" fo:border-bottom="0.006944in solid #00000a" fo:padding-left="0.077083in" fo:padding-right="0.077083in" fo:vertical-align="top" fo:background-color="#ffffff"/>
    </style:style>
    <style:style style:name="TableRow0502" style:family="table-row">
      <style:table-row-properties/>
    </style:style>
    <style:style style:name="TableCell0502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502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Row0503" style:family="table-row">
      <style:table-row-properties/>
    </style:style>
    <style:style style:name="TableCell050300"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style:style style:name="TableCell050301" style:family="table-cell">
      <style:table-cell-properties fo:border-top="0.006944in solid #00000a" fo:border-left="0.006944in solid #00000a" fo:border-right="0.006944in solid #00000a" fo:border-bottom="0.006944in solid #00000a" fo:padding-left="0.077083in" fo:padding-right="0.077083in" fo:vertical-align="center" fo:background-color="#ffffff"/>
    </style:style>
  </office:automatic-styles>
  <office:body>
    <office:text>
      <text:p text:style-name="P1"><text:span text:style-name="T1"/></text:p>
      <text:p text:style-name="P2"><text:span text:style-name="T2"><text:s text:c="2"/></text:span></text:p>
      <text:p text:style-name="P2"><draw:frame text:anchor-type="as-char" svg:width="60.85mm" svg:height="57.41mm" style:rel-width="scale" style:rel-height="scale"><draw:object-ole xlink:href="OleObj1"/><draw:image xlink:href="ObjectReplacements/OleObj1"/></draw:frame><text:span text:style-name="T3"/></text:p>
      <text:p text:style-name="P3"><text:span text:style-name="T4">UniBit Framework</text:span></text:p>
      <text:p text:style-name="P4"><text:span text:style-name="T4">Paper</text:span></text:p>
      <text:p text:style-name="P5"><text:span text:style-name="T4"><text:s text:c="9"/>Version 1.0</text:span></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7"><text:span text:style-name="T6">&lt;Open Source Modular Framework&gt;</text:span></text:p>
      <text:p text:style-name="P7"><text:span text:style-name="T7"/></text:p>
      <text:p text:style-name="P7"><text:span text:style-name="T7"/></text:p>
      <text:p text:style-name="P7"><text:span text:style-name="T8">UniBit Labs LLC.</text:span></text:p>
      <text:p text:style-name="P7"><text:span text:style-name="T9"/></text:p>
      <text:p text:style-name="P7"><text:span text:style-name="T9"/></text:p>
      <text:p text:style-name="P7"><text:span text:style-name="T10">&lt;Month Year&gt;</text:span></text:p>
      <text:p text:style-name="P8"><text:span text:style-name="T11"/></text:p>
      <text:p text:style-name="P8"><text:span text:style-name="T11"/></text:p>
      <text:p text:style-name="P9"><text:span text:style-name="T11"/></text:p>
      <text:p text:style-name="P9"><text:span text:style-name="T12">Document History</text:span></text:p>
      <text:p text:style-name="P10"><text:span text:style-name="T13">&lt;Provide information on how the development and distribution of the Solution Architecture is controlled and tracked. Use the table below to provide the version number, date, author, and a brief description of the reason for creating the revised version.&gt;</text:span></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12"><text:span text:style-name="T15">Version No.</text:span><text:span text:style-name="T16"/></text:p>
          </table:table-cell>
          <table:table-cell table:style-name="TableCell010001">
            <text:p text:style-name="P12"><text:span text:style-name="T17">Date</text:span><text:span text:style-name="T18"/></text:p>
          </table:table-cell>
          <table:table-cell table:style-name="TableCell010002">
            <text:p text:style-name="P12"><text:span text:style-name="T19">Author</text:span><text:span text:style-name="T20"/></text:p>
          </table:table-cell>
          <table:table-cell table:style-name="TableCell010003">
            <text:p text:style-name="P12"><text:span text:style-name="T21">Revision Description</text:span><text:span text:style-name="T22"/></text:p>
          </table:table-cell>
        </table:table-row>
        <table:table-row table:style-name="TableRow0101">
          <table:table-cell table:style-name="TableCell010100">
            <text:p text:style-name="P15"><text:span text:style-name="T22"/></text:p>
          </table:table-cell>
          <table:table-cell table:style-name="TableCell010101">
            <text:p text:style-name="P15"><text:span text:style-name="T22"/></text:p>
          </table:table-cell>
          <table:table-cell table:style-name="TableCell010102">
            <text:p text:style-name="P15"><text:span text:style-name="T22"/></text:p>
          </table:table-cell>
          <table:table-cell table:style-name="TableCell010103">
            <text:p text:style-name="P15"><text:span text:style-name="T22"/></text:p>
          </table:table-cell>
        </table:table-row>
        <table:table-row table:style-name="TableRow0102">
          <table:table-cell table:style-name="TableCell010200">
            <text:p text:style-name="P17"><text:span text:style-name="T22"/></text:p>
          </table:table-cell>
          <table:table-cell table:style-name="TableCell010201">
            <text:p text:style-name="P17"><text:span text:style-name="T22"/></text:p>
          </table:table-cell>
          <table:table-cell table:style-name="TableCell010202">
            <text:p text:style-name="P17"><text:span text:style-name="T22"/></text:p>
          </table:table-cell>
          <table:table-cell table:style-name="TableCell010203">
            <text:p text:style-name="P17"><text:span text:style-name="T22"/></text:p>
          </table:table-cell>
        </table:table-row>
        <table:table-row table:style-name="TableRow0103">
          <table:table-cell table:style-name="TableCell010300">
            <text:p text:style-name="P19"><text:span text:style-name="T22"/></text:p>
          </table:table-cell>
          <table:table-cell table:style-name="TableCell010301">
            <text:p text:style-name="P19"><text:span text:style-name="T22"/></text:p>
          </table:table-cell>
          <table:table-cell table:style-name="TableCell010302">
            <text:p text:style-name="P19"><text:span text:style-name="T22"/></text:p>
          </table:table-cell>
          <table:table-cell table:style-name="TableCell010303">
            <text:p text:style-name="P19"><text:span text:style-name="T22"/></text:p>
          </table:table-cell>
        </table:table-row>
        <table:table-row table:style-name="TableRow0104">
          <table:table-cell table:style-name="TableCell010400">
            <text:p text:style-name="P21"><text:span text:style-name="T22"/></text:p>
          </table:table-cell>
          <table:table-cell table:style-name="TableCell010401">
            <text:p text:style-name="P21"><text:span text:style-name="T22"/></text:p>
          </table:table-cell>
          <table:table-cell table:style-name="TableCell010402">
            <text:p text:style-name="P21"><text:span text:style-name="T22"/></text:p>
          </table:table-cell>
          <table:table-cell table:style-name="TableCell010403">
            <text:p text:style-name="P21"><text:span text:style-name="T22"/></text:p>
          </table:table-cell>
        </table:table-row>
        <table:table-row table:style-name="TableRow0105">
          <table:table-cell table:style-name="TableCell010500">
            <text:p text:style-name="P23"><text:span text:style-name="T22"/></text:p>
          </table:table-cell>
          <table:table-cell table:style-name="TableCell010501">
            <text:p text:style-name="P23"><text:span text:style-name="T22"/></text:p>
          </table:table-cell>
          <table:table-cell table:style-name="TableCell010502">
            <text:p text:style-name="P23"><text:span text:style-name="T22"/></text:p>
          </table:table-cell>
          <table:table-cell table:style-name="TableCell010503">
            <text:p text:style-name="P23"><text:span text:style-name="T22"/></text:p>
          </table:table-cell>
        </table:table-row>
      </table:table>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5"><text:span text:style-name="T22"/></text:p>
      <text:p text:style-name="P26"><text:span text:style-name="T22"/></text:p>
      <text:list text:style-name="L27">
        <text:list-item>
          <text:p text:style-name="P27"><text:span text:style-name="T23">Of note, if this is a required artifact, this is an<text:s/></text:span><text:span text:style-name="T24">important document to leverage</text:span><text:span text:style-name="T25"><text:s/>throughout your process.</text:span></text:p>
        </text:list-item>
      </text:list>
      <text:p text:style-name="P28"><text:span text:style-name="T26"/></text:p>
      <text:p text:style-name="P28"><text:span text:style-name="T26"/></text:p>
      <text:p text:style-name="P29"><text:span text:style-name="T26"/></text:p>
      <text:p text:style-name="P30"><text:span text:style-name="T27">Contents</text:span></text:p>
      <text:p text:style-name="P31"><text:a xlink:href="#_Toc384028819"><text:span text:style-name="T29">Document History</text:span></text:a><text:span text:style-name="T30"><text:tab/></text:span><text:a xlink:href="#_Toc384028819"><text:span text:style-name="T32">ii</text:span></text:a><text:span text:style-name="T33"/></text:p>
      <text:p text:style-name="P32"><text:a xlink:href="#_Toc384028820"><text:span text:style-name="T35">1.</text:span></text:a><text:span text:style-name="T36"><text:tab/></text:span><text:a xlink:href="#_Toc384028820"><text:span text:style-name="T38">Solution Overview</text:span></text:a><text:span text:style-name="T39"><text:tab/></text:span><text:a xlink:href="#_Toc384028820"><text:span text:style-name="T41">1</text:span></text:a><text:span text:style-name="T42"/></text:p>
      <text:p text:style-name="P33"><text:a xlink:href="#_Toc384028821"><text:span text:style-name="T44">1.1<text:s/></text:span></text:a><text:span text:style-name="T45"><text:s text:c="6"/></text:span><text:a xlink:href="#_Toc384028821"><text:span text:style-name="T47">Future Architecture</text:span></text:a><text:span text:style-name="T48"><text:tab/></text:span><text:a xlink:href="#_Toc384028821"><text:span text:style-name="T50">1</text:span></text:a><text:span text:style-name="T51"/></text:p>
      <text:p text:style-name="P34"><text:a xlink:href="#_Toc384028822"><text:span text:style-name="T53">1.2</text:span></text:a><text:span text:style-name="T54"><text:tab/></text:span><text:a xlink:href="#_Toc384028822"><text:span text:style-name="T56">As-Is Architecture</text:span></text:a><text:span text:style-name="T57"><text:tab/></text:span><text:a xlink:href="#_Toc384028822"><text:span text:style-name="T59">2</text:span></text:a><text:span text:style-name="T60"/></text:p>
      <text:p text:style-name="P34"><text:a xlink:href="#_Toc384028823"><text:span text:style-name="T62">1.3</text:span></text:a><text:span text:style-name="T63"><text:tab/></text:span><text:a xlink:href="#_Toc384028823"><text:span text:style-name="T65">To-Be Architecture</text:span></text:a><text:span text:style-name="T66"><text:tab/></text:span><text:a xlink:href="#_Toc384028823"><text:span text:style-name="T68">2</text:span></text:a><text:span text:style-name="T69"/></text:p>
      <text:p text:style-name="P34"><text:a xlink:href="#_Toc384028824"><text:span text:style-name="T71">1.4</text:span></text:a><text:span text:style-name="T72"><text:tab/></text:span><text:a xlink:href="#_Toc384028824"><text:span text:style-name="T74">Transition Planning</text:span></text:a><text:span text:style-name="T75"><text:tab/></text:span><text:a xlink:href="#_Toc384028824"><text:span text:style-name="T77">2</text:span></text:a><text:span text:style-name="T78"/></text:p>
      <text:p text:style-name="P35"><text:a xlink:href="#_Toc384028825"><text:span text:style-name="T80">2.</text:span></text:a><text:span text:style-name="T81"><text:tab/></text:span><text:a xlink:href="#_Toc384028825"><text:span text:style-name="T83">Architecture Goals and Constraints</text:span></text:a><text:span text:style-name="T84"><text:tab/></text:span><text:a xlink:href="#_Toc384028825"><text:span text:style-name="T86">3</text:span></text:a><text:span text:style-name="T87"/></text:p>
      <text:p text:style-name="P36"><text:a xlink:href="#_Toc384028826"><text:span text:style-name="T89">2.1</text:span></text:a><text:span text:style-name="T90"><text:tab/></text:span><text:a xlink:href="#_Toc384028826"><text:span text:style-name="T92">HUD Enterprise Architecture</text:span></text:a><text:span text:style-name="T93"><text:tab/></text:span><text:a xlink:href="#_Toc384028826"><text:span text:style-name="T95">3</text:span></text:a><text:span text:style-name="T96"/></text:p>
      <text:p text:style-name="P36"><text:a xlink:href="#_Toc384028827"><text:span text:style-name="T98">2.2</text:span></text:a><text:span text:style-name="T99"><text:tab/></text:span><text:a xlink:href="#_Toc384028827"><text:span text:style-name="T101">Architectural Assumptions and Decisions</text:span></text:a><text:span text:style-name="T102"><text:tab/></text:span><text:a xlink:href="#_Toc384028827"><text:span text:style-name="T104">3</text:span></text:a><text:span text:style-name="T105"/></text:p>
      <text:p text:style-name="P36"><text:a xlink:href="#_Toc384028828"><text:span text:style-name="T107">2.3</text:span></text:a><text:span text:style-name="T108"><text:tab/></text:span><text:a xlink:href="#_Toc384028828"><text:span text:style-name="T110">Solution Architecture Attributes</text:span></text:a><text:span text:style-name="T111"><text:tab/></text:span><text:a xlink:href="#_Toc384028828"><text:span text:style-name="T113">3</text:span></text:a><text:span text:style-name="T114"/></text:p>
      <text:p text:style-name="P37"><text:a xlink:href="#_Toc384028829"><text:span text:style-name="T116">2.3.1</text:span></text:a><text:span text:style-name="T117"><text:tab/></text:span><text:a xlink:href="#_Toc384028829"><text:span text:style-name="T119">Technology</text:span></text:a><text:span text:style-name="T120"><text:tab/></text:span><text:a xlink:href="#_Toc384028829"><text:span text:style-name="T122">4</text:span></text:a><text:span text:style-name="T123"/></text:p>
      <text:p text:style-name="P37"><text:a xlink:href="#_Toc384028830"><text:span text:style-name="T125">2.3.2</text:span></text:a><text:span text:style-name="T126"><text:tab/></text:span><text:a xlink:href="#_Toc384028830"><text:span text:style-name="T128">Patterns</text:span></text:a><text:span text:style-name="T129"><text:tab/></text:span><text:a xlink:href="#_Toc384028830"><text:span text:style-name="T131">4</text:span></text:a><text:span text:style-name="T132"/></text:p>
      <text:p text:style-name="P37"><text:a xlink:href="#_Toc384028831"><text:span text:style-name="T134">2.3.3</text:span></text:a><text:span text:style-name="T135"><text:tab/></text:span><text:a xlink:href="#_Toc384028831"><text:span text:style-name="T137">Common Services</text:span></text:a><text:span text:style-name="T138"><text:tab/></text:span><text:a xlink:href="#_Toc384028831"><text:span text:style-name="T140">4</text:span></text:a><text:span text:style-name="T141"/></text:p>
      <text:p text:style-name="P37"><text:a xlink:href="#_Toc384028832"><text:span text:style-name="T143">2.3.4</text:span></text:a><text:span text:style-name="T144"><text:tab/></text:span><text:a xlink:href="#_Toc384028832"><text:span text:style-name="T146">Common Components</text:span></text:a><text:span text:style-name="T147"><text:tab/></text:span><text:a xlink:href="#_Toc384028832"><text:span text:style-name="T149">5</text:span></text:a><text:span text:style-name="T150"/></text:p>
      <text:p text:style-name="P37"><text:a xlink:href="#_Toc384028833"><text:span text:style-name="T152">2.3.5</text:span></text:a><text:span text:style-name="T153"><text:tab/></text:span><text:a xlink:href="#_Toc384028833"><text:span text:style-name="T155">Portability</text:span></text:a><text:span text:style-name="T156"><text:tab/></text:span><text:a xlink:href="#_Toc384028833"><text:span text:style-name="T158">5</text:span></text:a><text:span text:style-name="T159"/></text:p>
      <text:p text:style-name="P37"><text:a xlink:href="#_Toc384028834"><text:span text:style-name="T161">2.3.6</text:span></text:a><text:span text:style-name="T162"><text:tab/></text:span><text:a xlink:href="#_Toc384028834"><text:span text:style-name="T164">Capacity</text:span></text:a><text:span text:style-name="T165"><text:tab/></text:span><text:a xlink:href="#_Toc384028834"><text:span text:style-name="T167">5</text:span></text:a><text:span text:style-name="T168"/></text:p>
      <text:p text:style-name="P37"><text:a xlink:href="#_Toc384028835"><text:span text:style-name="T170">2.3.7</text:span></text:a><text:span text:style-name="T171"><text:tab/></text:span><text:a xlink:href="#_Toc384028835"><text:span text:style-name="T173">Performance</text:span></text:a><text:span text:style-name="T174"><text:tab/></text:span><text:a xlink:href="#_Toc384028835"><text:span text:style-name="T176">5</text:span></text:a><text:span text:style-name="T177"/></text:p>
      <text:p text:style-name="P37"><text:a xlink:href="#_Toc384028836"><text:span text:style-name="T179">2.3.8</text:span></text:a><text:span text:style-name="T180"><text:tab/></text:span><text:a xlink:href="#_Toc384028836"><text:span text:style-name="T182">Availability and Reliability</text:span></text:a><text:span text:style-name="T183"><text:tab/></text:span><text:a xlink:href="#_Toc384028836"><text:span text:style-name="T185">5</text:span></text:a><text:span text:style-name="T186"/></text:p>
      <text:p text:style-name="P37"><text:a xlink:href="#_Toc384028837"><text:span text:style-name="T188">2.3.9</text:span></text:a><text:span text:style-name="T189"><text:tab/></text:span><text:a xlink:href="#_Toc384028837"><text:span text:style-name="T191">Scalability</text:span></text:a><text:span text:style-name="T192"><text:tab/></text:span><text:a xlink:href="#_Toc384028837"><text:span text:style-name="T194">5</text:span></text:a><text:span text:style-name="T195"/></text:p>
      <text:p text:style-name="P37"><text:a xlink:href="#_Toc384028838"><text:span text:style-name="T197">2.3.10</text:span></text:a><text:span text:style-name="T198"><text:tab/></text:span><text:a xlink:href="#_Toc384028838"><text:span text:style-name="T200">System Management, Monitoring, and Administration</text:span></text:a><text:span text:style-name="T201"><text:tab/></text:span><text:a xlink:href="#_Toc384028838"><text:span text:style-name="T203">6</text:span></text:a><text:span text:style-name="T204"/></text:p>
      <text:p text:style-name="P37"><text:a xlink:href="#_Toc384028839"><text:span text:style-name="T206">2.3.11</text:span></text:a><text:span text:style-name="T207"><text:tab/></text:span><text:a xlink:href="#_Toc384028839"><text:span text:style-name="T209">BC/DR and COOP</text:span></text:a><text:span text:style-name="T210"><text:tab/></text:span><text:a xlink:href="#_Toc384028839"><text:span text:style-name="T212">6</text:span></text:a><text:span text:style-name="T213"/></text:p>
      <text:p text:style-name="P37"><text:a xlink:href="#_Toc384028840"><text:span text:style-name="T215">2.3.12</text:span></text:a><text:span text:style-name="T216"><text:tab/></text:span><text:a xlink:href="#_Toc384028840"><text:span text:style-name="T218">Other Solution Architecture Attributes</text:span></text:a><text:span text:style-name="T219"><text:tab/></text:span><text:a xlink:href="#_Toc384028840"><text:span text:style-name="T221">6</text:span></text:a><text:span text:style-name="T222"/></text:p>
      <text:p text:style-name="P38"><text:a xlink:href="#_Toc384028841"><text:span text:style-name="T224">3.</text:span></text:a><text:span text:style-name="T225"><text:tab/></text:span><text:a xlink:href="#_Toc384028841"><text:span text:style-name="T227">Application Architecture</text:span></text:a><text:span text:style-name="T228"><text:tab/></text:span><text:a xlink:href="#_Toc384028841"><text:span text:style-name="T230">7</text:span></text:a><text:span text:style-name="T231"/></text:p>
      <text:p text:style-name="P39"><text:a xlink:href="#_Toc384028842"><text:span text:style-name="T233">3.1</text:span></text:a><text:span text:style-name="T234"><text:tab/></text:span><text:a xlink:href="#_Toc384028842"><text:span text:style-name="T236">The System Architecture</text:span></text:a><text:span text:style-name="T237"><text:tab/></text:span><text:a xlink:href="#_Toc384028842"><text:span text:style-name="T239">7</text:span></text:a><text:span text:style-name="T240"/></text:p>
      <text:p text:style-name="P39"><text:a xlink:href="#_Toc384028843"><text:span text:style-name="T242">3.2</text:span></text:a><text:span text:style-name="T243"><text:tab/></text:span><text:a xlink:href="#_Toc384028843"><text:span text:style-name="T245">Application Layer</text:span></text:a><text:span text:style-name="T246"><text:tab/></text:span><text:a xlink:href="#_Toc384028843"><text:span text:style-name="T248">7</text:span></text:a><text:span text:style-name="T249"/></text:p>
      <text:p text:style-name="P39"><text:a xlink:href="#_Toc384028844"><text:span text:style-name="T251">3.3</text:span></text:a><text:span text:style-name="T252"><text:tab/></text:span><text:a xlink:href="#_Toc384028844"><text:span text:style-name="T254">Common Service Specifications</text:span></text:a><text:span text:style-name="T255"><text:tab/></text:span><text:a xlink:href="#_Toc384028844"><text:span text:style-name="T257">7</text:span></text:a><text:span text:style-name="T258"/></text:p>
      <text:p text:style-name="P39"><text:a xlink:href="#_Toc384028845"><text:span text:style-name="T260">3.4</text:span></text:a><text:span text:style-name="T261"><text:tab/></text:span><text:a xlink:href="#_Toc384028845"><text:span text:style-name="T263">Component Models</text:span></text:a><text:span text:style-name="T264"><text:tab/></text:span><text:a xlink:href="#_Toc384028845"><text:span text:style-name="T266">7</text:span></text:a><text:span text:style-name="T267"/></text:p>
      <text:p text:style-name="P40"><text:a xlink:href="#_Toc384028846"><text:span text:style-name="T269">3.4.1</text:span></text:a><text:span text:style-name="T270"><text:tab/></text:span><text:a xlink:href="#_Toc384028846"><text:span text:style-name="T272">Component Relationship Diagrams</text:span></text:a><text:span text:style-name="T273"><text:tab/></text:span><text:a xlink:href="#_Toc384028846"><text:span text:style-name="T275">7</text:span></text:a><text:span text:style-name="T276"/></text:p>
      <text:p text:style-name="P40"><text:a xlink:href="#_Toc384028847"><text:span text:style-name="T278">3.4.2</text:span></text:a><text:span text:style-name="T279"><text:tab/></text:span><text:a xlink:href="#_Toc384028847"><text:span text:style-name="T281">Interaction Diagrams</text:span></text:a><text:span text:style-name="T282"><text:tab/></text:span><text:a xlink:href="#_Toc384028847"><text:span text:style-name="T284">8</text:span></text:a><text:span text:style-name="T285"/></text:p>
      <text:p text:style-name="P41"><text:a xlink:href="#_Toc384028848"><text:span text:style-name="T287">3.5</text:span></text:a><text:span text:style-name="T288"><text:tab/></text:span><text:a xlink:href="#_Toc384028848"><text:span text:style-name="T290">Walk-Through Models</text:span></text:a><text:span text:style-name="T291"><text:tab/></text:span><text:a xlink:href="#_Toc384028848"><text:span text:style-name="T293">9</text:span></text:a><text:span text:style-name="T294"/></text:p>
      <text:p text:style-name="P42"><text:a xlink:href="#_Toc384028849"><text:span text:style-name="T296">4.</text:span></text:a><text:span text:style-name="T297"><text:tab/></text:span><text:a xlink:href="#_Toc384028849"><text:span text:style-name="T299">Data Architecture</text:span></text:a><text:span text:style-name="T300"><text:tab/></text:span><text:a xlink:href="#_Toc384028849"><text:span text:style-name="T302">11</text:span></text:a><text:span text:style-name="T303"/></text:p>
      <text:p text:style-name="P43"><text:a xlink:href="#_Toc384028850"><text:span text:style-name="T305">4.1</text:span></text:a><text:span text:style-name="T306"><text:tab/></text:span><text:a xlink:href="#_Toc384028850"><text:span text:style-name="T308">Data Flow and Context Diagrams</text:span></text:a><text:span text:style-name="T309"><text:tab/></text:span><text:a xlink:href="#_Toc384028850"><text:span text:style-name="T311">11</text:span></text:a><text:span text:style-name="T312"/></text:p>
      <text:p text:style-name="P43"><text:a xlink:href="#_Toc384028851"><text:span text:style-name="T314">4.2</text:span></text:a><text:span text:style-name="T315"><text:tab/></text:span><text:a xlink:href="#_Toc384028851"><text:span text:style-name="T317">Conceptual/Logical Data Model</text:span></text:a><text:span text:style-name="T318"><text:tab/></text:span><text:a xlink:href="#_Toc384028851"><text:span text:style-name="T320">12</text:span></text:a><text:span text:style-name="T321"/></text:p>
      <text:p text:style-name="P43"><text:a xlink:href="#_Toc384028852"><text:span text:style-name="T323">4.3</text:span></text:a><text:span text:style-name="T324"><text:tab/></text:span><text:a xlink:href="#_Toc384028852"><text:span text:style-name="T326">Authoritative Data Sources</text:span></text:a><text:span text:style-name="T327"><text:tab/></text:span><text:a xlink:href="#_Toc384028852"><text:span text:style-name="T329">12</text:span></text:a><text:span text:style-name="T330"/></text:p>
      <text:p text:style-name="P43"><text:a xlink:href="#_Toc384028853"><text:span text:style-name="T332">4.4</text:span></text:a><text:span text:style-name="T333"><text:tab/></text:span><text:a xlink:href="#_Toc384028853"><text:span text:style-name="T335">Standard Data Elements</text:span></text:a><text:span text:style-name="T336"><text:tab/></text:span><text:a xlink:href="#_Toc384028853"><text:span text:style-name="T338">12</text:span></text:a><text:span text:style-name="T339"/></text:p>
      <text:p text:style-name="P43"><text:a xlink:href="#_Toc384028854"><text:span text:style-name="T341">4.5</text:span></text:a><text:span text:style-name="T342"><text:tab/></text:span><text:a xlink:href="#_Toc384028854"><text:span text:style-name="T344">XML Resources Guidance</text:span></text:a><text:span text:style-name="T345"><text:tab/></text:span><text:a xlink:href="#_Toc384028854"><text:span text:style-name="T347">12</text:span></text:a><text:span text:style-name="T348"/></text:p>
      <text:p text:style-name="P43"><text:a xlink:href="#_Toc384028855"><text:span text:style-name="T350">4.6</text:span></text:a><text:span text:style-name="T351"><text:tab/></text:span><text:a xlink:href="#_Toc384028855"><text:span text:style-name="T353">Data Migration Guidance</text:span></text:a><text:span text:style-name="T354"><text:tab/></text:span><text:a xlink:href="#_Toc384028855"><text:span text:style-name="T356">12</text:span></text:a><text:span text:style-name="T357"/></text:p>
      <text:p text:style-name="P43"><text:a xlink:href="#_Toc384028856"><text:span text:style-name="T359">4.7</text:span></text:a><text:span text:style-name="T360"><text:tab/></text:span><text:a xlink:href="#_Toc384028856"><text:span text:style-name="T362">Data Dictionary (DD)</text:span></text:a><text:span text:style-name="T363"><text:tab/></text:span><text:a xlink:href="#_Toc384028856"><text:span text:style-name="T365">13</text:span></text:a><text:span text:style-name="T366"/></text:p>
      <text:p text:style-name="P43"><text:a xlink:href="#_Toc384028859"><text:span text:style-name="T368">4.8</text:span></text:a><text:span text:style-name="T369"><text:tab/></text:span><text:a xlink:href="#_Toc384028859"><text:span text:style-name="T371">Electronic Records Management</text:span></text:a><text:span text:style-name="T372"><text:tab/></text:span><text:a xlink:href="#_Toc384028859"><text:span text:style-name="T374">14</text:span></text:a><text:span text:style-name="T375"/></text:p>
      <text:p text:style-name="P44"><text:a xlink:href="#_Toc384028860"><text:span text:style-name="T377">5.</text:span></text:a><text:span text:style-name="T378"><text:tab/></text:span><text:a xlink:href="#_Toc384028860"><text:span text:style-name="T380">Security Architecture</text:span></text:a><text:span text:style-name="T381"><text:tab/></text:span><text:a xlink:href="#_Toc384028860"><text:span text:style-name="T383">15</text:span></text:a><text:span text:style-name="T384"/></text:p>
      <text:p text:style-name="P45"><text:a xlink:href="#_Toc384028861"><text:span text:style-name="T386">5.1</text:span></text:a><text:span text:style-name="T387"><text:tab/></text:span><text:a xlink:href="#_Toc384028861"><text:span text:style-name="T389">Security Solution Overview</text:span></text:a><text:span text:style-name="T390"><text:tab/></text:span><text:a xlink:href="#_Toc384028861"><text:span text:style-name="T392">15</text:span></text:a><text:span text:style-name="T393"/></text:p>
      <text:p text:style-name="P45"><text:a xlink:href="#_Toc384028862"><text:span text:style-name="T395">5.2</text:span></text:a><text:span text:style-name="T396"><text:tab/></text:span><text:a xlink:href="#_Toc384028862"><text:span text:style-name="T398">Security Architecture Goals and Constraints</text:span></text:a><text:span text:style-name="T399"><text:tab/></text:span><text:a xlink:href="#_Toc384028862"><text:span text:style-name="T401">15</text:span></text:a><text:span text:style-name="T402"/></text:p>
      <text:p text:style-name="P46"><text:a xlink:href="#_Toc384028863"><text:span text:style-name="T404">6.</text:span></text:a><text:span text:style-name="T405"><text:tab/></text:span><text:a xlink:href="#_Toc384028863"><text:span text:style-name="T407">Infrastructure</text:span></text:a><text:span text:style-name="T408"><text:tab/></text:span><text:a xlink:href="#_Toc384028863"><text:span text:style-name="T410">16</text:span></text:a><text:span text:style-name="T411"/></text:p>
      <text:p text:style-name="P47"><text:a xlink:href="#_Toc384028864"><text:span text:style-name="T413">6.1</text:span></text:a><text:span text:style-name="T414"><text:tab/></text:span><text:a xlink:href="#_Toc384028864"><text:span text:style-name="T416">Deployment Models</text:span></text:a><text:span text:style-name="T417"><text:tab/></text:span><text:a xlink:href="#_Toc384028864"><text:span text:style-name="T419">17</text:span></text:a><text:span text:style-name="T420"/></text:p>
      <text:p text:style-name="P48"><text:a xlink:href="#_Toc384028865"><text:span text:style-name="T422">Appendix A - References</text:span></text:a><text:span text:style-name="T423"><text:tab/></text:span><text:a xlink:href="#_Toc384028865"><text:span text:style-name="T425">19</text:span></text:a><text:span text:style-name="T426"/></text:p>
      <text:p text:style-name="P48"><text:a xlink:href="#_Toc384028866"><text:span text:style-name="T428">Appendix B - Key Terms</text:span></text:a><text:span text:style-name="T429"><text:tab/></text:span><text:a xlink:href="#_Toc384028866"><text:span text:style-name="T431">20</text:span></text:a><text:span text:style-name="T432"/></text:p>
      <text:p text:style-name="P48"><text:a xlink:href="#_Toc384028867"><text:span text:style-name="T434">Appendix C – Conceptual and Logical Data Model</text:span></text:a><text:span text:style-name="T435"><text:tab/></text:span><text:a xlink:href="#_Toc384028867"><text:span text:style-name="T437">21</text:span></text:a><text:span text:style-name="T438"/></text:p>
      <text:p text:style-name="P48"><text:a xlink:href="#_Toc384028868"><text:span text:style-name="T440">Appendix D - Map System Data Elements Matrix - System Data Elements to LDM Table Example</text:span></text:a><text:span text:style-name="T441"><text:tab/></text:span><text:a xlink:href="#_Toc384028868"><text:span text:style-name="T443">22</text:span></text:a><text:span text:style-name="T444"/></text:p>
      <text:p text:style-name="P49"><text:span text:style-name="T444"/></text:p>
      <text:p text:style-name="P50"><text:span text:style-name="T444"/></text:p>
      <text:p text:style-name="P50"><text:span text:style-name="T444"/></text:p>
      <text:list text:style-name="L51">
        <text:list-item>
          <text:p text:style-name="P51"><text:span text:style-name="T445">Solution Overview</text:span></text:p>
        </text:list-item>
      </text:list>
      <text:p text:style-name="P52"><text:span text:style-name="T446">&lt;Provide one or more diagrams depicting an overview of the target solution architecture with supporting narrative text. Ensure that the diagram(s) depict the major components of the solution and the relationships between the components, input and output data flows, major processes, functions, and system tasks. Identify major Commercial-Off-the-Shelf (COTS), infrastructure, and platform technology components.</text:span></text:p>
      <text:p text:style-name="P52"><text:span text:style-name="T446">below is a sample solution architecture overview diagram.&gt;</text:span></text:p>
      <text:p text:style-name="P52"><draw:frame text:anchor-type="as-char" svg:width="165.10mm" svg:height="126.47mm" style:rel-width="scale" style:rel-height="scale"><draw:object-ole xlink:href="OleObj2"/><draw:image xlink:href="ObjectReplacements/OleObj2"/></draw:frame><text:span text:style-name="T447"/></text:p>
      <text:p text:style-name="P53"><text:span text:style-name="T448">Figure 1.1 - Example<text:s/></text:span><text:span text:style-name="T449">Solution Architecture</text:span><text:span text:style-name="T450"><text:s/>Overview Diagram</text:span></text:p>
      <text:p text:style-name="P54"><text:span text:style-name="T451">1.1 Future Architecture</text:span></text:p>
      <text:p text:style-name="P55"><text:span text:style-name="T452">&lt;Provide future architectural solution guidance, if necessary. Identify and describe the application of potential new architecture components such as a rules engine, web service, or media server to address new solution architecture requirements.&gt;</text:span></text:p>
      <text:list text:style-name="L56">
        <text:list-item>
          <text:p text:style-name="P56"><text:span text:style-name="T453"><text:s/>As-Is Architecture</text:span></text:p>
        </text:list-item>
      </text:list>
      <text:p text:style-name="P57"><text:span text:style-name="T454">&lt;Describe the as-is architecture as it relates to the architecture component(s) that need to be transitioned.&gt;</text:span></text:p>
      <text:list text:style-name="L58">
        <text:list-item>
          <text:p text:style-name="P58"><text:span text:style-name="T455"><text:s/>To-Be Architecture</text:span></text:p>
        </text:list-item>
      </text:list>
      <text:p text:style-name="P59"><text:span text:style-name="T456">&lt; Describe the to-be architecture to which the component(s) that require change are to be transitioned.&gt;</text:span></text:p>
      <text:list text:style-name="L60">
        <text:list-item>
          <text:p text:style-name="P60"><text:span text:style-name="T457">Transition Planning</text:span></text:p>
        </text:list-item>
      </text:list>
      <text:p text:style-name="P61"><text:span text:style-name="T458">&lt;If the project involves migrating from current system architecture to the proposed/new architecture provide a description of the high-level transition plans.</text:span></text:p>
      <text:p text:style-name="P62"><text:span text:style-name="T458">Identify and describe the current business process to be migrated. Identify and describe the current system architecture. </text:span></text:p>
      <text:p text:style-name="P62"><text:span text:style-name="T458">Present a high-level plan to transition current business processes and architecture to the solution architecture. Describe and define the scope of major phases for a phased implementation and transition plan. Specify how current business processes will be migrated to the solution’s business processes and architecture.</text:span></text:p>
      <text:p text:style-name="P63"><text:span text:style-name="T458">Focus on the current phase of the transition plan with detailed architectural guidance and descriptions of future phases at a level sufficient to enable consideration of future requirements during development of the current phase.&gt;</text:span></text:p>
      <text:p text:style-name="P64"><text:span text:style-name="T459"/></text:p>
      <text:list text:style-name="L65">
        <text:list-item>
          <text:p text:style-name="P65"><text:span text:style-name="T460">Architecture Goals and Constraints</text:span></text:p>
        </text:list-item>
      </text:list>
      <text:p text:style-name="P66"><text:span text:style-name="T461">The Architecture goals and constraints section provides a description of goals and constraints of the<text:s/></text:span><text:span text:style-name="T462">Solution Architecture</text:span><text:span text:style-name="T463">. The following subsections each provide specific architecture goals and constraints.</text:span></text:p>
      <text:list text:style-name="L67">
        <text:list-item>
          <text:p text:style-name="P67"><text:span text:style-name="T464">Enterprise Architecture</text:span></text:p>
        </text:list-item>
      </text:list>
      <text:p text:style-name="P68"><text:span text:style-name="T465">&lt;Provide the enterprise architecture context for the solution architecture. Describe, as applicable, the relationship of the solution architecture to enterprise architecture (EA) and how the solution architecture supports the goals and constraints of EA.</text:span></text:p>
      <text:p text:style-name="P68"><text:span text:style-name="T465">The EA includes the strategic goals and objectives and business, service, technology architectures, and the integration of those architectures. Each layer of the EA includes performance, data, and security/privacy dimensions. The EA includes segment architectures that provide the business area perspective of the enterprise architecture. The mapping of relevant enterprise and business area strategic goals and objectives to the business processes, services, technologies, data, security, and performance measures affected by the solution are represented in EA model views and information.</text:span></text:p>
      <text:p text:style-name="P68"><text:span text:style-name="T465">Reference applicable EA models as provided by the OCIO OCRPM - Enterprise Architecture Division. The EA models include As-Is and To-Be architectures represented in system maps produced from the EA repository. Information will include relevant business processes, data exchange packages and interfaces to automated information systems, security attributes, supporting technology (hardware and software), and services.&gt;</text:span><text:span text:style-name="T466"/></text:p>
      <text:list text:style-name="L69">
        <text:list-item>
          <text:p text:style-name="P69"><text:span text:style-name="T467">Architectural Assumptions and Decisions</text:span></text:p>
        </text:list-item>
      </text:list>
      <text:p text:style-name="P70"><text:span text:style-name="T468">&lt;List and describe the impact of any significant and central architectural assumptions and decisions. Where applicable, provide the history of decisions and identify how and when a decision was made in context of governance. For instance, describe any architectural constraint on solution design due to the capability of a required software tool.&gt;</text:span></text:p>
      <text:list text:style-name="L71">
        <text:list-item>
          <text:p text:style-name="P71"><text:span text:style-name="T469">Solution Architecture Attributes</text:span></text:p>
        </text:list-item>
      </text:list>
      <text:p text:style-name="P72"><text:span text:style-name="T470">&lt;Identify solution architecture attributes required to meet solution requirements. Do not duplicate statements of requirements already cited in the solution requirements.<text:s/></text:span><text:span text:style-name="T471">If the specified attributes for the system have been fully spelled out in the non-functional requirements, then the following sections may be omitted.</text:span><text:span text:style-name="T472">&gt;</text:span></text:p>
      <text:p text:style-name="P73"><text:span text:style-name="T473"/></text:p>
      <text:list text:style-name="L74">
        <text:list-item>
          <text:p text:style-name="P74"><text:span text:style-name="T474">Technology </text:span></text:p>
        </text:list-item>
      </text:list>
      <text:p text:style-name="P75"><text:span text:style-name="T475">&lt;Identify all software and hardware technologies that are to be used in the solution. Highlight any proposed technology choices that are not in compliance with the target EA. </text:span></text:p>
      <text:p text:style-name="P75"><text:span text:style-name="T475">Do not duplicate statements of requirements already cited in the solution requirements. In particular, if the specified attributes for the system have been fully spelled out in the non-functional requirements, then this section may be omitted.&gt; </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77"><text:span text:style-name="T477">Category</text:span><text:span text:style-name="T478"/></text:p>
          </table:table-cell>
          <table:table-cell table:style-name="TableCell020001">
            <text:p text:style-name="P77"><text:span text:style-name="T479">Vendor</text:span><text:span text:style-name="T480"/></text:p>
          </table:table-cell>
          <table:table-cell table:style-name="TableCell020002">
            <text:p text:style-name="P77"><text:span text:style-name="T481">Product</text:span><text:span text:style-name="T482"/></text:p>
          </table:table-cell>
          <table:table-cell table:style-name="TableCell020003">
            <text:p text:style-name="P77"><text:span text:style-name="T483">Version</text:span><text:span text:style-name="T484"/></text:p>
          </table:table-cell>
          <table:table-cell table:style-name="TableCell020004">
            <text:p text:style-name="P77"><text:span text:style-name="T485">Status</text:span><text:span text:style-name="T486"/></text:p>
          </table:table-cell>
        </table:table-row>
        <table:table-row table:style-name="TableRow0201">
          <table:table-cell table:style-name="TableCell020100">
            <text:p text:style-name="P80"><text:span text:style-name="T486"/></text:p>
          </table:table-cell>
          <table:table-cell table:style-name="TableCell020101">
            <text:p text:style-name="P80"><text:span text:style-name="T486"/></text:p>
          </table:table-cell>
          <table:table-cell table:style-name="TableCell020102">
            <text:p text:style-name="P80"><text:span text:style-name="T486"/></text:p>
          </table:table-cell>
          <table:table-cell table:style-name="TableCell020103">
            <text:p text:style-name="P80"><text:span text:style-name="T486"/></text:p>
          </table:table-cell>
          <table:table-cell table:style-name="TableCell020104">
            <text:p text:style-name="P80"><text:span text:style-name="T486"/></text:p>
          </table:table-cell>
        </table:table-row>
        <table:table-row table:style-name="TableRow0202">
          <table:table-cell table:style-name="TableCell020200">
            <text:p text:style-name="P82"><text:span text:style-name="T486"/></text:p>
          </table:table-cell>
          <table:table-cell table:style-name="TableCell020201">
            <text:p text:style-name="P82"><text:span text:style-name="T486"/></text:p>
          </table:table-cell>
          <table:table-cell table:style-name="TableCell020202">
            <text:p text:style-name="P82"><text:span text:style-name="T486"/></text:p>
          </table:table-cell>
          <table:table-cell table:style-name="TableCell020203">
            <text:p text:style-name="P82"><text:span text:style-name="T486"/></text:p>
          </table:table-cell>
          <table:table-cell table:style-name="TableCell020204">
            <text:p text:style-name="P82"><text:span text:style-name="T486"/></text:p>
          </table:table-cell>
        </table:table-row>
      </table:table>
      <text:p text:style-name="P84"><text:span text:style-name="T487">Table 2.1 - Hardware and Software Technologies</text:span></text:p>
      <text:p text:style-name="P85"><text:span text:style-name="T488"/></text:p>
      <text:p text:style-name="P86"><text:span text:style-name="T489">Any other info that is relevent to this section.</text:span><text:span text:style-name="T490"/></text:p>
      <text:list text:style-name="L87">
        <text:list-item>
          <text:p text:style-name="P87"><text:span text:style-name="T491">Patterns</text:span></text:p>
        </text:list-item>
      </text:list>
      <text:p text:style-name="P88"><text:span text:style-name="T492">&lt;Describe any architectural patterns that apply to the solution architecture (e.g. the Model-View-Controller pattern). </text:span></text:p>
      <text:p text:style-name="P89"><draw:frame text:anchor-type="as-char" svg:width="72.23mm" svg:height="43.92mm" style:rel-width="scale" style:rel-height="scale"><draw:object-ole xlink:href="OleObj3"/><draw:image xlink:href="ObjectReplacements/OleObj3"/></draw:frame><text:span text:style-name="T493"/></text:p>
      <text:p text:style-name="P90"><text:span text:style-name="T494"><text:s/></text:span><text:span text:style-name="T495">Figure 2.1 - Example<text:s/></text:span><text:span text:style-name="T496">Solution Architecture</text:span><text:span text:style-name="T497"><text:s/>Model-View-Controller Pattern</text:span></text:p>
      <text:p text:style-name="P91"><text:span text:style-name="T498">Do not duplicate statements of requirements already cited in the solution requirements. In particular, if the specified attributes for the system have been fully spelled out in the non-functional requirements, then this section may be omitted.&gt;</text:span></text:p>
      <text:list text:style-name="L92">
        <text:list-item>
          <text:p text:style-name="P92"><text:span text:style-name="T499">Common Services </text:span></text:p>
        </text:list-item>
      </text:list>
      <text:p text:style-name="P93"><text:span text:style-name="T500">&lt;Specify any existing common services to be used by the solution architecture and any new common services that will be developed for the solution. </text:span></text:p>
      <text:p text:style-name="P93"><text:span text:style-name="T500">Do not duplicate statements of requirements already cited in the solution requirements. In particular, if the specified attributes for the system have been fully spelled out in the non-functional requirements, then this section may be omitted.&gt;</text:span></text:p>
      <text:list text:style-name="L94">
        <text:list-item>
          <text:p text:style-name="P94"><text:span text:style-name="T501">Common Components</text:span></text:p>
        </text:list-item>
      </text:list>
      <text:p text:style-name="P95"><text:span text:style-name="T502">&lt;Specify any reusable common components to be reused as part of the solution. </text:span></text:p>
      <text:p text:style-name="P95"><text:span text:style-name="T502">Do not duplicate statements of requirements already cited in the solution requirements. In particular, if the specified attributes for the system have been fully spelled out in the non-functional requirements, then this section may be omitted.&gt;</text:span></text:p>
      <text:list text:style-name="L96">
        <text:list-item>
          <text:p text:style-name="P96"><text:span text:style-name="T503">Portability </text:span></text:p>
        </text:list-item>
      </text:list>
      <text:p text:style-name="P97"><text:span text:style-name="T504">&lt;Specify architectural attributes and guidance to support use of components that can be easily ported to other host hardware, operating systems, and software tools to avoid an architecture tied to specific hardware, operating systems, or tools.</text:span></text:p>
      <text:p text:style-name="P97"><text:span text:style-name="T504">Do not duplicate statements of requirements already cited in the solution requirements. In particular, if the specified attributes for the system have been fully spelled out in the non-functional requirements, then this section may be omitted.&gt;</text:span></text:p>
      <text:list text:style-name="L98">
        <text:list-item>
          <text:p text:style-name="P98"><text:span text:style-name="T505">Capacity </text:span></text:p>
        </text:list-item>
      </text:list>
      <text:p text:style-name="P99"><text:span text:style-name="T506">&lt;Provide architectural guidance and solution architecture attributes required to meet capacity requirements, including storage and network capacity. Describe solution architecture attributes to address database and data storage requirements such as specification for X GB of storage for X volume of specified records.</text:span></text:p>
      <text:p text:style-name="P99"><text:span text:style-name="T506">Do not duplicate statements of requirements already cited in the solution requirements. In particular, if the specified attributes for the system have been fully spelled out in the non-functional requirements, then this section may be omitted.&gt;</text:span></text:p>
      <text:list text:style-name="L100">
        <text:list-item>
          <text:p text:style-name="P100"><text:span text:style-name="T507">Performance</text:span></text:p>
        </text:list-item>
      </text:list>
      <text:p text:style-name="P101"><text:span text:style-name="T508">&lt;Describe architectural attributes necessary to meet solution performance requirements such as the expected responsiveness of critical system functions or timeframe benchmarks for system functions.</text:span></text:p>
      <text:p text:style-name="P101"><text:span text:style-name="T508">Do not duplicate statements of requirements already cited in the solution requirements. In particular, if the specified attributes for the system have been fully spelled out in the non-functional requirements, then this section may be omitted.&gt;</text:span></text:p>
      <text:list text:style-name="L102">
        <text:list-item>
          <text:p text:style-name="P102"><text:span text:style-name="T509">Availability and Reliability </text:span></text:p>
        </text:list-item>
      </text:list>
      <text:p text:style-name="P103"><text:span text:style-name="T510">&lt;Specify the architectural attributes necessary to meet solution requirements for system availability and reliability, such as specific business hours the system must be available to its users. Also use this section to provide architectural attributes necessary to meet system reliability requirements, such as specific system redundancy and recovery from failure timeframes.</text:span></text:p>
      <text:p text:style-name="P103"><text:span text:style-name="T510">Do not duplicate statements of requirements already cited in the solution requirements. In particular, if the specified attributes for the system have been fully spelled out in the non-functional requirements, then this section may be omitted.&gt;</text:span></text:p>
      <text:list text:style-name="L104">
        <text:list-item>
          <text:p text:style-name="P104"><text:span text:style-name="T511">Scalability </text:span></text:p>
        </text:list-item>
      </text:list>
      <text:p text:style-name="P105"><text:span text:style-name="T512">&lt;Describe the architectural attributes necessary to accommodate forecasted growth in terms of system function transactions and volume indicated by the solution requirements.</text:span></text:p>
      <text:p text:style-name="P105"><text:span text:style-name="T512">Do not duplicate statements of requirements already cited in the solution requirements. In particular, if the specified attributes for the system have been fully spelled out in the non-functional requirements, then this section may be omitted.&gt;</text:span></text:p>
      <text:list text:style-name="L106">
        <text:list-item>
          <text:p text:style-name="P106"><text:span text:style-name="T513"><text:s text:c="2"/>System Management, Monitoring, and Administration</text:span></text:p>
        </text:list-item>
      </text:list>
      <text:p text:style-name="P107"><text:span text:style-name="T514">&lt;Provide architectural attributes required to meet operational and administration requirements as indicated by the solution requirements, such as reporting and logging.</text:span></text:p>
      <text:p text:style-name="P107"><text:span text:style-name="T514">Do not duplicate statements of requirements already cited in the solution requirements. In particular, if the specified attributes for the system have been fully spelled out in the non-functional requirements, then this section may be omitted.&gt;</text:span></text:p>
      <text:list text:style-name="L108">
        <text:list-item>
          <text:p text:style-name="P108"><text:span text:style-name="T515"><text:s text:c="2"/>BC/DR and COOP</text:span></text:p>
        </text:list-item>
      </text:list>
      <text:p text:style-name="P109"><text:span text:style-name="T516">&lt;Specify architectural attributes necessary to meet solution requirements for business continuity and disaster recovery (BC/DR) and continuity of operations (COOP) as identified by the business area in context of the business processes supported by the solution architecture.</text:span></text:p>
      <text:p text:style-name="P109"><text:span text:style-name="T516">Do not duplicate statements of requirements already cited in the solution requirements. In particular, if the specified attributes for the system have been fully spelled out in the non-functional requirements, then this section may be omitted.&gt;</text:span></text:p>
      <text:list text:style-name="L110">
        <text:list-item>
          <text:p text:style-name="P110"><text:span text:style-name="T517"><text:s/>Other Solution Architecture Attributes</text:span></text:p>
        </text:list-item>
      </text:list>
      <text:p text:style-name="P111"><text:span text:style-name="T518">&lt;Specify other architectural attributes necessary to meet requirements for other miscellaneous solution requirements not captured by the other defined solution architecture attribute sections.</text:span></text:p>
      <text:p text:style-name="P111"><text:span text:style-name="T518">Do not duplicate statements of requirements already cited in the solution requirements. In particular, if the specified attributes for the system have been fully spelled out in the non-functional requirements, then this section may be omitted.&gt;</text:span></text:p>
      <text:list text:style-name="L112">
        <text:list-item>
          <text:p text:style-name="P112"><text:span text:style-name="T519">Application Architecture</text:span></text:p>
        </text:list-item>
      </text:list>
      <text:p text:style-name="P113"><text:span text:style-name="T520">The application architecture section describes and defines the solution’s application architecture, including identifying, describing, and defining major solution components and their relationships. Components defined and specified by the models included in the application architecture may include both custom and COTS components integrated into the solution architecture. The application will also identify any existing common services that will be used by the solution, or common services that will be developed, will need to be specified; service components like service all out to data providers.</text:span></text:p>
      <text:list text:style-name="L114">
        <text:list-item>
          <text:p text:style-name="P114"><text:span text:style-name="T521">The System Architecture </text:span></text:p>
        </text:list-item>
      </text:list>
      <text:p text:style-name="P115"><text:span text:style-name="T522">The System Architecture is an enterprise architecture solution for visualizing, analyzing, and communicating enterprise architecture and business process analysis. This solution provides decision support, process optimization, and integration into solution delivery. The System Architecture addresses all aspects of an organization’s enterprise architecture, including modeling, publishing, analysis, and execution. </text:span></text:p>
      <text:list text:style-name="L116">
        <text:list-item>
          <text:p text:style-name="P116"><text:span text:style-name="T523">Application Layer</text:span></text:p>
        </text:list-item>
      </text:list>
      <text:p text:style-name="P117"><text:span text:style-name="T524">&lt;Organize system components by application layers.&gt;</text:span></text:p>
      <text:list text:style-name="L118">
        <text:list-item>
          <text:p text:style-name="P118"><text:span text:style-name="T525">Common Service Specifications</text:span></text:p>
        </text:list-item>
      </text:list>
      <text:p text:style-name="P119"><text:span text:style-name="T526">&lt;Provide service specifications to describe and define how all common services identified by the solution architecture common service attributes are integrated into the solution’s application architecture.</text:span></text:p>
      <text:p text:style-name="P119"><text:span text:style-name="T526">This section is optional and is only required for solutions integrating common services as identified by the solution architecture common service attributes.&gt;</text:span></text:p>
      <text:list text:style-name="L120">
        <text:list-item>
          <text:p text:style-name="P120"><text:span text:style-name="T527">Component Models </text:span></text:p>
        </text:list-item>
        <text:list-item>
          <text:p text:style-name="P120"><text:span text:style-name="T528">Component Relationship Diagrams </text:span></text:p>
        </text:list-item>
      </text:list>
      <text:p text:style-name="P121"><text:span text:style-name="T529">&lt;Provide component models illustrating static views of component relationships, such as Unified Modeling Language (UML) component diagrams, for the components identified by the application architecture. Include models that illustrate relationships of components across application layers supporting the solution’s significant and central use case scenarios.</text:span></text:p>
      <text:p text:style-name="P121"><text:span text:style-name="T529">Replace the example component relationship diagram below with one or more diagrams as required developing the level of detail required to provide unambiguous high-level architectural specifications and guidance to architects and designers developing the solution detailed design.</text:span></text:p>
      <text:p text:style-name="P121"><text:span text:style-name="T529">Annotate all diagrams with supporting narrative to define all objects and relationships depicted by the diagrams. These diagrams should easily cross reference with the components identified in the solution overview diagram(s) in section .&gt;</text:span></text:p>
      <text:p text:style-name="P122"><text:span text:style-name="T530"/></text:p>
      <text:p text:style-name="P122"><text:span text:style-name="T530"/></text:p>
      <text:p text:style-name="P122"><draw:frame text:anchor-type="as-char" svg:width="157.69mm" svg:height="62.44mm" style:rel-width="scale" style:rel-height="scale"><draw:object-ole xlink:href="OleObj4"/><draw:image xlink:href="ObjectReplacements/OleObj4"/></draw:frame><text:span text:style-name="T530"/></text:p>
      <text:p text:style-name="P123"><text:span text:style-name="T531">Figure 3.1 - Example Component Relationship Diagram</text:span></text:p>
      <text:p text:style-name="P124"><text:span text:style-name="T532"/></text:p>
      <text:list text:style-name="L125">
        <text:list-item>
          <text:p text:style-name="P125"><text:span text:style-name="T533">Interaction Diagrams </text:span></text:p>
        </text:list-item>
      </text:list>
      <text:p text:style-name="P126"><text:span text:style-name="T534">&lt;Provide component models illustrating dynamic views of component interaction, such as UML sequence diagrams, for the components identified by the application architecture. Include models that illustrate interaction of components across application layers supporting the significant and central use case scenarios.</text:span></text:p>
      <text:p text:style-name="P126"><text:span text:style-name="T534">Replace the example component interaction diagram below with one or more diagrams as required in developing the level of detail required to provide unambiguous high-level architectural specifications and guidance to architects and designers developing the solution detailed design. </text:span></text:p>
      <text:p text:style-name="P126"><text:span text:style-name="T534">Annotate all diagrams with supporting narrative to define all objects and relationships depicted by the diagrams. These diagrams should easily cross reference with the components identified in the solution overview diagram(s) in section .&gt;</text:span></text:p>
      <text:p text:style-name="P127"><text:span text:style-name="T535"/></text:p>
      <text:p text:style-name="P128"><text:span text:style-name="T535"/></text:p>
      <text:p text:style-name="P129"><draw:frame text:anchor-type="as-char" svg:width="159.81mm" svg:height="132.82mm" style:rel-width="scale" style:rel-height="scale"><draw:object-ole xlink:href="OleObj5"/><draw:image xlink:href="ObjectReplacements/OleObj5"/></draw:frame><text:span text:style-name="T535"/></text:p>
      <text:p text:style-name="P130"><text:span text:style-name="T536">Figure 3. - Example Component Interaction Diagram</text:span></text:p>
      <text:list text:style-name="L131">
        <text:list-item>
          <text:p text:style-name="P131"><text:span text:style-name="T537">Walk-Through Models</text:span></text:p>
        </text:list-item>
      </text:list>
      <text:p text:style-name="P132"><text:span text:style-name="T538">&lt;Provide walkthrough models to trace system execution and validate the solution’s application architecture and component interaction required to implement significant and central use cases and business processes defined by the solution requirements.</text:span></text:p>
      <text:p text:style-name="P132"><text:span text:style-name="T538">Several models may be provided as required to enhance the description and validation of the solution architecture by tracing the execution of required external and internal system interfaces, data flows, and component interactions required for the system to react and process the events specified by the use cases.</text:span></text:p>
      <text:p text:style-name="P132"><text:span text:style-name="T538">Replace the example walkthrough model diagram below with one or more diagrams as required in developing the level of detail required to provide unambiguous high-level architectural specifications and guidance to architects and designers developing the solution detailed design.</text:span></text:p>
      <text:p text:style-name="P132"><text:span text:style-name="T538">For each walkthrough model describe a business scenario and process. Describe the process with a narrative as a numbered sequence of defined events, illustrated with a solution architecture diagram annotated to relate the pictured solution components to the narrative’s numbered events.&gt;</text:span></text:p>
      <text:p text:style-name="P133"><text:span text:style-name="T539"/></text:p>
      <text:p text:style-name="P133"><text:span text:style-name="T539"/></text:p>
      <text:p text:style-name="P133"><text:span text:style-name="T539"/></text:p>
      <text:p text:style-name="P133"><text:span text:style-name="T539"/></text:p>
      <text:p text:style-name="P133"><text:span text:style-name="T539"/></text:p>
      <text:p text:style-name="P134"><text:span text:style-name="T540">Figure 3. - Example Walkthrough Model Diagram</text:span></text:p>
      <text:p text:style-name="P135"><text:span text:style-name="T541"/></text:p>
      <text:p text:style-name="P135"><text:span text:style-name="T541"/></text:p>
      <text:p text:style-name="P135"><text:span text:style-name="T541"/></text:p>
      <text:list text:style-name="L136">
        <text:list-item>
          <text:p text:style-name="P136"><text:span text:style-name="T542">Data Architecture</text:span></text:p>
        </text:list-item>
      </text:list>
      <text:p text:style-name="P137"><text:span text:style-name="T543">All projects that are updating or designing a new data system must follow all Federal Government and HUD data requirements and standards. The Project Lead or Lead Data Architect for the project should contact the Data Stewards Advisory Group (DSAG) to review their initial data requirements and high level data architecture design to determine what Government data requirements are applicable to the project.</text:span></text:p>
      <text:list text:style-name="L138">
        <text:list-item>
          <text:p text:style-name="P138"><text:span text:style-name="T544">Data Flow and Context Diagrams</text:span></text:p>
        </text:list-item>
      </text:list>
      <text:p text:style-name="P139"><text:span text:style-name="T545">&lt;Provide context and data flow diagrams showing data flows between a generalized application within the domain and the other entities and abstractions with which it communicates. A data flow diagram is a graphical representation of the "flow" of data both internal to the system and with external systems. &gt;</text:span></text:p>
      <text:p text:style-name="P139"><draw:frame text:anchor-type="as-char" svg:width="165.10mm" svg:height="127.00mm" style:rel-width="scale" style:rel-height="scale"><draw:object-ole xlink:href="OleObj6"/><draw:image xlink:href="ObjectReplacements/OleObj6"/></draw:frame><text:span text:style-name="T546"/></text:p>
      <text:p text:style-name="P140"><text:span text:style-name="T547">Figure 4. Example Data Flow Diagram</text:span></text:p>
      <text:p text:style-name="P141"><text:span text:style-name="T548"/></text:p>
      <text:list text:style-name="L142">
        <text:list-item>
          <text:p text:style-name="P142"><text:span text:style-name="T549">Conceptual/Logical Data Model</text:span></text:p>
        </text:list-item>
      </text:list>
      <text:p text:style-name="P143"><text:span text:style-name="T550">&lt;Provide conceptual and logical data models. In the conceptual model, describe the logical grouping of the basic data building blocks of the solution. In the logical model describe the major processes and data requirements of the business. Note: the Technical Design Document will extend the logical model with a physical data model to define the physical representation of the current data.&gt;</text:span></text:p>
      <text:p text:style-name="P144"><text:span text:style-name="T551"/></text:p>
      <text:p text:style-name="P145"><draw:frame text:anchor-type="as-char" svg:width="146.05mm" svg:height="78.85mm" style:rel-width="scale" style:rel-height="scale"><draw:object-ole xlink:href="OleObj7"/><draw:image xlink:href="ObjectReplacements/OleObj7"/></draw:frame><text:span text:style-name="T551"/></text:p>
      <text:p text:style-name="P146"><text:span text:style-name="T552"><text:s text:c="56"/>Figure 4.2 Example Data Flow Diagram</text:span></text:p>
      <text:p text:style-name="P146"><text:span text:style-name="T553"/></text:p>
      <text:list text:style-name="L147">
        <text:list-item>
          <text:p text:style-name="P147"><text:span text:style-name="T554">Authoritative Data Sources </text:span></text:p>
        </text:list-item>
      </text:list>
      <text:p text:style-name="P148"><text:span text:style-name="T555">&lt;Identify the authoritative data sources required for access during this project. This enables rapid, trusted transactions in HUD core business functions. Please refer to the Master Data Management Element Appendix A.&gt;</text:span></text:p>
      <text:list text:style-name="L149">
        <text:list-item>
          <text:p text:style-name="P149"><text:span text:style-name="T556">Standard Data Elements</text:span></text:p>
        </text:list-item>
      </text:list>
      <text:p text:style-name="P150"><text:span text:style-name="T557">&lt;Identify standard data element (SDE) usage and/or propose new SDEs. This promotes a consistent data standard that makes information understandable and reusable enterprise wide.&gt; See Appendix C.</text:span></text:p>
      <text:list text:style-name="L151">
        <text:list-item>
          <text:p text:style-name="P151"><text:span text:style-name="T558">XML Resources Guidance </text:span></text:p>
        </text:list-item>
      </text:list>
      <text:p text:style-name="P152"><text:span text:style-name="T559">&lt;If your project is using XML, please check with the DSAG for guidance on best practices in using XML.&gt;</text:span></text:p>
      <text:list text:style-name="L153">
        <text:list-item>
          <text:p text:style-name="P153"><text:span text:style-name="T560">Data Migration Guidance </text:span></text:p>
        </text:list-item>
      </text:list>
      <text:p text:style-name="P154"><text:span text:style-name="T561">&lt;Provide a reference to the appropriate solution architecture transition plan to indicate data migration sequencing requirements in relationship to the solution architecture’s transition from current baseline architecture to the solution’s target architecture.</text:span></text:p>
      <text:p text:style-name="P154"><text:span text:style-name="T561">This section provides architectural guidance for any significant data migration and conversion effort required by the solution.</text:span><text:span text:style-name="T562"><text:s/></text:span><text:span text:style-name="T563">The Data Conversion Plan documents specifics for this area.&gt;</text:span></text:p>
      <text:list text:style-name="L155">
        <text:list-item>
          <text:p text:style-name="P155"><text:span text:style-name="T564">Data Dictionary (DD)</text:span></text:p>
        </text:list-item>
      </text:list>
      <text:p text:style-name="P156"><text:span text:style-name="T565">The table below provides the required layout of the DD as defined by the Standards.   The “When required” column identifies which DD template column should be completed during which development phase.  For this phase of the PPM fill out the “Define” items and as many of the “Build” items as possible.</text:span></text:p>
      <text:p text:style-name="P157"><text:span text:style-name="T565">The DD should be completed by the Technical Design document phase of the PPM</text:span><text:span text:style-name="T566">.</text:span></text:p>
      <text:p text:style-name="P158"><text:span text:style-name="T567">  </text:span></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160"><text:span text:style-name="T569">Template Column</text:span><text:span text:style-name="T570"/></text:p>
          </table:table-cell>
          <table:table-cell table:style-name="TableCell030001">
            <text:p text:style-name="P160"><text:span text:style-name="T571">Description</text:span><text:span text:style-name="T572"/></text:p>
          </table:table-cell>
          <table:table-cell table:style-name="TableCell030002">
            <text:p text:style-name="P160"><text:span text:style-name="T573">When Required </text:span></text:p>
            <text:p text:style-name="P160"><text:span text:style-name="T573">(Define or Build)</text:span><text:span text:style-name="T574"/></text:p>
          </table:table-cell>
        </table:table-row>
        <table:table-row table:style-name="TableRow0301">
          <table:table-cell table:style-name="TableCell030100">
            <text:p text:style-name="P163"><text:span text:style-name="T575">System Code</text:span><text:span text:style-name="T576"/></text:p>
          </table:table-cell>
          <table:table-cell table:style-name="TableCell030101">
            <text:p text:style-name="P163"><text:span text:style-name="T577">IT system code. This identifies the system that the data element belongs to.</text:span><text:span text:style-name="T578"/></text:p>
          </table:table-cell>
          <table:table-cell table:style-name="TableCell030102">
            <text:p text:style-name="P163"><text:span text:style-name="T579">Build</text:span><text:span text:style-name="T580"/></text:p>
          </table:table-cell>
        </table:table-row>
        <table:table-row table:style-name="TableRow0302">
          <table:table-cell table:style-name="TableCell030200">
            <text:p text:style-name="P165"><text:span text:style-name="T581">System Name</text:span><text:span text:style-name="T582"/></text:p>
          </table:table-cell>
          <table:table-cell table:style-name="TableCell030201">
            <text:p text:style-name="P165"><text:span text:style-name="T583">IT system name that identifies the system</text:span><text:span text:style-name="T584"/></text:p>
          </table:table-cell>
          <table:table-cell table:style-name="TableCell030202">
            <text:p text:style-name="P165"><text:span text:style-name="T585">Build</text:span><text:span text:style-name="T586"/></text:p>
          </table:table-cell>
        </table:table-row>
        <table:table-row table:style-name="TableRow0303">
          <table:table-cell table:style-name="TableCell030300">
            <text:p text:style-name="P167"><text:span text:style-name="T587">DRM Subject Area</text:span><text:span text:style-name="T588"/></text:p>
          </table:table-cell>
          <table:table-cell table:style-name="TableCell030301">
            <text:p text:style-name="P168"><text:span text:style-name="T589">DRM Subject Area and DRM Entity), the link is outdated.  Please change the link to:</text:span><text:span text:style-name="T590"> <text:s/></text:span><text:a xlink:href="http://psexchange.penielsolutions.com/owa/redir.aspx?C=6610fc6504644bc880d8e65450e1bc16&amp;URL=http://portal.hud.gov/hudportal/documents/huddoc?id=DOC_13829.pdf"><text:span text:style-name="T592">http://portal.hud.gov/hudportal/documents/huddoc?id=DOC_13829.pdf</text:span></text:a><text:span text:style-name="T593"/></text:p>
          </table:table-cell>
          <table:table-cell table:style-name="TableCell030302">
            <text:p text:style-name="P169"><text:span text:style-name="T594">Define</text:span><text:span text:style-name="T595"/></text:p>
          </table:table-cell>
        </table:table-row>
        <table:table-row table:style-name="TableRow0304">
          <table:table-cell table:style-name="TableCell030400">
            <text:p text:style-name="P171"><text:span text:style-name="T596">DRM Entity</text:span><text:span text:style-name="T597"/></text:p>
          </table:table-cell>
          <table:table-cell table:style-name="TableCell030401">
            <text:p text:style-name="P172"><text:span text:style-name="T598">DRM Subject Area and DRM Entity), the link is outdated.  Please change the link to:</text:span><text:span text:style-name="T599"> <text:s/></text:span><text:a xlink:href="http://psexchange.penielsolutions.com/owa/redir.aspx?C=6610fc6504644bc880d8e65450e1bc16&amp;URL=http://portal.hud.gov/hudportal/documents/huddoc?id=DOC_13829.pdf"><text:span text:style-name="T601">http://portal.hud.gov/hudportal/documents/huddoc?id=DOC_13829.pdf</text:span></text:a><text:span text:style-name="T602"/></text:p>
          </table:table-cell>
          <table:table-cell table:style-name="TableCell030402">
            <text:p text:style-name="P173"><text:span text:style-name="T603">Define</text:span><text:span text:style-name="T604"/></text:p>
          </table:table-cell>
        </table:table-row>
        <table:table-row table:style-name="TableRow0305">
          <table:table-cell table:style-name="TableCell030500">
            <text:p text:style-name="P175"><text:span text:style-name="T605">LDM Entity Name</text:span><text:span text:style-name="T606"/></text:p>
          </table:table-cell>
          <table:table-cell table:style-name="TableCell030501">
            <text:p text:style-name="P175"><text:span text:style-name="T607">Name of entity in the Logical Data Model (LDM) that the data element is stored in.</text:span><text:span text:style-name="T608"/></text:p>
          </table:table-cell>
          <table:table-cell table:style-name="TableCell030502">
            <text:p text:style-name="P175"><text:span text:style-name="T609">Define</text:span><text:span text:style-name="T610"/></text:p>
          </table:table-cell>
        </table:table-row>
        <table:table-row table:style-name="TableRow0306">
          <table:table-cell table:style-name="TableCell030600">
            <text:p text:style-name="P177"><text:span text:style-name="T611">Data Element (DE) Name</text:span><text:span text:style-name="T612"/></text:p>
          </table:table-cell>
          <table:table-cell table:style-name="TableCell030601">
            <text:p text:style-name="P177"><text:span text:style-name="T613">The name of the data element or attribute as represented in the LDM. The most elementary unit of data that can be identified and described.</text:span><text:span text:style-name="T614"/></text:p>
          </table:table-cell>
          <table:table-cell table:style-name="TableCell030602">
            <text:p text:style-name="P177"><text:span text:style-name="T615">Define</text:span><text:span text:style-name="T616"/></text:p>
          </table:table-cell>
        </table:table-row>
        <table:table-row table:style-name="TableRow0307">
          <table:table-cell table:style-name="TableCell030700">
            <text:p text:style-name="P179"><text:span text:style-name="T617">DE Description</text:span><text:span text:style-name="T618"/></text:p>
          </table:table-cell>
          <table:table-cell table:style-name="TableCell030701">
            <text:p text:style-name="P179"><text:span text:style-name="T619">The description of the data contained in the data element.</text:span><text:span text:style-name="T620"/></text:p>
          </table:table-cell>
          <table:table-cell table:style-name="TableCell030702">
            <text:p text:style-name="P179"><text:span text:style-name="T621">Define</text:span><text:span text:style-name="T622"/></text:p>
          </table:table-cell>
        </table:table-row>
        <table:table-row table:style-name="TableRow0308">
          <table:table-cell table:style-name="TableCell030800">
            <text:p text:style-name="P181"><text:span text:style-name="T623">Physical Table Name</text:span><text:span text:style-name="T624"/></text:p>
          </table:table-cell>
          <table:table-cell table:style-name="TableCell030801">
            <text:p text:style-name="P181"><text:span text:style-name="T625">The name of the table in which the proposed physical data element will reside.<text:s/></text:span><text:span text:style-name="T626"/></text:p>
          </table:table-cell>
          <table:table-cell table:style-name="TableCell030802">
            <text:p text:style-name="P181"><text:span text:style-name="T627">Build</text:span><text:span text:style-name="T628"/></text:p>
          </table:table-cell>
        </table:table-row>
        <table:table-row table:style-name="TableRow0309">
          <table:table-cell table:style-name="TableCell030900">
            <text:p text:style-name="P183"><text:span text:style-name="T629">Physical Data Element Name</text:span><text:span text:style-name="T630"/></text:p>
          </table:table-cell>
          <table:table-cell table:style-name="TableCell030901">
            <text:p text:style-name="P183"><text:span text:style-name="T631">The name of the proposed physical data element.</text:span><text:span text:style-name="T632"/></text:p>
          </table:table-cell>
          <table:table-cell table:style-name="TableCell030902">
            <text:p text:style-name="P183"><text:span text:style-name="T633">Build</text:span><text:span text:style-name="T634"/></text:p>
          </table:table-cell>
        </table:table-row>
        <table:table-row table:style-name="TableRow0310">
          <table:table-cell table:style-name="TableCell031000">
            <text:p text:style-name="P185"><text:span text:style-name="T635">Data Type</text:span><text:span text:style-name="T636"/></text:p>
          </table:table-cell>
          <table:table-cell table:style-name="TableCell031001">
            <text:p text:style-name="P185"><text:span text:style-name="T637">Database data element type, i.e. Integer, Char, Date Time.</text:span><text:span text:style-name="T638"/></text:p>
          </table:table-cell>
          <table:table-cell table:style-name="TableCell031002">
            <text:p text:style-name="P185"><text:span text:style-name="T639">Define</text:span><text:span text:style-name="T640"/></text:p>
          </table:table-cell>
        </table:table-row>
        <table:table-row table:style-name="TableRow0311">
          <table:table-cell table:style-name="TableCell031100">
            <text:p text:style-name="P187"><text:span text:style-name="T641">Max Length<text:s/></text:span><text:span text:style-name="T642"/></text:p>
          </table:table-cell>
          <table:table-cell table:style-name="TableCell031101">
            <text:p text:style-name="P187"><text:span text:style-name="T643">Maximum length of the data that can be stored in the data element.</text:span><text:span text:style-name="T644"/></text:p>
          </table:table-cell>
          <table:table-cell table:style-name="TableCell031102">
            <text:p text:style-name="P187"><text:span text:style-name="T645">Define</text:span><text:span text:style-name="T646"/></text:p>
          </table:table-cell>
        </table:table-row>
        <table:table-row table:style-name="TableRow0312">
          <table:table-cell table:style-name="TableCell031200">
            <text:p text:style-name="P189"><text:span text:style-name="T647">Precision (numeric)</text:span><text:span text:style-name="T648"/></text:p>
          </table:table-cell>
          <table:table-cell table:style-name="TableCell031201">
            <text:p text:style-name="P189"><text:span text:style-name="T649">Precision of numeric data element; the number of decimal places.</text:span><text:span text:style-name="T650"/></text:p>
          </table:table-cell>
          <table:table-cell table:style-name="TableCell031202">
            <text:p text:style-name="P189"><text:span text:style-name="T651">Build</text:span><text:span text:style-name="T652"/></text:p>
          </table:table-cell>
        </table:table-row>
        <table:table-row table:style-name="TableRow0313">
          <table:table-cell table:style-name="TableCell031300">
            <text:p text:style-name="P191"><text:span text:style-name="T653">Primary Key? Y/N</text:span><text:span text:style-name="T654"/></text:p>
          </table:table-cell>
          <table:table-cell table:style-name="TableCell031301">
            <text:p text:style-name="P191"><text:span text:style-name="T655">Answers the question: Is this data element the primary or part of the primary key for the table that the data element is a part of?</text:span><text:span text:style-name="T656"/></text:p>
          </table:table-cell>
          <table:table-cell table:style-name="TableCell031302">
            <text:p text:style-name="P191"><text:span text:style-name="T657">Define</text:span><text:span text:style-name="T658"/></text:p>
          </table:table-cell>
        </table:table-row>
        <table:table-row table:style-name="TableRow0314">
          <table:table-cell table:style-name="TableCell031400">
            <text:p text:style-name="P194"><text:span text:style-name="T659">Foreign Key? Y/N</text:span><text:span text:style-name="T660"/></text:p>
          </table:table-cell>
          <table:table-cell table:style-name="TableCell031401">
            <text:p text:style-name="P194"><text:span text:style-name="T661">Answers the question: Is this data element a foreign or part of a foreign key for the table that the data element is a part of?</text:span><text:span text:style-name="T662"/></text:p>
          </table:table-cell>
          <table:table-cell table:style-name="TableCell031402">
            <text:p text:style-name="P194"><text:span text:style-name="T663">Define</text:span><text:span text:style-name="T664"/></text:p>
          </table:table-cell>
        </table:table-row>
        <table:table-row table:style-name="TableRow0315">
          <table:table-cell table:style-name="TableCell031500">
            <text:p text:style-name="P196"><text:span text:style-name="T665">Listed or Enumerated Values</text:span><text:span text:style-name="T666"/></text:p>
          </table:table-cell>
          <table:table-cell table:style-name="TableCell031501">
            <text:p text:style-name="P196"><text:span text:style-name="T667">The valid values for this data element if the data element value is constrained.</text:span><text:span text:style-name="T668"/></text:p>
          </table:table-cell>
          <table:table-cell table:style-name="TableCell031502">
            <text:p text:style-name="P196"><text:span text:style-name="T669">Define</text:span><text:span text:style-name="T670"/></text:p>
          </table:table-cell>
        </table:table-row>
        <table:table-row table:style-name="TableRow0316">
          <table:table-cell table:style-name="TableCell031600">
            <text:p text:style-name="P198"><text:span text:style-name="T671">Default Value</text:span><text:span text:style-name="T672"/></text:p>
          </table:table-cell>
          <table:table-cell table:style-name="TableCell031601">
            <text:p text:style-name="P198"><text:span text:style-name="T673">The default value for this data element if no value is entered at the time the record is created.</text:span><text:span text:style-name="T674"/></text:p>
          </table:table-cell>
          <table:table-cell table:style-name="TableCell031602">
            <text:p text:style-name="P198"><text:span text:style-name="T675">Define</text:span><text:span text:style-name="T676"/></text:p>
          </table:table-cell>
        </table:table-row>
        <table:table-row table:style-name="TableRow0317">
          <table:table-cell table:style-name="TableCell031700">
            <text:p text:style-name="P200"><text:span text:style-name="T677">Required Y/N</text:span><text:span text:style-name="T678"/></text:p>
          </table:table-cell>
          <table:table-cell table:style-name="TableCell031701">
            <text:p text:style-name="P200"><text:span text:style-name="T679">Answers the question: Is the data element required to contain data when the record is created?</text:span><text:span text:style-name="T680"/></text:p>
          </table:table-cell>
          <table:table-cell table:style-name="TableCell031702">
            <text:p text:style-name="P200"><text:span text:style-name="T681">Define</text:span><text:span text:style-name="T682"/></text:p>
          </table:table-cell>
        </table:table-row>
        <table:table-row table:style-name="TableRow0318">
          <table:table-cell table:style-name="TableCell031800">
            <text:p text:style-name="P202"><text:span text:style-name="T683">Read-only Y/N</text:span><text:span text:style-name="T684"/></text:p>
          </table:table-cell>
          <table:table-cell table:style-name="TableCell031801">
            <text:p text:style-name="P202"><text:span text:style-name="T685">Answers the question: Does this data element contain read only or static data?</text:span><text:span text:style-name="T686"/></text:p>
          </table:table-cell>
          <table:table-cell table:style-name="TableCell031802">
            <text:p text:style-name="P202"><text:span text:style-name="T687">Define</text:span><text:span text:style-name="T688"/></text:p>
          </table:table-cell>
        </table:table-row>
        <table:table-row table:style-name="TableRow0319">
          <table:table-cell table:style-name="TableCell031900">
            <text:p text:style-name="P204"><text:span text:style-name="T689">Integrity Requirements</text:span><text:span text:style-name="T690"/></text:p>
          </table:table-cell>
          <table:table-cell table:style-name="TableCell031901">
            <text:p text:style-name="P204"><text:span text:style-name="T691">The dependence of the data element on the existence of another data element and, if so, what the requirements of the dependency are.</text:span><text:span text:style-name="T692"/></text:p>
          </table:table-cell>
          <table:table-cell table:style-name="TableCell031902">
            <text:p text:style-name="P204"><text:span text:style-name="T693">Define</text:span><text:span text:style-name="T694"/></text:p>
          </table:table-cell>
        </table:table-row>
        <table:table-row table:style-name="TableRow0320">
          <table:table-cell table:style-name="TableCell032000">
            <text:p text:style-name="P206"><text:span text:style-name="T695">Format Requirements</text:span><text:span text:style-name="T696"/></text:p>
          </table:table-cell>
          <table:table-cell table:style-name="TableCell032001">
            <text:p text:style-name="P206"><text:span text:style-name="T697">Data format requirements (i.e., Social Security number must include dashes).</text:span><text:span text:style-name="T698"/></text:p>
          </table:table-cell>
          <table:table-cell table:style-name="TableCell032002">
            <text:p text:style-name="P206"><text:span text:style-name="T699">Define</text:span><text:span text:style-name="T700"/></text:p>
          </table:table-cell>
        </table:table-row>
        <table:table-row table:style-name="TableRow0321">
          <table:table-cell table:style-name="TableCell032100">
            <text:p text:style-name="P208"><text:span text:style-name="T701">Security Classification</text:span><text:span text:style-name="T702"/></text:p>
          </table:table-cell>
          <table:table-cell table:style-name="TableCell032101">
            <text:p text:style-name="P208"><text:span text:style-name="T703">The security classification of the data element.</text:span><text:span text:style-name="T704"/></text:p>
          </table:table-cell>
          <table:table-cell table:style-name="TableCell032102">
            <text:p text:style-name="P208"><text:span text:style-name="T705">Define</text:span><text:span text:style-name="T706"/></text:p>
          </table:table-cell>
        </table:table-row>
        <table:table-row table:style-name="TableRow0322">
          <table:table-cell table:style-name="TableCell032200">
            <text:p text:style-name="P210"><text:span text:style-name="T707">Business Rules</text:span><text:span text:style-name="T708"/></text:p>
          </table:table-cell>
          <table:table-cell table:style-name="TableCell032201">
            <text:p text:style-name="P210"><text:span text:style-name="T709">The constraints on the data element’s value based on a business requirement (e.g., a purchase order number may not be created if the customer’s credit rating is not adequate).</text:span><text:span text:style-name="T710"/></text:p>
          </table:table-cell>
          <table:table-cell table:style-name="TableCell032202">
            <text:p text:style-name="P210"><text:span text:style-name="T711">Define/Build</text:span><text:span text:style-name="T712"/></text:p>
          </table:table-cell>
        </table:table-row>
        <table:table-row table:style-name="TableRow0323">
          <table:table-cell table:style-name="TableCell032300">
            <text:p text:style-name="P212"><text:span text:style-name="T713">Data Source System</text:span><text:span text:style-name="T714"/></text:p>
          </table:table-cell>
          <table:table-cell table:style-name="TableCell032301">
            <text:p text:style-name="P212"><text:span text:style-name="T715">If this data element originates from another system, enter that system name, table name, and data element name in this field.</text:span><text:span text:style-name="T716"/></text:p>
          </table:table-cell>
          <table:table-cell table:style-name="TableCell032302">
            <text:p text:style-name="P212"><text:span text:style-name="T717">Define</text:span><text:span text:style-name="T718"/></text:p>
          </table:table-cell>
        </table:table-row>
        <table:table-row table:style-name="TableRow0324">
          <table:table-cell table:style-name="TableCell032400">
            <text:p text:style-name="P214"><text:span text:style-name="T719">Data Source Requirement Reference</text:span><text:span text:style-name="T720"/></text:p>
          </table:table-cell>
          <table:table-cell table:style-name="TableCell032401">
            <text:p text:style-name="P214"><text:span text:style-name="T721">The form, law, act, or HUD requirement that this data element meets or comes from, if applicable. Some possible examples are: Sponsor Address Street Name from HUD-40112 (form), or Section of Act 504 (2) (a), Education Institution Name (Congressional act), or Type of Assistance Transaction from the Federal Funding Accountability and Transparency Act.</text:span><text:span text:style-name="T722"/></text:p>
          </table:table-cell>
          <table:table-cell table:style-name="TableCell032402">
            <text:p text:style-name="P214"><text:span text:style-name="T723">Define</text:span><text:span text:style-name="T724"/></text:p>
          </table:table-cell>
        </table:table-row>
        <table:table-row table:style-name="TableRow0325">
          <table:table-cell table:style-name="TableCell032500">
            <text:p text:style-name="P216"><text:span text:style-name="T725">XML Tag</text:span><text:span text:style-name="T726"/></text:p>
          </table:table-cell>
          <table:table-cell table:style-name="TableCell032501">
            <text:p text:style-name="P216"><text:span text:style-name="T727">The XML tag for this data element if the data element is part of an XML document.</text:span><text:span text:style-name="T728"/></text:p>
          </table:table-cell>
          <table:table-cell table:style-name="TableCell032502">
            <text:p text:style-name="P216"><text:span text:style-name="T729">Build</text:span><text:span text:style-name="T730"/></text:p>
          </table:table-cell>
        </table:table-row>
        <table:table-row table:style-name="TableRow0326">
          <table:table-cell table:style-name="TableCell032600">
            <text:p text:style-name="P218"><text:span text:style-name="T731">Logical Business English Name</text:span><text:span text:style-name="T732"/></text:p>
          </table:table-cell>
          <table:table-cell table:style-name="TableCell032601">
            <text:p text:style-name="P218"><text:span text:style-name="T733">The full business mean used at HUD to identify this element and which corresponds to the data dictionary element.</text:span><text:span text:style-name="T734"/></text:p>
          </table:table-cell>
          <table:table-cell table:style-name="TableCell032602">
            <text:p text:style-name="P218"><text:span text:style-name="T735">Define</text:span><text:span text:style-name="T736"/></text:p>
          </table:table-cell>
        </table:table-row>
        <table:table-row table:style-name="TableRow0327">
          <table:table-cell table:style-name="TableCell032700">
            <text:p text:style-name="P220"><text:span text:style-name="T737">Data Steward Name</text:span><text:span text:style-name="T738"/></text:p>
          </table:table-cell>
          <table:table-cell table:style-name="TableCell032701">
            <text:p text:style-name="P220"><text:span text:style-name="T739">Name and contact information for the data element owning HUD Data Steward. Contact the EA Team (</text:span><text:a xlink:href="mailto:ea.team.support@hud.gov"><text:span text:style-name="T741">ea.team.support@hud.gov</text:span></text:a><text:span text:style-name="T742">) for information about the current Data Stewards at HUD.</text:span><text:span text:style-name="T743"/></text:p>
          </table:table-cell>
          <table:table-cell table:style-name="TableCell032702">
            <text:p text:style-name="P220"><text:span text:style-name="T744">Build</text:span><text:span text:style-name="T745"/></text:p>
          </table:table-cell>
        </table:table-row>
      </table:table>
      <text:p text:style-name="P222"><text:span text:style-name="T745"/></text:p>
      <text:list text:style-name="L223">
        <text:list-item>
          <text:p text:style-name="P223"><text:span text:style-name="T746">Electronic Records Management </text:span></text:p>
        </text:list-item>
      </text:list>
      <text:p text:style-name="P224"><text:span text:style-name="T747">&lt;Provide data architecture attributes necessary to meet solution requirements for electronic records management and related requirements specified by the E-Government Act of 2002 § 207.&gt;</text:span></text:p>
      <text:p text:style-name="P224"><text:span text:style-name="T748"/></text:p>
      <text:list text:style-name="L225">
        <text:list-item>
          <text:p text:style-name="P225"><text:span text:style-name="T749">Security Architecture</text:span></text:p>
        </text:list-item>
        <text:list-item>
          <text:p text:style-name="P225"><text:span text:style-name="T750">Security Solution Overview</text:span></text:p>
        </text:list-item>
      </text:list>
      <text:p text:style-name="P226"><text:span text:style-name="T751">&lt;Provide a high level solution overview and description of the security architecture. Identify and describe how the security architecture meets the solution’s security requirements. </text:span></text:p>
      <text:p text:style-name="P226"><text:span text:style-name="T751">The Security Architecture section is described in a security architecture model. Security architecture is based on the “Least Privilege” principle. A least privilege enterprise model designed for architectural assurance is implemented in a comprehensive access control model. As a result, logical access controls are based on the principle of role based access control (RBAC). User access is granted to the minimum resources required to perform their official job functions. </text:span></text:p>
      <text:p text:style-name="P226"><text:span text:style-name="T751">RBAC is the security requirement model to be implemented at all levels of the enterprise from network access control at the device level, database access control at the data level, application level access control, as well as user access. The infrastructure components for this model at HUD include active directory.&gt;</text:span></text:p>
      <text:list text:style-name="L227">
        <text:list-item>
          <text:p text:style-name="P227"><text:span text:style-name="T752">Security Architecture Goals and Constraints </text:span></text:p>
        </text:list-item>
      </text:list>
      <text:p text:style-name="P228"><text:span text:style-name="T753">&lt;Identify and describe the significant and central security goals and constraints of the solution’s security architecture.</text:span></text:p>
      <text:p text:style-name="P229"><text:span text:style-name="T754">Goals:</text:span></text:p>
      <text:p text:style-name="P230"><text:span text:style-name="T755">Security Architecture goals are to provide integrity, confidentiality, availability, non-repudiation, and privacy, transparently to the user, and seamlessly to all business conducted via the HUD network. </text:span></text:p>
      <text:p text:style-name="P231"><text:span text:style-name="T756">Constraints:</text:span></text:p>
      <text:p text:style-name="P232"><text:span text:style-name="T757">Security architecture constraints include all Federal mandated security requirements from the Office of Management and Budget (OMB) and the National Institute of Standards and Technology (NIST) necessary for Federal agencies to comply with Title III of the E-Government Act of 2002 (Public Law 107-347 December 2002) entitled the Federal Information Security Management Act (FISMA). FISMA requires each federal agency to develop, document, and implement an agency-wide information security program.</text:span></text:p>
      <text:p text:style-name="P232"><text:span text:style-name="T757">For additional information please refer to the “Comprehensive Access Control Model”.</text:span></text:p>
      <text:p text:style-name="P232"><text:span text:style-name="T758"/></text:p>
      <text:p text:style-name="P232"><text:span text:style-name="T759">Additional security documents &gt;</text:span></text:p>
      <text:p text:style-name="P233"><text:span text:style-name="T760"/></text:p>
      <text:list text:style-name="L234">
        <text:list-item>
          <text:p text:style-name="P234"><text:span text:style-name="T761">Infrastructure</text:span></text:p>
        </text:list-item>
      </text:list>
      <text:p text:style-name="P235"><text:span text:style-name="T762">&lt;Map application architecture deployment models to hardware and software infrastructure specifications including memory and central processing unit specifications required to meet volume and performance requirements. Include in this section infrastructure architecture guidance and specifications for:</text:span></text:p>
      <text:list text:style-name="L236">
        <text:list-item>
          <text:p text:style-name="P236"><text:span text:style-name="T762">Software &lt; The programs, routines, and symbolic languages that control the functioning of the hardware and direct its operation.&gt;</text:span></text:p>
        </text:list-item>
        <text:list-item>
          <text:p text:style-name="P236"><text:span text:style-name="T762">Hardware&lt;</text:span><text:span text:style-name="T763"><text:s/></text:span><text:span text:style-name="T764">A computer and the associated physical equipment directly involved in the performance of data-processing or communications functions. Machines and other physical equipment directly involved in performing an industrial, technological, or military function&gt;.</text:span></text:p>
        </text:list-item>
        <text:list-item>
          <text:p text:style-name="P236"><text:span text:style-name="T764">Network &lt;</text:span><text:span text:style-name="T765"><text:s/></text:span><text:span text:style-name="T766">network is a group of two or more computer systems linked together.&gt;</text:span></text:p>
        </text:list-item>
        <text:list-item>
          <text:p text:style-name="P236"><text:span text:style-name="T766">Middleware &lt;</text:span><text:span text:style-name="T767"><text:s/></text:span><text:span text:style-name="T768">Software that serves as an intermediary between systems software and an application.&gt;</text:span></text:p>
        </text:list-item>
      </text:list>
      <text:p text:style-name="P237"><text:span text:style-name="T768">Provide infrastructure architecture guidance and specifications for all environments required for developing, testing, deploying, and operating the solution.&gt;</text:span></text:p>
      <text:p text:style-name="P238"><draw:frame text:anchor-type="as-char" svg:width="165.10mm" svg:height="110.60mm" style:rel-width="scale" style:rel-height="scale"><draw:object-ole xlink:href="OleObj8"/><draw:image xlink:href="ObjectReplacements/OleObj8"/></draw:frame><text:span text:style-name="T769"/></text:p>
      <text:p text:style-name="P238"><text:span text:style-name="T769"/></text:p>
      <text:p text:style-name="P239"><text:span text:style-name="T770">Figure 6. - Example Infrastructure Architecture Overview Diagram</text:span></text:p>
      <text:list text:style-name="L240">
        <text:list-item>
          <text:p text:style-name="P240"><text:span text:style-name="T771">Deployment Models</text:span></text:p>
        </text:list-item>
      </text:list>
      <text:p text:style-name="P241"><text:span text:style-name="T772">&lt;Describe how the application architecture is deployed into one or more physical network (hardware) configurations.</text:span></text:p>
      <text:p text:style-name="P241"><text:span text:style-name="T772">Replace the example web application middleware deployment and Oracle RAC deployment diagrams below with one or more diagrams to illustrate significant and central components of the infrastructure architecture, these diagrams should be easily cross-referenced with the infrastructure architecture overview diagram.</text:span></text:p>
      <text:p text:style-name="P241"><text:span text:style-name="T772">Provide diagrams as required to develop the level of detail required to provide unambiguous high-level architectural specifications and guidance to architects and designers developing the solution detailed design.<text:s text:c="2"/></text:span></text:p>
      <text:p text:style-name="P241"><text:span text:style-name="T772">Annotate all diagrams with supporting narrative to define all objects and relationships depicted by the diagrams.&gt;</text:span></text:p>
      <text:p text:style-name="P242"><text:span text:style-name="T773"/></text:p>
      <text:p text:style-name="P243"><draw:frame text:anchor-type="as-char" svg:width="144.20mm" svg:height="123.83mm" style:rel-width="scale" style:rel-height="scale"><draw:object-ole xlink:href="OleObj9"/><draw:image xlink:href="ObjectReplacements/OleObj9"/></draw:frame><text:span text:style-name="T773"/></text:p>
      <text:p text:style-name="P244"><text:span text:style-name="T774">Figure 6. - Example Web Application Middleware Deployment Diagram</text:span></text:p>
      <text:p text:style-name="P244"><text:span text:style-name="T775"/></text:p>
      <text:p text:style-name="P245"><text:span text:style-name="T775"/></text:p>
      <text:p text:style-name="P245"><text:span text:style-name="T775"/></text:p>
      <text:p text:style-name="P246"><text:span text:style-name="T775"/></text:p>
      <text:p text:style-name="P247"><draw:frame text:anchor-type="as-char" svg:width="159.01mm" svg:height="143.93mm" style:rel-width="scale" style:rel-height="scale"><draw:object-ole xlink:href="OleObj10"/><draw:image xlink:href="ObjectReplacements/OleObj10"/></draw:frame><text:span text:style-name="T775"/></text:p>
      <text:p text:style-name="P248"><text:span text:style-name="T776">Figure 6. - Example Oracle RAC Deployment Diagram</text:span></text:p>
      <text:p text:style-name="P249"><text:span text:style-name="T777"/></text:p>
      <text:p text:style-name="P249"><text:span text:style-name="T777"/></text:p>
      <text:p text:style-name="P249"><text:span text:style-name="T777"/></text:p>
      <text:p text:style-name="P250"><text:span text:style-name="T778">Appendix A: References</text:span></text:p>
      <text:p text:style-name="P251"><text:span text:style-name="T779">&lt;Insert the name, version number, description, and physical location of any documents referenced in this document. Add rows to the table as necessary.&gt; </text:span></text:p>
      <text:p text:style-name="P252"><text:span text:style-name="T780">A.1 below summarizes the documents referenced in this document.</text:span></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254"><text:span text:style-name="T782">Document Name</text:span><text:span text:style-name="T783"/></text:p>
          </table:table-cell>
          <table:table-cell table:style-name="TableCell040001">
            <text:p text:style-name="P254"><text:span text:style-name="T784">Description</text:span><text:span text:style-name="T785"/></text:p>
          </table:table-cell>
          <table:table-cell table:style-name="TableCell040002">
            <text:p text:style-name="P254"><text:span text:style-name="T786">Location</text:span><text:span text:style-name="T787"/></text:p>
          </table:table-cell>
        </table:table-row>
        <table:table-row table:style-name="TableRow0401">
          <table:table-cell table:style-name="TableCell040100">
            <text:p text:style-name="P257"><text:span text:style-name="T788">&lt;Document Name and Version Number&gt;</text:span><text:span text:style-name="T789"/></text:p>
          </table:table-cell>
          <table:table-cell table:style-name="TableCell040101">
            <text:p text:style-name="P257"><text:span text:style-name="T790">&lt;Document description&gt;</text:span><text:span text:style-name="T791"/></text:p>
          </table:table-cell>
          <table:table-cell table:style-name="TableCell040102">
            <text:p text:style-name="P257"><text:span text:style-name="T792">&lt;URL to where document is located&gt;</text:span><text:span text:style-name="T793"/></text:p>
          </table:table-cell>
        </table:table-row>
        <table:table-row table:style-name="TableRow0402">
          <table:table-cell table:style-name="TableCell040200">
            <text:p text:style-name="P260"><text:span text:style-name="T793"/></text:p>
          </table:table-cell>
          <table:table-cell table:style-name="TableCell040201">
            <text:p text:style-name="P260"><text:span text:style-name="T793"/></text:p>
          </table:table-cell>
          <table:table-cell table:style-name="TableCell040202">
            <text:p text:style-name="P260"><text:span text:style-name="T793"/></text:p>
          </table:table-cell>
        </table:table-row>
        <table:table-row table:style-name="TableRow0403">
          <table:table-cell table:style-name="TableCell040300">
            <text:p text:style-name="P262"><text:span text:style-name="T793"/></text:p>
          </table:table-cell>
          <table:table-cell table:style-name="TableCell040301">
            <text:p text:style-name="P262"><text:span text:style-name="T793"/></text:p>
          </table:table-cell>
          <table:table-cell table:style-name="TableCell040302">
            <text:p text:style-name="P262"><text:span text:style-name="T793"/></text:p>
          </table:table-cell>
        </table:table-row>
      </table:table>
      <text:p text:style-name="P264"><text:span text:style-name="T794">Table A.1: References</text:span></text:p>
      <text:p text:style-name="P265"><text:span text:style-name="T795"/></text:p>
      <text:p text:style-name="P266"><text:span text:style-name="T796">Appendix B - Key Terms</text:span></text:p>
      <text:p text:style-name="P267"><text:span text:style-name="T797">B.1 below provides definitions and explanations for terms and acronyms relevant to the content presented within this document.</text:span></text:p>
      <table:table table:style-name="Table05">
        <table:table-column table:style-name="TableColumn0500"/>
        <table:table-column table:style-name="TableColumn0501"/>
        <table:table-row table:style-name="TableRow0500">
          <table:table-cell table:style-name="TableCell050000">
            <text:p text:style-name="P269"><text:span text:style-name="T799">Term</text:span><text:span text:style-name="T800"/></text:p>
          </table:table-cell>
          <table:table-cell table:style-name="TableCell050001">
            <text:p text:style-name="P269"><text:span text:style-name="T801">Definition</text:span><text:span text:style-name="T802"/></text:p>
          </table:table-cell>
        </table:table-row>
        <table:table-row table:style-name="TableRow0501">
          <table:table-cell table:style-name="TableCell050100">
            <text:p text:style-name="P272"><text:span text:style-name="T803">[Insert Term]</text:span><text:span text:style-name="T804"/></text:p>
          </table:table-cell>
          <table:table-cell table:style-name="TableCell050101">
            <text:p text:style-name="P272"><text:span text:style-name="T805">&lt;Provide definition of term and acronyms used in this document&gt;</text:span><text:span text:style-name="T806"/></text:p>
          </table:table-cell>
        </table:table-row>
        <table:table-row table:style-name="TableRow0502">
          <table:table-cell table:style-name="TableCell050200">
            <text:p text:style-name="P275"><text:span text:style-name="T807">Architectural attributes</text:span><text:span text:style-name="T808"/></text:p>
          </table:table-cell>
          <table:table-cell table:style-name="TableCell050201">
            <text:p text:style-name="P275"><text:span text:style-name="T809">Non-functional requirements are often called qualities of a system. Other terms for non-functional requirements are "constraints", "quality attributes", "quality goals", "quality of service requirements"and "non-behavioral requirements". Informally these are sometimes called the "ilities", from attributes like stability and portability. Qualities, that is non-functional requirements, can be divided into two main categories:</text:span></text:p>
            <text:p text:style-name="P275"><text:span text:style-name="T809">Execution qualities, such as security and usability, which are observable at run time.</text:span></text:p>
            <text:p text:style-name="P275"><text:span text:style-name="T809">Evolution qualities, such as testability, maintainability, extensibility and scalability, which are embodied in the static structure of the software system.</text:span><text:span text:style-name="T810"/></text:p>
          </table:table-cell>
        </table:table-row>
        <table:table-row table:style-name="TableRow0503">
          <table:table-cell table:style-name="TableCell050300">
            <text:p text:style-name="P277"><text:span text:style-name="T811">Common service attributes</text:span><text:span text:style-name="T812"/></text:p>
          </table:table-cell>
          <table:table-cell table:style-name="TableCell050301">
            <text:p text:style-name="P277"><text:span text:style-name="T813">A service is defined by a set of attributes. Some attributes are common to all service instances created from one service definition, and are therefore set during service definition time. Other attributes are specific to a service instance and must be set in that instance. Some attributes can be set either in the service definition or in the instance; in such cases it is up to the service designer to determine when the attribute will be set.</text:span><text:span text:style-name="T814"/></text:p>
          </table:table-cell>
        </table:table-row>
      </table:table>
      <text:p text:style-name="P279"><text:span text:style-name="T815">Table B.1 - Appendix B: Key Terms</text:span></text:p>
      <text:p text:style-name="P280"><text:span text:style-name="T816"/></text:p>
      <text:p text:style-name="P280"><text:span text:style-name="T816"/></text:p>
      <text:p text:style-name="P280"><text:span text:style-name="T816"/></text:p>
      <text:p text:style-name="P280"><text:span text:style-name="T816"/></text:p>
      <text:p text:style-name="P280"><text:span text:style-name="T816"/></text:p>
      <text:p text:style-name="P281"><text:span text:style-name="T816"/></text:p>
      <text:p text:style-name="P282"><text:span text:style-name="T817">Appendix C – Conceptual and Logical Data Model</text:span></text:p>
      <text:p text:style-name="P283"><text:span text:style-name="T818">below provides definitions and explanations for terms relevant to Conceptual and Logical Data Model.</text:span></text:p>
      <text:p text:style-name="P284"><text:span text:style-name="T818">A conceptual and logical data model should not be done in one step.<text:s text:c="2"/>A conceptual model should be a step to a logical model and it provides a good checkpoint of understanding the data requirements between the business stakeholders and the database designed.<text:s text:c="2"/>It is suggested that the Conceptual model be developed in the Planning Phase.</text:span></text:p>
      <text:p text:style-name="P284"><text:span text:style-name="T818"><text:s/>A<text:s/></text:span><text:span text:style-name="T819">conceptual data model (CDM)</text:span><text:span text:style-name="T820"><text:s/>helps you analyze the conceptual structure of an information system, to identify the principal entities to be represented, their attributes, and the relationships between them. A CDM is more abstract than a logical (LDM) or physical (PDM) data model. </text:span></text:p>
      <text:p text:style-name="P285"><text:span text:style-name="T820">A<text:s/></text:span><text:span text:style-name="T821">logical data model (LDM)</text:span><text:span text:style-name="T822"><text:s/>helps you analyze the structure of an information system, independent of any specific physical database implementation. An LDM has migrated entity identifiers and is less abstract than a conceptual data model (CDM), but does not allow you to model views, indexes and other elements that are available in the more concrete physical data model (PDM).</text:span><text:span text:style-name="T823"><text:s/></text:span></text:p>
      <text:p text:style-name="P286"><text:span text:style-name="T824"/></text:p>
      <text:p text:style-name="P287"><text:span text:style-name="T825">Appendix D: Map System Data Elements Matrix - System Data Elements to LDM Table Example</text:span></text:p>
      <text:p text:style-name="P288"><draw:frame text:anchor-type="as-char" svg:width="165.10mm" svg:height="87.31mm" style:rel-width="scale" style:rel-height="scale"><draw:object-ole xlink:href="OleObj11"/><draw:image xlink:href="ObjectReplacements/OleObj11"/></draw:frame><text:span text:style-name="T826"/></text:p>
      <text:p text:style-name="P289"><text:span text:style-name="T827">Figure D.1 Data Elements Matrix - System Data Elements to</text:span></text:p>
      <text:p text:style-name="P289"><text:span text:style-name="T827">LDM Table Example.</text:span></text:p>
      <text:p text:style-name="P290"><text:span text:style-name="T8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